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1" svg:stroke-width="0cm" svg:stroke-color="#0000ff" svg:stroke-opacity="100%" draw:stroke-linejoin="round" draw:fill="none"/>
    </style:style>
    <style:style style:name="gr2" style:family="graphic" style:parent-style-name="standard">
      <style:graphic-properties draw:stroke="dash" draw:stroke-dash="Dash_5f_2" svg:stroke-width="0cm" svg:stroke-color="#0000ff" svg:stroke-opacity="100%" draw:stroke-linejoin="round" draw:fill="none"/>
    </style:style>
    <style:style style:name="gr3" style:family="graphic" style:parent-style-name="standard">
      <style:graphic-properties draw:stroke="none" draw:fill="solid" draw:fill-color="#e6e6e6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top" fo:min-height="1.355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top" fo:min-height="0.375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middle" fo:min-height="0.438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middle" fo:min-height="1.52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top" fo:min-height="0.678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top" fo:min-height="1.017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17cm" svg:stroke-color="#000000" draw:marker-end="EndMarker_5f_1" draw:marker-end-width="0.297cm" svg:stroke-opacity="100%" draw:stroke-linejoin="round" draw:fill="none" fo:padding-top="0.133cm" fo:padding-bottom="0.133cm" fo:padding-left="0.258cm" fo:padding-right="0.258cm"/>
    </style:style>
    <style:style style:name="gr12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cm" fo:padding-top="0.141cm" fo:padding-bottom="0.141cm" fo:padding-left="0.141cm" fo:padding-right="0.141cm"/>
    </style:style>
    <style:style style:name="gr15" style:family="graphic" style:parent-style-name="standard">
      <style:graphic-properties draw:stroke="dash" draw:stroke-dash="Dash_5f_3" svg:stroke-width="0.017cm" svg:stroke-color="#000000" draw:marker-end="EndMarker_5f_2" draw:marker-end-width="0.297cm" svg:stroke-opacity="100%" draw:stroke-linejoin="round" draw:fill="none" fo:padding-top="0.133cm" fo:padding-bottom="0.133cm" fo:padding-left="0.258cm" fo:padding-right="0.258cm"/>
    </style:style>
    <style:style style:name="gr16" style:family="graphic" style:parent-style-name="standard">
      <style:graphic-properties draw:stroke="dash" draw:stroke-dash="Dash_5f_4" svg:stroke-width="0.017cm" svg:stroke-color="#000000" draw:marker-end="EndMarker_5f_3" draw:marker-end-width="0.297cm" svg:stroke-opacity="100%" draw:stroke-linejoin="round" draw:fill="none" fo:padding-top="0.133cm" fo:padding-bottom="0.133cm" fo:padding-left="0.258cm" fo:padding-right="0.258cm"/>
    </style:style>
    <style:style style:name="gr17" style:family="graphic" style:parent-style-name="standard">
      <style:graphic-properties draw:stroke="solid" svg:stroke-width="0.017cm" svg:stroke-color="#000000" draw:marker-end="EndMarker_5f_4" draw:marker-end-width="0.297cm" svg:stroke-opacity="100%" draw:stroke-linejoin="round" draw:fill="none" fo:padding-top="0.133cm" fo:padding-bottom="0.133cm" fo:padding-left="0.258cm" fo:padding-right="0.258cm"/>
    </style:style>
    <style:style style:name="gr18" style:family="graphic" style:parent-style-name="standard">
      <style:graphic-properties draw:stroke="dash" draw:stroke-dash="Dash_5f_5" svg:stroke-width="0.017cm" svg:stroke-color="#000000" draw:marker-end="EndMarker_5f_5" draw:marker-end-width="0.297cm" svg:stroke-opacity="100%" draw:stroke-linejoin="round" draw:fill="none" fo:padding-top="0.133cm" fo:padding-bottom="0.133cm" fo:padding-left="0.258cm" fo:padding-right="0.258cm"/>
    </style:style>
    <style:style style:name="gr19" style:family="graphic" style:parent-style-name="standard">
      <style:graphic-properties draw:stroke="dash" draw:stroke-dash="Dash_5f_6" svg:stroke-width="0.017cm" svg:stroke-color="#000000" draw:marker-end="EndMarker_5f_6" draw:marker-end-width="0.297cm" svg:stroke-opacity="100%" draw:stroke-linejoin="round" draw:fill="none" fo:padding-top="0.133cm" fo:padding-bottom="0.133cm" fo:padding-left="0.258cm" fo:padding-right="0.258cm"/>
    </style:style>
    <style:style style:name="gr20" style:family="graphic" style:parent-style-name="standard">
      <style:graphic-properties draw:stroke="solid" svg:stroke-width="0.017cm" svg:stroke-color="#000000" draw:marker-end="EndMarker_5f_7" draw:marker-end-width="0.297cm" svg:stroke-opacity="100%" draw:stroke-linejoin="round" draw:fill="none" fo:padding-top="0.133cm" fo:padding-bottom="0.133cm" fo:padding-left="0.258cm" fo:padding-right="0.258cm"/>
    </style:style>
    <style:style style:name="gr21" style:family="graphic" style:parent-style-name="standard">
      <style:graphic-properties draw:stroke="solid" svg:stroke-width="0.017cm" svg:stroke-color="#000000" draw:marker-start="StartMarker_5f_1" draw:marker-start-width="0.297cm" svg:stroke-opacity="100%" draw:stroke-linejoin="round" draw:fill="none" fo:padding-top="0.133cm" fo:padding-bottom="0.133cm" fo:padding-left="0.258cm" fo:padding-right="0.258cm"/>
    </style:style>
    <style:style style:name="gr22" style:family="graphic" style:parent-style-name="standard">
      <style:graphic-properties draw:stroke="dash" draw:stroke-dash="Dash_5f_7" svg:stroke-width="0.017cm" svg:stroke-color="#000000" draw:marker-end="EndMarker_5f_8" draw:marker-end-width="0.297cm" svg:stroke-opacity="100%" draw:stroke-linejoin="round" draw:fill="none" fo:padding-top="0.133cm" fo:padding-bottom="0.133cm" fo:padding-left="0.258cm" fo:padding-right="0.258cm"/>
    </style:style>
    <style:style style:name="gr23" style:family="graphic" style:parent-style-name="standard">
      <style:graphic-properties draw:stroke="solid" svg:stroke-width="0.017cm" svg:stroke-color="#000000" draw:marker-end="EndMarker_5f_9" draw:marker-end-width="0.297cm" svg:stroke-opacity="100%" draw:stroke-linejoin="round" draw:fill="none" fo:padding-top="0.133cm" fo:padding-bottom="0.133cm" fo:padding-left="0.258cm" fo:padding-right="0.258cm"/>
    </style:style>
    <style:style style:name="gr24" style:family="graphic" style:parent-style-name="standard">
      <style:graphic-properties draw:stroke="solid" svg:stroke-width="0.017cm" svg:stroke-color="#000000" draw:marker-end="EndMarker_5f_10" draw:marker-end-width="0.297cm" svg:stroke-opacity="100%" draw:stroke-linejoin="round" draw:fill="none" fo:padding-top="0.133cm" fo:padding-bottom="0.133cm" fo:padding-left="0.258cm" fo:padding-right="0.258cm"/>
    </style:style>
    <style:style style:name="gr25" style:family="graphic" style:parent-style-name="standard">
      <style:graphic-properties draw:stroke="solid" svg:stroke-width="0.017cm" svg:stroke-color="#000000" draw:marker-start="StartMarker_5f_2" draw:marker-start-width="0.297cm" svg:stroke-opacity="100%" draw:stroke-linejoin="round" draw:fill="none" fo:padding-top="0.133cm" fo:padding-bottom="0.133cm" fo:padding-left="0.258cm" fo:padding-right="0.258cm"/>
    </style:style>
    <style:style style:name="gr26" style:family="graphic" style:parent-style-name="standard">
      <style:graphic-properties draw:stroke="solid" svg:stroke-width="0.017cm" svg:stroke-color="#000000" draw:marker-end="EndMarker_5f_11" draw:marker-end-width="0.297cm" svg:stroke-opacity="100%" draw:stroke-linejoin="round" draw:fill="none" fo:padding-top="0.133cm" fo:padding-bottom="0.133cm" fo:padding-left="0.258cm" fo:padding-right="0.258cm"/>
    </style:style>
    <style:style style:name="gr27" style:family="graphic" style:parent-style-name="standard">
      <style:graphic-properties draw:stroke="solid" svg:stroke-width="0.017cm" svg:stroke-color="#000000" draw:marker-start="StartMarker_5f_3" draw:marker-start-width="0.297cm" svg:stroke-opacity="100%" draw:stroke-linejoin="round" draw:fill="none" fo:padding-top="0.133cm" fo:padding-bottom="0.133cm" fo:padding-left="0.258cm" fo:padding-right="0.258cm"/>
    </style:style>
    <style:style style:name="gr28" style:family="graphic" style:parent-style-name="standard">
      <style:graphic-properties draw:stroke="dash" draw:stroke-dash="Dash_5f_8" svg:stroke-width="0.017cm" svg:stroke-color="#000000" draw:marker-end="EndMarker_5f_12" draw:marker-end-width="0.297cm" svg:stroke-opacity="100%" draw:stroke-linejoin="round" draw:fill="none" fo:padding-top="0.133cm" fo:padding-bottom="0.133cm" fo:padding-left="0.258cm" fo:padding-right="0.258cm"/>
    </style:style>
    <style:style style:name="gr29" style:family="graphic" style:parent-style-name="standard">
      <style:graphic-properties draw:stroke="dash" draw:stroke-dash="Dash_5f_9" svg:stroke-width="0.017cm" svg:stroke-color="#000000" draw:marker-end="EndMarker_5f_13" draw:marker-end-width="0.297cm" svg:stroke-opacity="100%" draw:stroke-linejoin="round" draw:fill="none" fo:padding-top="0.133cm" fo:padding-bottom="0.133cm" fo:padding-left="0.258cm" fo:padding-right="0.258cm"/>
    </style:style>
    <style:style style:name="gr30" style:family="graphic" style:parent-style-name="standard">
      <style:graphic-properties draw:stroke="solid" svg:stroke-width="0.017cm" svg:stroke-color="#000000" draw:marker-end="EndMarker_5f_14" draw:marker-end-width="0.297cm" svg:stroke-opacity="100%" draw:stroke-linejoin="round" draw:fill="none" fo:padding-top="0.133cm" fo:padding-bottom="0.133cm" fo:padding-left="0.258cm" fo:padding-right="0.258cm"/>
    </style:style>
    <style:style style:name="gr31" style:family="graphic" style:parent-style-name="standard">
      <style:graphic-properties draw:stroke="solid" svg:stroke-width="0.017cm" svg:stroke-color="#000000" draw:marker-end="EndMarker_5f_15" draw:marker-end-width="0.297cm" svg:stroke-opacity="100%" draw:stroke-linejoin="round" draw:fill="none" fo:padding-top="0.133cm" fo:padding-bottom="0.133cm" fo:padding-left="0.258cm" fo:padding-right="0.258cm"/>
    </style:style>
    <style:style style:name="gr32" style:family="graphic" style:parent-style-name="standard">
      <style:graphic-properties draw:stroke="solid" svg:stroke-width="0.017cm" svg:stroke-color="#000000" draw:marker-end="EndMarker_5f_16" draw:marker-end-width="0.297cm" svg:stroke-opacity="100%" draw:stroke-linejoin="round" draw:fill="none" fo:padding-top="0.133cm" fo:padding-bottom="0.133cm" fo:padding-left="0.258cm" fo:padding-right="0.258cm"/>
    </style:style>
    <style:style style:name="gr33" style:family="graphic" style:parent-style-name="standard">
      <style:graphic-properties draw:stroke="solid" svg:stroke-width="0.017cm" svg:stroke-color="#000000" draw:marker-start="StartMarker_5f_4" draw:marker-start-width="0.297cm" svg:stroke-opacity="100%" draw:stroke-linejoin="round" draw:fill="none" fo:padding-top="0.133cm" fo:padding-bottom="0.133cm" fo:padding-left="0.258cm" fo:padding-right="0.258cm"/>
    </style:style>
    <style:style style:name="gr34" style:family="graphic" style:parent-style-name="standard">
      <style:graphic-properties draw:stroke="dash" draw:stroke-dash="Dash_5f_10" svg:stroke-width="0cm" svg:stroke-color="#0000ff" svg:stroke-opacity="100%" draw:stroke-linejoin="round" draw:fill="none"/>
    </style:style>
    <style:style style:name="gr35" style:family="graphic" style:parent-style-name="standard">
      <style:graphic-properties draw:stroke="none" draw:fill="none" draw:textarea-vertical-align="top" fo:min-height="3.387cm" fo:padding-top="0.035cm" fo:padding-bottom="0.035cm" fo:padding-left="0.035cm" fo:padding-right="0.035cm"/>
    </style:style>
    <style:style style:name="gr36" style:family="graphic" style:parent-style-name="standard">
      <style:graphic-properties draw:stroke="none" draw:fill="none" draw:textarea-vertical-align="top" fo:min-height="5.419cm" fo:padding-top="0.035cm" fo:padding-bottom="0.035cm" fo:padding-left="0.035cm" fo:padding-right="0.035cm"/>
    </style:style>
    <style:style style:name="gr37" style:family="graphic" style:parent-style-name="standard">
      <style:graphic-properties draw:stroke="solid" svg:stroke-width="0.017cm" svg:stroke-color="#000000" draw:marker-start="StartMarker_5f_5" draw:marker-start-width="0.297cm" svg:stroke-opacity="100%" draw:stroke-linejoin="round" draw:fill="none" fo:padding-top="0.133cm" fo:padding-bottom="0.133cm" fo:padding-left="0.258cm" fo:padding-right="0.258cm"/>
    </style:style>
    <style:style style:name="gr38" style:family="graphic" style:parent-style-name="standard">
      <style:graphic-properties draw:stroke="solid" svg:stroke-width="0.017cm" svg:stroke-color="#000000" draw:marker-end="EndMarker_5f_17" draw:marker-end-width="0.297cm" svg:stroke-opacity="100%" draw:stroke-linejoin="round" draw:fill="none" fo:padding-top="0.133cm" fo:padding-bottom="0.133cm" fo:padding-left="0.258cm" fo:padding-right="0.258cm"/>
    </style:style>
    <style:style style:name="gr39" style:family="graphic" style:parent-style-name="standard">
      <style:graphic-properties draw:stroke="solid" svg:stroke-width="0.017cm" svg:stroke-color="#000000" draw:marker-end="EndMarker_5f_18" draw:marker-end-width="0.297cm" svg:stroke-opacity="100%" draw:stroke-linejoin="round" draw:fill="none" fo:padding-top="0.133cm" fo:padding-bottom="0.133cm" fo:padding-left="0.258cm" fo:padding-right="0.258cm"/>
    </style:style>
    <style:style style:name="gr40" style:family="graphic" style:parent-style-name="standard">
      <style:graphic-properties draw:stroke="solid" svg:stroke-width="0.017cm" svg:stroke-color="#000000" draw:marker-end="EndMarker_5f_19" draw:marker-end-width="0.297cm" svg:stroke-opacity="100%" draw:stroke-linejoin="round" draw:fill="none" fo:padding-top="0.133cm" fo:padding-bottom="0.133cm" fo:padding-left="0.258cm" fo:padding-right="0.258cm"/>
    </style:style>
    <style:style style:name="gr41" style:family="graphic" style:parent-style-name="standard">
      <style:graphic-properties draw:stroke="solid" svg:stroke-width="0.017cm" svg:stroke-color="#000000" draw:marker-end="EndMarker_5f_20" draw:marker-end-width="0.297cm" svg:stroke-opacity="100%" draw:stroke-linejoin="round" draw:fill="none" fo:padding-top="0.133cm" fo:padding-bottom="0.133cm" fo:padding-left="0.258cm" fo:padding-right="0.258cm"/>
    </style:style>
    <style:style style:name="gr42" style:family="graphic" style:parent-style-name="standard">
      <style:graphic-properties draw:stroke="solid" svg:stroke-width="0.017cm" svg:stroke-color="#000000" draw:marker-end="EndMarker_5f_21" draw:marker-end-width="0.297cm" svg:stroke-opacity="100%" draw:stroke-linejoin="round" draw:fill="none" fo:padding-top="0.133cm" fo:padding-bottom="0.133cm" fo:padding-left="0.258cm" fo:padding-right="0.258cm"/>
    </style:style>
    <style:style style:name="gr43" style:family="graphic" style:parent-style-name="standard">
      <style:graphic-properties draw:stroke="none" draw:fill="solid" draw:fill-color="#ffffff" draw:shadow="hidden"/>
    </style:style>
    <style:style style:name="gr44" style:family="graphic" style:parent-style-name="standard">
      <style:graphic-properties draw:stroke="solid" svg:stroke-width="0.017cm" svg:stroke-color="#000000" svg:stroke-opacity="100%" draw:stroke-linejoin="round" draw:fill="none" fo:padding-top="0.133cm" fo:padding-bottom="0.133cm" fo:padding-left="0.258cm" fo:padding-right="0.258cm"/>
    </style:style>
    <style:style style:name="gr45" style:family="graphic" style:parent-style-name="standard">
      <style:graphic-properties draw:stroke="solid" svg:stroke-width="0.017cm" svg:stroke-color="#000000" draw:marker-end="EndMarker_5f_22" draw:marker-end-width="0.297cm" svg:stroke-opacity="100%" draw:stroke-linejoin="round" draw:fill="none" fo:padding-top="0.133cm" fo:padding-bottom="0.133cm" fo:padding-left="0.258cm" fo:padding-right="0.258cm"/>
    </style:style>
    <style:style style:name="gr46" style:family="graphic" style:parent-style-name="standard">
      <style:graphic-properties draw:stroke="solid" svg:stroke-width="0.017cm" svg:stroke-color="#000000" draw:marker-end="EndMarker_5f_23" draw:marker-end-width="0.297cm" svg:stroke-opacity="100%" draw:stroke-linejoin="round" draw:fill="none" fo:padding-top="0.133cm" fo:padding-bottom="0.133cm" fo:padding-left="0.258cm" fo:padding-right="0.258cm"/>
    </style:style>
    <style:style style:name="gr47" style:family="graphic" style:parent-style-name="standard">
      <style:graphic-properties draw:stroke="solid" svg:stroke-width="0.017cm" svg:stroke-color="#000000" draw:marker-start="StartMarker_5f_6" draw:marker-start-width="0.297cm" svg:stroke-opacity="100%" draw:stroke-linejoin="round" draw:fill="none" fo:padding-top="0.133cm" fo:padding-bottom="0.133cm" fo:padding-left="0.258cm" fo:padding-right="0.258cm"/>
    </style:style>
    <style:style style:name="gr48" style:family="graphic" style:parent-style-name="standard">
      <style:graphic-properties draw:stroke="solid" svg:stroke-width="0.017cm" svg:stroke-color="#000000" draw:marker-start="StartMarker_5f_7" draw:marker-start-width="0.297cm" svg:stroke-opacity="100%" draw:stroke-linejoin="round" draw:fill="none" fo:padding-top="0.133cm" fo:padding-bottom="0.133cm" fo:padding-left="0.258cm" fo:padding-right="0.258cm"/>
    </style:style>
    <style:style style:name="gr49" style:family="graphic" style:parent-style-name="standard">
      <style:graphic-properties draw:stroke="solid" svg:stroke-width="0.017cm" svg:stroke-color="#000000" draw:marker-end="EndMarker_5f_24" draw:marker-end-width="0.297cm" svg:stroke-opacity="100%" draw:stroke-linejoin="round" draw:fill="none" fo:padding-top="0.133cm" fo:padding-bottom="0.133cm" fo:padding-left="0.258cm" fo:padding-right="0.258cm"/>
    </style:style>
    <style:style style:name="gr50" style:family="graphic" style:parent-style-name="standard">
      <style:graphic-properties draw:stroke="dash" draw:stroke-dash="Dash_5f_11" svg:stroke-width="0.017cm" svg:stroke-color="#000000" draw:marker-end="EndMarker_5f_25" draw:marker-end-width="0.297cm" svg:stroke-opacity="100%" draw:stroke-linejoin="round" draw:fill="none" fo:padding-top="0.133cm" fo:padding-bottom="0.133cm" fo:padding-left="0.258cm" fo:padding-right="0.258cm"/>
    </style:style>
    <style:style style:name="gr51" style:family="graphic" style:parent-style-name="standard">
      <style:graphic-properties draw:stroke="dash" draw:stroke-dash="Dash_5f_12" svg:stroke-width="0cm" svg:stroke-color="#0000ff" svg:stroke-opacity="100%" draw:stroke-linejoin="round" draw:fill="none"/>
    </style:style>
    <style:style style:name="gr52" style:family="graphic" style:parent-style-name="standard">
      <style:graphic-properties draw:stroke="none" draw:fill="none" draw:textarea-vertical-align="middle" fo:min-height="0.734cm" fo:padding-top="0.141cm" fo:padding-bottom="0.141cm" fo:padding-left="0.141cm" fo:padding-right="0.141cm"/>
    </style:style>
    <style:style style:name="gr53" style:family="graphic" style:parent-style-name="standard">
      <style:graphic-properties draw:stroke="solid" svg:stroke-width="0.017cm" svg:stroke-color="#000000" draw:marker-end="EndMarker_5f_26" draw:marker-end-width="0.297cm" svg:stroke-opacity="100%" draw:stroke-linejoin="round" draw:fill="none" fo:padding-top="0.133cm" fo:padding-bottom="0.133cm" fo:padding-left="0.258cm" fo:padding-right="0.258cm"/>
    </style:style>
    <style:style style:name="gr54" style:family="graphic" style:parent-style-name="standard">
      <style:graphic-properties draw:stroke="solid" svg:stroke-width="0.017cm" svg:stroke-color="#000000" draw:marker-end="EndMarker_5f_27" draw:marker-end-width="0.297cm" svg:stroke-opacity="100%" draw:stroke-linejoin="round" draw:fill="none" fo:padding-top="0.133cm" fo:padding-bottom="0.133cm" fo:padding-left="0.258cm" fo:padding-right="0.258cm"/>
    </style:style>
    <style:style style:name="gr55" style:family="graphic" style:parent-style-name="standard">
      <style:graphic-properties draw:stroke="solid" svg:stroke-width="0.017cm" svg:stroke-color="#000000" draw:marker-end="EndMarker_5f_28" draw:marker-end-width="0.297cm" svg:stroke-opacity="100%" draw:stroke-linejoin="round" draw:fill="none" fo:padding-top="0.133cm" fo:padding-bottom="0.133cm" fo:padding-left="0.258cm" fo:padding-right="0.258cm"/>
    </style:style>
    <style:style style:name="gr56" style:family="graphic" style:parent-style-name="standard">
      <style:graphic-properties draw:stroke="none" draw:fill="none" draw:textarea-vertical-align="middle" fo:min-height="1.016cm" fo:padding-top="0.141cm" fo:padding-bottom="0.141cm" fo:padding-left="0.141cm" fo:padding-right="0.141cm"/>
    </style:style>
    <style:style style:name="gr57" style:family="graphic" style:parent-style-name="standard">
      <style:graphic-properties draw:stroke="solid" svg:stroke-width="0.017cm" svg:stroke-color="#000000" draw:marker-end="EndMarker_5f_29" draw:marker-end-width="0.297cm" svg:stroke-opacity="100%" draw:stroke-linejoin="round" draw:fill="none" fo:padding-top="0.133cm" fo:padding-bottom="0.133cm" fo:padding-left="0.258cm" fo:padding-right="0.258cm"/>
    </style:style>
    <style:style style:name="gr58" style:family="graphic" style:parent-style-name="standard">
      <style:graphic-properties draw:stroke="solid" svg:stroke-width="0.017cm" svg:stroke-color="#000000" draw:marker-end="EndMarker_5f_30" draw:marker-end-width="0.297cm" svg:stroke-opacity="100%" draw:stroke-linejoin="round" draw:fill="none" fo:padding-top="0.133cm" fo:padding-bottom="0.133cm" fo:padding-left="0.258cm" fo:padding-right="0.258cm"/>
    </style:style>
    <style:style style:name="gr59" style:family="graphic" style:parent-style-name="standard">
      <style:graphic-properties draw:stroke="solid" svg:stroke-width="0.017cm" svg:stroke-color="#000000" draw:marker-end="EndMarker_5f_31" draw:marker-end-width="0.297cm" svg:stroke-opacity="100%" draw:stroke-linejoin="round" draw:fill="none" fo:padding-top="0.133cm" fo:padding-bottom="0.133cm" fo:padding-left="0.258cm" fo:padding-right="0.258cm"/>
    </style:style>
    <style:style style:name="gr60" style:family="graphic" style:parent-style-name="standard">
      <style:graphic-properties draw:stroke="solid" svg:stroke-width="0.017cm" svg:stroke-color="#000000" draw:marker-end="EndMarker_5f_32" draw:marker-end-width="0.297cm" svg:stroke-opacity="100%" draw:stroke-linejoin="round" draw:fill="none" fo:padding-top="0.133cm" fo:padding-bottom="0.133cm" fo:padding-left="0.258cm" fo:padding-right="0.258cm"/>
    </style:style>
    <style:style style:name="gr61" style:family="graphic" style:parent-style-name="standard">
      <style:graphic-properties draw:stroke="solid" svg:stroke-width="0.017cm" svg:stroke-color="#000000" draw:marker-end="EndMarker_5f_33" draw:marker-end-width="0.297cm" svg:stroke-opacity="100%" draw:stroke-linejoin="round" draw:fill="none" fo:padding-top="0.133cm" fo:padding-bottom="0.133cm" fo:padding-left="0.258cm" fo:padding-right="0.258cm"/>
    </style:style>
    <style:style style:name="gr62" style:family="graphic" style:parent-style-name="standard">
      <style:graphic-properties draw:stroke="solid" svg:stroke-width="0.017cm" svg:stroke-color="#000000" draw:marker-end="EndMarker_5f_34" draw:marker-end-width="0.297cm" svg:stroke-opacity="100%" draw:stroke-linejoin="round" draw:fill="none" fo:padding-top="0.133cm" fo:padding-bottom="0.133cm" fo:padding-left="0.258cm" fo:padding-right="0.258cm"/>
    </style:style>
    <style:style style:name="gr63" style:family="graphic" style:parent-style-name="standard">
      <style:graphic-properties draw:stroke="none" draw:fill="none" draw:textarea-vertical-align="middle" fo:min-height="0.607cm" fo:padding-top="0.141cm" fo:padding-bottom="0.141cm" fo:padding-left="0.141cm" fo:padding-right="0.141cm"/>
    </style:style>
    <style:style style:name="gr64" style:family="graphic" style:parent-style-name="standard">
      <style:graphic-properties draw:stroke="none" draw:fill="solid" draw:fill-color="#000000" draw:shadow="hidden"/>
    </style:style>
    <style:style style:name="gr65" style:family="graphic" style:parent-style-name="standard">
      <style:graphic-properties draw:stroke="solid" svg:stroke-width="0.025cm" svg:stroke-color="#000000" svg:stroke-opacity="100%" draw:stroke-linejoin="miter" draw:fill="none" fo:padding-top="0.137cm" fo:padding-bottom="0.137cm" fo:padding-left="0.262cm" fo:padding-right="0.262cm"/>
    </style:style>
    <style:style style:name="gr66" style:family="graphic" style:parent-style-name="standard">
      <style:graphic-properties draw:stroke="solid" svg:stroke-width="0.017cm" svg:stroke-color="#000000" draw:marker-end="EndMarker_5f_35" draw:marker-end-width="0.297cm" svg:stroke-opacity="100%" draw:stroke-linejoin="round" draw:fill="none" fo:padding-top="0.133cm" fo:padding-bottom="0.133cm" fo:padding-left="0.258cm" fo:padding-right="0.258cm"/>
    </style:style>
    <style:style style:name="gr67" style:family="graphic" style:parent-style-name="standard">
      <style:graphic-properties draw:stroke="solid" svg:stroke-width="0.017cm" svg:stroke-color="#000000" draw:marker-end="EndMarker_5f_36" draw:marker-end-width="0.297cm" svg:stroke-opacity="100%" draw:stroke-linejoin="round" draw:fill="none" fo:padding-top="0.133cm" fo:padding-bottom="0.133cm" fo:padding-left="0.258cm" fo:padding-right="0.258cm"/>
    </style:style>
    <style:style style:name="gr68" style:family="graphic" style:parent-style-name="standard">
      <style:graphic-properties draw:stroke="solid" svg:stroke-width="0.017cm" svg:stroke-color="#000000" draw:marker-end="EndMarker_5f_37" draw:marker-end-width="0.297cm" svg:stroke-opacity="100%" draw:stroke-linejoin="round" draw:fill="none" fo:padding-top="0.133cm" fo:padding-bottom="0.133cm" fo:padding-left="0.258cm" fo:padding-right="0.258cm"/>
    </style:style>
    <style:style style:name="gr69" style:family="graphic" style:parent-style-name="standard">
      <style:graphic-properties draw:stroke="none" draw:fill="none" draw:textarea-vertical-align="top" fo:min-height="0.607cm" fo:padding-top="0.141cm" fo:padding-bottom="0.141cm" fo:padding-left="0.141cm" fo:padding-right="0.141cm"/>
    </style:style>
    <style:style style:name="gr70" style:family="graphic" style:parent-style-name="standard">
      <style:graphic-properties draw:stroke="solid" svg:stroke-width="0.017cm" svg:stroke-color="#000000" draw:marker-end="EndMarker_5f_38" draw:marker-end-width="0.297cm" svg:stroke-opacity="100%" draw:stroke-linejoin="round" draw:fill="none" fo:padding-top="0.133cm" fo:padding-bottom="0.133cm" fo:padding-left="0.258cm" fo:padding-right="0.258cm"/>
    </style:style>
    <style:style style:name="gr71" style:family="graphic" style:parent-style-name="standard">
      <style:graphic-properties draw:stroke="solid" svg:stroke-width="0.017cm" svg:stroke-color="#000000" draw:marker-end="EndMarker_5f_39" draw:marker-end-width="0.297cm" svg:stroke-opacity="100%" draw:stroke-linejoin="round" draw:fill="none" fo:padding-top="0.133cm" fo:padding-bottom="0.133cm" fo:padding-left="0.258cm" fo:padding-right="0.258cm"/>
    </style:style>
    <style:style style:name="gr72" style:family="graphic" style:parent-style-name="standard">
      <style:graphic-properties draw:stroke="solid" svg:stroke-width="0.017cm" svg:stroke-color="#000000" draw:marker-end="EndMarker_5f_40" draw:marker-end-width="0.297cm" svg:stroke-opacity="100%" draw:stroke-linejoin="round" draw:fill="none" fo:padding-top="0.133cm" fo:padding-bottom="0.133cm" fo:padding-left="0.258cm" fo:padding-right="0.258cm"/>
    </style:style>
    <style:style style:name="gr73" style:family="graphic" style:parent-style-name="standard">
      <style:graphic-properties draw:stroke="solid" svg:stroke-width="0.017cm" svg:stroke-color="#000000" draw:marker-start="StartMarker_5f_8" draw:marker-start-width="0.297cm" svg:stroke-opacity="100%" draw:stroke-linejoin="round" draw:fill="none" fo:padding-top="0.133cm" fo:padding-bottom="0.133cm" fo:padding-left="0.258cm" fo:padding-right="0.258cm"/>
    </style:style>
    <style:style style:name="gr74" style:family="graphic" style:parent-style-name="standard">
      <style:graphic-properties draw:stroke="dash" draw:stroke-dash="Dash_5f_13" svg:stroke-width="0.017cm" svg:stroke-color="#000000" draw:marker-end="EndMarker_5f_41" draw:marker-end-width="0.297cm" svg:stroke-opacity="100%" draw:stroke-linejoin="round" draw:fill="none" fo:padding-top="0.133cm" fo:padding-bottom="0.133cm" fo:padding-left="0.258cm" fo:padding-right="0.258cm"/>
    </style:style>
    <style:style style:name="gr75" style:family="graphic" style:parent-style-name="standard">
      <style:graphic-properties draw:stroke="dash" draw:stroke-dash="Dash_5f_14" svg:stroke-width="0.017cm" svg:stroke-color="#000000" draw:marker-end="EndMarker_5f_42" draw:marker-end-width="0.297cm" svg:stroke-opacity="100%" draw:stroke-linejoin="round" draw:fill="none" fo:padding-top="0.133cm" fo:padding-bottom="0.133cm" fo:padding-left="0.258cm" fo:padding-right="0.258cm"/>
    </style:style>
    <style:style style:name="gr76" style:family="graphic" style:parent-style-name="standard">
      <style:graphic-properties draw:stroke="dash" draw:stroke-dash="Dash_5f_15" svg:stroke-width="0.017cm" svg:stroke-color="#000000" draw:marker-end="EndMarker_5f_43" draw:marker-end-width="0.297cm" svg:stroke-opacity="100%" draw:stroke-linejoin="round" draw:fill="none" fo:padding-top="0.133cm" fo:padding-bottom="0.133cm" fo:padding-left="0.258cm" fo:padding-right="0.258cm"/>
    </style:style>
    <style:style style:name="gr77" style:family="graphic" style:parent-style-name="standard">
      <style:graphic-properties draw:stroke="solid" svg:stroke-width="0.017cm" svg:stroke-color="#000000" draw:marker-end="EndMarker_5f_44" draw:marker-end-width="0.297cm" svg:stroke-opacity="100%" draw:stroke-linejoin="round" draw:fill="none" fo:padding-top="0.133cm" fo:padding-bottom="0.133cm" fo:padding-left="0.258cm" fo:padding-right="0.258cm"/>
    </style:style>
    <style:style style:name="gr78" style:family="graphic" style:parent-style-name="standard">
      <style:graphic-properties draw:stroke="solid" svg:stroke-width="0.017cm" svg:stroke-color="#000000" draw:marker-end="EndMarker_5f_45" draw:marker-end-width="0.297cm" svg:stroke-opacity="100%" draw:stroke-linejoin="round" draw:fill="none" fo:padding-top="0.133cm" fo:padding-bottom="0.133cm" fo:padding-left="0.258cm" fo:padding-right="0.258cm"/>
    </style:style>
    <style:style style:name="gr79" style:family="graphic" style:parent-style-name="standard">
      <style:graphic-properties draw:stroke="dash" draw:stroke-dash="Dash_5f_16" svg:stroke-width="0.017cm" svg:stroke-color="#000000" draw:marker-end="EndMarker_5f_46" draw:marker-end-width="0.297cm" svg:stroke-opacity="100%" draw:stroke-linejoin="round" draw:fill="none" fo:padding-top="0.133cm" fo:padding-bottom="0.133cm" fo:padding-left="0.258cm" fo:padding-right="0.258cm"/>
    </style:style>
    <style:style style:name="gr80" style:family="graphic" style:parent-style-name="standard">
      <style:graphic-properties draw:stroke="dash" draw:stroke-dash="Dash_5f_17" svg:stroke-width="0.017cm" svg:stroke-color="#000000" draw:marker-end="EndMarker_5f_47" draw:marker-end-width="0.297cm" svg:stroke-opacity="100%" draw:stroke-linejoin="round" draw:fill="none" fo:padding-top="0.133cm" fo:padding-bottom="0.133cm" fo:padding-left="0.258cm" fo:padding-right="0.258cm"/>
    </style:style>
    <style:style style:name="gr81" style:family="graphic" style:parent-style-name="standard">
      <style:graphic-properties draw:stroke="dash" draw:stroke-dash="Dash_5f_18" svg:stroke-width="0.017cm" svg:stroke-color="#000000" draw:marker-end="EndMarker_5f_48" draw:marker-end-width="0.297cm" svg:stroke-opacity="100%" draw:stroke-linejoin="round" draw:fill="none" fo:padding-top="0.133cm" fo:padding-bottom="0.133cm" fo:padding-left="0.258cm" fo:padding-right="0.258cm"/>
    </style:style>
    <style:style style:name="gr82" style:family="graphic" style:parent-style-name="standard">
      <style:graphic-properties draw:stroke="dash" draw:stroke-dash="Dash_5f_19" svg:stroke-width="0.017cm" svg:stroke-color="#000000" draw:marker-end="EndMarker_5f_49" draw:marker-end-width="0.297cm" svg:stroke-opacity="100%" draw:stroke-linejoin="round" draw:fill="none" fo:padding-top="0.133cm" fo:padding-bottom="0.133cm" fo:padding-left="0.258cm" fo:padding-right="0.258cm"/>
    </style:style>
    <style:style style:name="gr83" style:family="graphic" style:parent-style-name="standard">
      <style:graphic-properties draw:stroke="solid" svg:stroke-width="0.017cm" svg:stroke-color="#000000" draw:marker-start="StartMarker_5f_9" draw:marker-start-width="0.297cm" svg:stroke-opacity="100%" draw:stroke-linejoin="round" draw:fill="none" fo:padding-top="0.133cm" fo:padding-bottom="0.133cm" fo:padding-left="0.258cm" fo:padding-right="0.258cm"/>
    </style:style>
    <style:style style:name="gr84" style:family="graphic" style:parent-style-name="standard">
      <style:graphic-properties draw:stroke="dash" draw:stroke-dash="Dash_5f_20" svg:stroke-width="0.017cm" svg:stroke-color="#000000" svg:stroke-opacity="100%" draw:stroke-linejoin="round" draw:fill="none" fo:padding-top="0.133cm" fo:padding-bottom="0.133cm" fo:padding-left="0.258cm" fo:padding-right="0.258cm"/>
    </style:style>
    <style:style style:name="gr85" style:family="graphic" style:parent-style-name="standard">
      <style:graphic-properties draw:stroke="none" draw:fill="none" draw:textarea-vertical-align="middle" fo:min-height="0.678cm" fo:padding-top="0.141cm" fo:padding-bottom="0.141cm" fo:padding-left="0.141cm" fo:padding-right="0.141cm"/>
    </style:style>
    <style:style style:name="gr86" style:family="graphic" style:parent-style-name="standard">
      <style:graphic-properties draw:stroke="dash" draw:stroke-dash="Dash_5f_21" svg:stroke-width="0.017cm" svg:stroke-color="#000000" svg:stroke-opacity="100%" draw:stroke-linejoin="round" draw:fill="none" fo:padding-top="0.133cm" fo:padding-bottom="0.133cm" fo:padding-left="0.258cm" fo:padding-right="0.258cm"/>
    </style:style>
    <style:style style:name="gr87" style:family="graphic" style:parent-style-name="standard">
      <style:graphic-properties draw:stroke="dash" draw:stroke-dash="Dash_5f_22" svg:stroke-width="0.017cm" svg:stroke-color="#000000" svg:stroke-opacity="100%" draw:stroke-linejoin="round" draw:fill="none" fo:padding-top="0.133cm" fo:padding-bottom="0.133cm" fo:padding-left="0.258cm" fo:padding-right="0.258cm"/>
    </style:style>
    <style:style style:name="gr88" style:family="graphic" style:parent-style-name="standard">
      <style:graphic-properties draw:stroke="solid" svg:stroke-width="0.025cm" svg:stroke-color="#000000" draw:marker-end="EndMarker_5f_50" draw:marker-end-width="0.319cm" svg:stroke-opacity="100%" draw:stroke-linejoin="round" draw:fill="none" fo:padding-top="0.137cm" fo:padding-bottom="0.137cm" fo:padding-left="0.262cm" fo:padding-right="0.262cm"/>
    </style:style>
    <style:style style:name="gr89" style:family="graphic" style:parent-style-name="standard">
      <style:graphic-properties draw:stroke="none" draw:fill="none" draw:textarea-vertical-align="bottom" fo:min-height="0cm" fo:padding-top="0.141cm" fo:padding-bottom="0.035cm" fo:padding-left="0.141cm" fo:padding-right="0.141cm"/>
    </style:style>
    <style:style style:name="gr90" style:family="graphic" style:parent-style-name="standard">
      <style:graphic-properties draw:stroke="solid" svg:stroke-width="0.025cm" svg:stroke-color="#000000" draw:marker-end="EndMarker_5f_51" draw:marker-end-width="0.319cm" svg:stroke-opacity="100%" draw:stroke-linejoin="round" draw:fill="none" fo:padding-top="0.137cm" fo:padding-bottom="0.137cm" fo:padding-left="0.262cm" fo:padding-right="0.262cm"/>
    </style:style>
    <style:style style:name="gr91" style:family="graphic" style:parent-style-name="standard">
      <style:graphic-properties draw:stroke="solid" svg:stroke-width="0.025cm" svg:stroke-color="#000000" draw:marker-end="EndMarker_5f_52" draw:marker-end-width="0.319cm" svg:stroke-opacity="100%" draw:stroke-linejoin="round" draw:fill="none" fo:padding-top="0.137cm" fo:padding-bottom="0.137cm" fo:padding-left="0.262cm" fo:padding-right="0.262cm"/>
    </style:style>
    <style:style style:name="gr92" style:family="graphic" style:parent-style-name="standard">
      <style:graphic-properties draw:stroke="none" draw:fill="none" draw:textarea-vertical-align="middle" fo:min-height="0.128cm" fo:padding-top="0.141cm" fo:padding-bottom="0.141cm" fo:padding-left="0.141cm" fo:padding-right="0.141cm"/>
    </style:style>
    <style:style style:name="gr93" style:family="graphic" style:parent-style-name="standard">
      <style:graphic-properties draw:stroke="solid" svg:stroke-width="0.025cm" svg:stroke-color="#000000" draw:marker-end="EndMarker_5f_53" draw:marker-end-width="0.319cm" svg:stroke-opacity="100%" draw:stroke-linejoin="round" draw:fill="none" fo:padding-top="0.137cm" fo:padding-bottom="0.137cm" fo:padding-left="0.262cm" fo:padding-right="0.262cm"/>
    </style:style>
    <style:style style:name="gr94" style:family="graphic" style:parent-style-name="standard">
      <style:graphic-properties draw:stroke="solid" svg:stroke-width="0.025cm" svg:stroke-color="#000000" draw:marker-end="EndMarker_5f_54" draw:marker-end-width="0.319cm" svg:stroke-opacity="100%" draw:stroke-linejoin="round" draw:fill="none" fo:padding-top="0.137cm" fo:padding-bottom="0.137cm" fo:padding-left="0.262cm" fo:padding-right="0.262cm"/>
    </style:style>
    <style:style style:name="gr95" style:family="graphic" style:parent-style-name="standard">
      <style:graphic-properties draw:stroke="solid" svg:stroke-width="0.025cm" svg:stroke-color="#000000" draw:marker-end="EndMarker_5f_55" draw:marker-end-width="0.319cm" svg:stroke-opacity="100%" draw:stroke-linejoin="round" draw:fill="none" fo:padding-top="0.137cm" fo:padding-bottom="0.137cm" fo:padding-left="0.262cm" fo:padding-right="0.262cm"/>
    </style:style>
    <style:style style:name="gr96" style:family="graphic" style:parent-style-name="standard">
      <style:graphic-properties draw:stroke="solid" svg:stroke-width="0.025cm" svg:stroke-color="#000000" draw:marker-end="EndMarker_5f_56" draw:marker-end-width="0.319cm" svg:stroke-opacity="100%" draw:stroke-linejoin="round" draw:fill="none" fo:padding-top="0.137cm" fo:padding-bottom="0.137cm" fo:padding-left="0.262cm" fo:padding-right="0.262cm"/>
    </style:style>
    <style:style style:name="gr97" style:family="graphic" style:parent-style-name="standard">
      <style:graphic-properties draw:stroke="solid" svg:stroke-width="0.025cm" svg:stroke-color="#000000" draw:marker-end="EndMarker_5f_57" draw:marker-end-width="0.319cm" svg:stroke-opacity="100%" draw:stroke-linejoin="round" draw:fill="none" fo:padding-top="0.137cm" fo:padding-bottom="0.137cm" fo:padding-left="0.262cm" fo:padding-right="0.262cm"/>
    </style:style>
    <style:style style:name="gr98" style:family="graphic" style:parent-style-name="standard">
      <style:graphic-properties draw:stroke="solid" svg:stroke-width="0.025cm" svg:stroke-color="#000000" draw:marker-start="StartMarker_5f_10" draw:marker-start-width="0.319cm" svg:stroke-opacity="100%" draw:stroke-linejoin="round" draw:fill="none" fo:padding-top="0.137cm" fo:padding-bottom="0.137cm" fo:padding-left="0.262cm" fo:padding-right="0.262cm"/>
    </style:style>
    <style:style style:name="gr99" style:family="graphic" style:parent-style-name="standard">
      <style:graphic-properties draw:stroke="solid" svg:stroke-width="0.025cm" svg:stroke-color="#000000" draw:marker-start="StartMarker_5f_11" draw:marker-start-width="0.319cm" svg:stroke-opacity="100%" draw:stroke-linejoin="round" draw:fill="none" fo:padding-top="0.137cm" fo:padding-bottom="0.137cm" fo:padding-left="0.262cm" fo:padding-right="0.262cm"/>
    </style:style>
    <style:style style:name="gr100" style:family="graphic" style:parent-style-name="standard">
      <style:graphic-properties draw:stroke="solid" svg:stroke-width="0.025cm" svg:stroke-color="#000000" draw:marker-start="StartMarker_5f_12" draw:marker-start-width="0.319cm" svg:stroke-opacity="100%" draw:stroke-linejoin="round" draw:fill="none" fo:padding-top="0.137cm" fo:padding-bottom="0.137cm" fo:padding-left="0.262cm" fo:padding-right="0.262cm"/>
    </style:style>
    <style:style style:name="gr101" style:family="graphic" style:parent-style-name="standard">
      <style:graphic-properties draw:stroke="solid" svg:stroke-width="0.025cm" svg:stroke-color="#000000" draw:marker-start="StartMarker_5f_13" draw:marker-start-width="0.319cm" svg:stroke-opacity="100%" draw:stroke-linejoin="round" draw:fill="none" fo:padding-top="0.137cm" fo:padding-bottom="0.137cm" fo:padding-left="0.262cm" fo:padding-right="0.262cm"/>
    </style:style>
    <style:style style:name="gr102" style:family="graphic" style:parent-style-name="standard">
      <style:graphic-properties draw:stroke="solid" svg:stroke-width="0.025cm" svg:stroke-color="#000000" draw:marker-end="EndMarker_5f_58" draw:marker-end-width="0.319cm" svg:stroke-opacity="100%" draw:stroke-linejoin="round" draw:fill="none" fo:padding-top="0.137cm" fo:padding-bottom="0.137cm" fo:padding-left="0.262cm" fo:padding-right="0.262cm"/>
    </style:style>
    <style:style style:name="gr103" style:family="graphic" style:parent-style-name="standard">
      <style:graphic-properties draw:stroke="solid" svg:stroke-width="0.025cm" svg:stroke-color="#000000" draw:marker-end="EndMarker_5f_59" draw:marker-end-width="0.319cm" svg:stroke-opacity="100%" draw:stroke-linejoin="round" draw:fill="none" fo:padding-top="0.137cm" fo:padding-bottom="0.137cm" fo:padding-left="0.262cm" fo:padding-right="0.262cm"/>
    </style:style>
    <style:style style:name="gr104" style:family="graphic" style:parent-style-name="standard">
      <style:graphic-properties draw:stroke="solid" svg:stroke-width="0.025cm" svg:stroke-color="#000000" draw:marker-end="EndMarker_5f_60" draw:marker-end-width="0.319cm" svg:stroke-opacity="100%" draw:stroke-linejoin="round" draw:fill="none" fo:padding-top="0.137cm" fo:padding-bottom="0.137cm" fo:padding-left="0.262cm" fo:padding-right="0.262cm"/>
    </style:style>
    <style:style style:name="gr105" style:family="graphic" style:parent-style-name="standard">
      <style:graphic-properties draw:stroke="solid" svg:stroke-width="0.025cm" svg:stroke-color="#000000" draw:marker-end="EndMarker_5f_61" draw:marker-end-width="0.319cm" svg:stroke-opacity="100%" draw:stroke-linejoin="round" draw:fill="none" fo:padding-top="0.137cm" fo:padding-bottom="0.137cm" fo:padding-left="0.262cm" fo:padding-right="0.262cm"/>
    </style:style>
    <style:style style:name="gr106" style:family="graphic" style:parent-style-name="standard">
      <style:graphic-properties draw:stroke="solid" svg:stroke-width="0.025cm" svg:stroke-color="#000000" draw:marker-end="EndMarker_5f_62" draw:marker-end-width="0.319cm" svg:stroke-opacity="100%" draw:stroke-linejoin="round" draw:fill="none" fo:padding-top="0.137cm" fo:padding-bottom="0.137cm" fo:padding-left="0.262cm" fo:padding-right="0.262cm"/>
    </style:style>
    <style:style style:name="gr107" style:family="graphic" style:parent-style-name="standard">
      <style:graphic-properties draw:stroke="solid" svg:stroke-width="0.025cm" svg:stroke-color="#000000" draw:marker-start="StartMarker_5f_14" draw:marker-start-width="0.319cm" svg:stroke-opacity="100%" draw:stroke-linejoin="round" draw:fill="none" fo:padding-top="0.137cm" fo:padding-bottom="0.137cm" fo:padding-left="0.262cm" fo:padding-right="0.262cm"/>
    </style:style>
    <style:style style:name="gr108" style:family="graphic" style:parent-style-name="standard">
      <style:graphic-properties draw:stroke="solid" svg:stroke-width="0.025cm" svg:stroke-color="#000000" draw:marker-end="EndMarker_5f_63" draw:marker-end-width="0.319cm" svg:stroke-opacity="100%" draw:stroke-linejoin="round" draw:fill="none" fo:padding-top="0.137cm" fo:padding-bottom="0.137cm" fo:padding-left="0.262cm" fo:padding-right="0.262cm"/>
    </style:style>
    <style:style style:name="gr109" style:family="graphic" style:parent-style-name="standard">
      <style:graphic-properties draw:stroke="solid" svg:stroke-width="0.025cm" svg:stroke-color="#000000" draw:marker-end="EndMarker_5f_64" draw:marker-end-width="0.319cm" svg:stroke-opacity="100%" draw:stroke-linejoin="round" draw:fill="none" fo:padding-top="0.137cm" fo:padding-bottom="0.137cm" fo:padding-left="0.262cm" fo:padding-right="0.262cm"/>
    </style:style>
    <style:style style:name="gr110" style:family="graphic" style:parent-style-name="standard">
      <style:graphic-properties draw:stroke="solid" svg:stroke-width="0.025cm" svg:stroke-color="#000000" draw:marker-end="EndMarker_5f_65" draw:marker-end-width="0.319cm" svg:stroke-opacity="100%" draw:stroke-linejoin="round" draw:fill="none" fo:padding-top="0.137cm" fo:padding-bottom="0.137cm" fo:padding-left="0.262cm" fo:padding-right="0.262cm"/>
    </style:style>
    <style:style style:name="gr111" style:family="graphic" style:parent-style-name="standard">
      <style:graphic-properties draw:stroke="none" draw:fill="none" draw:textarea-vertical-align="middle" fo:min-height="0.678cm" fo:padding-top="0.035cm" fo:padding-bottom="0.035cm" fo:padding-left="0.035cm" fo:padding-right="0.035cm"/>
    </style:style>
    <style:style style:name="gr112" style:family="graphic" style:parent-style-name="standard">
      <style:graphic-properties draw:stroke="solid" svg:stroke-width="0.017cm" svg:stroke-color="#000000" draw:marker-start="StartMarker_5f_15" draw:marker-start-width="0.297cm" svg:stroke-opacity="100%" draw:stroke-linejoin="round" draw:fill="none" fo:padding-top="0.133cm" fo:padding-bottom="0.133cm" fo:padding-left="0.258cm" fo:padding-right="0.258cm"/>
    </style:style>
    <style:style style:name="gr113" style:family="graphic" style:parent-style-name="standard">
      <style:graphic-properties draw:stroke="dash" draw:stroke-dash="Dash_5f_23" svg:stroke-width="0.017cm" svg:stroke-color="#000000" draw:marker-end="EndMarker_5f_66" draw:marker-end-width="0.297cm" svg:stroke-opacity="100%" draw:stroke-linejoin="round" draw:fill="none" fo:padding-top="0.133cm" fo:padding-bottom="0.133cm" fo:padding-left="0.258cm" fo:padding-right="0.258cm"/>
    </style:style>
    <style:style style:name="gr114" style:family="graphic" style:parent-style-name="standard">
      <style:graphic-properties draw:stroke="dash" draw:stroke-dash="Dash_5f_24" svg:stroke-width="0.017cm" svg:stroke-color="#000000" draw:marker-end="EndMarker_5f_67" draw:marker-end-width="0.297cm" svg:stroke-opacity="100%" draw:stroke-linejoin="round" draw:fill="none" fo:padding-top="0.133cm" fo:padding-bottom="0.133cm" fo:padding-left="0.258cm" fo:padding-right="0.258cm"/>
    </style:style>
    <style:style style:name="gr115" style:family="graphic" style:parent-style-name="standard">
      <style:graphic-properties draw:stroke="dash" draw:stroke-dash="Dash_5f_25" svg:stroke-width="0.017cm" svg:stroke-color="#000000" draw:marker-end="EndMarker_5f_68" draw:marker-end-width="0.297cm" svg:stroke-opacity="100%" draw:stroke-linejoin="round" draw:fill="none" fo:padding-top="0.133cm" fo:padding-bottom="0.133cm" fo:padding-left="0.258cm" fo:padding-right="0.258cm"/>
    </style:style>
    <style:style style:name="gr116" style:family="graphic" style:parent-style-name="standard">
      <style:graphic-properties draw:stroke="solid" svg:stroke-width="0.017cm" svg:stroke-color="#000000" draw:marker-start="StartMarker_5f_16" draw:marker-start-width="0.297cm" svg:stroke-opacity="100%" draw:stroke-linejoin="round" draw:fill="none" fo:padding-top="0.133cm" fo:padding-bottom="0.133cm" fo:padding-left="0.258cm" fo:padding-right="0.258cm"/>
    </style:style>
    <style:style style:name="gr117" style:family="graphic" style:parent-style-name="standard">
      <style:graphic-properties draw:stroke="solid" svg:stroke-width="0.017cm" svg:stroke-color="#000000" draw:marker-start="StartMarker_5f_17" draw:marker-start-width="0.297cm" svg:stroke-opacity="100%" draw:stroke-linejoin="round" draw:fill="none" fo:padding-top="0.133cm" fo:padding-bottom="0.133cm" fo:padding-left="0.258cm" fo:padding-right="0.258cm"/>
    </style:style>
    <style:style style:name="gr118" style:family="graphic" style:parent-style-name="standard">
      <style:graphic-properties draw:stroke="none" draw:fill="none" draw:textarea-vertical-align="top" fo:min-height="2.033cm" fo:padding-top="0.035cm" fo:padding-bottom="0.035cm" fo:padding-left="0.035cm" fo:padding-right="0.035cm"/>
    </style:style>
    <style:style style:name="gr119" style:family="graphic" style:parent-style-name="standard">
      <style:graphic-properties draw:stroke="solid" svg:stroke-width="0.017cm" svg:stroke-color="#000000" draw:marker-start="StartMarker_5f_18" draw:marker-start-width="0.297cm" svg:stroke-opacity="100%" draw:stroke-linejoin="round" draw:fill="none" fo:padding-top="0.133cm" fo:padding-bottom="0.133cm" fo:padding-left="0.258cm" fo:padding-right="0.258cm"/>
    </style:style>
    <style:style style:name="gr120" style:family="graphic" style:parent-style-name="standard">
      <style:graphic-properties draw:stroke="solid" svg:stroke-width="0.017cm" svg:stroke-color="#000000" draw:marker-start="StartMarker_5f_19" draw:marker-start-width="0.297cm" svg:stroke-opacity="100%" draw:stroke-linejoin="round" draw:fill="none" fo:padding-top="0.133cm" fo:padding-bottom="0.133cm" fo:padding-left="0.258cm" fo:padding-right="0.258cm"/>
    </style:style>
    <style:style style:name="gr121" style:family="graphic" style:parent-style-name="standard">
      <style:graphic-properties draw:stroke="solid" svg:stroke-width="0.017cm" svg:stroke-color="#000000" draw:marker-start="StartMarker_5f_20" draw:marker-start-width="0.297cm" svg:stroke-opacity="100%" draw:stroke-linejoin="round" draw:fill="none" fo:padding-top="0.133cm" fo:padding-bottom="0.133cm" fo:padding-left="0.258cm" fo:padding-right="0.258cm"/>
    </style:style>
    <style:style style:name="gr122" style:family="graphic" style:parent-style-name="standard">
      <style:graphic-properties draw:stroke="solid" svg:stroke-width="0.017cm" svg:stroke-color="#000000" draw:marker-start="StartMarker_5f_21" draw:marker-start-width="0.297cm" svg:stroke-opacity="100%" draw:stroke-linejoin="round" draw:fill="none" fo:padding-top="0.133cm" fo:padding-bottom="0.133cm" fo:padding-left="0.258cm" fo:padding-right="0.258cm"/>
    </style:style>
    <style:style style:name="gr123" style:family="graphic" style:parent-style-name="standard">
      <style:graphic-properties draw:stroke="solid" svg:stroke-width="0.017cm" svg:stroke-color="#000000" draw:marker-end="EndMarker_5f_69" draw:marker-end-width="0.297cm" svg:stroke-opacity="100%" draw:stroke-linejoin="round" draw:fill="none" fo:padding-top="0.133cm" fo:padding-bottom="0.133cm" fo:padding-left="0.258cm" fo:padding-right="0.258cm"/>
    </style:style>
    <style:style style:name="gr124" style:family="graphic" style:parent-style-name="standard">
      <style:graphic-properties draw:stroke="solid" svg:stroke-width="0.017cm" svg:stroke-color="#000000" draw:marker-end="EndMarker_5f_70" draw:marker-end-width="0.297cm" svg:stroke-opacity="100%" draw:stroke-linejoin="round" draw:fill="none" fo:padding-top="0.133cm" fo:padding-bottom="0.133cm" fo:padding-left="0.258cm" fo:padding-right="0.258cm"/>
    </style:style>
    <style:style style:name="gr125" style:family="graphic" style:parent-style-name="standard">
      <style:graphic-properties draw:stroke="solid" svg:stroke-width="0.017cm" svg:stroke-color="#000000" draw:marker-end="EndMarker_5f_71" draw:marker-end-width="0.297cm" svg:stroke-opacity="100%" draw:stroke-linejoin="round" draw:fill="none" fo:padding-top="0.133cm" fo:padding-bottom="0.133cm" fo:padding-left="0.258cm" fo:padding-right="0.258cm"/>
    </style:style>
    <style:style style:name="gr126" style:family="graphic" style:parent-style-name="standard">
      <style:graphic-properties draw:stroke="solid" svg:stroke-width="0.017cm" svg:stroke-color="#000000" draw:marker-end="EndMarker_5f_72" draw:marker-end-width="0.297cm" svg:stroke-opacity="100%" draw:stroke-linejoin="round" draw:fill="none" fo:padding-top="0.133cm" fo:padding-bottom="0.133cm" fo:padding-left="0.258cm" fo:padding-right="0.258cm"/>
    </style:style>
    <style:style style:name="gr127" style:family="graphic" style:parent-style-name="standard">
      <style:graphic-properties draw:stroke="solid" svg:stroke-width="0.017cm" svg:stroke-color="#000000" draw:marker-start="StartMarker_5f_22" draw:marker-start-width="0.297cm" svg:stroke-opacity="100%" draw:stroke-linejoin="round" draw:fill="none" fo:padding-top="0.133cm" fo:padding-bottom="0.133cm" fo:padding-left="0.258cm" fo:padding-right="0.258cm"/>
    </style:style>
    <style:style style:name="gr128" style:family="graphic" style:parent-style-name="standard">
      <style:graphic-properties draw:stroke="solid" svg:stroke-width="0.017cm" svg:stroke-color="#000000" draw:marker-start="StartMarker_5f_23" draw:marker-start-width="0.297cm" svg:stroke-opacity="100%" draw:stroke-linejoin="round" draw:fill="none" fo:padding-top="0.133cm" fo:padding-bottom="0.133cm" fo:padding-left="0.258cm" fo:padding-right="0.258cm"/>
    </style:style>
    <style:style style:name="gr129" style:family="graphic" style:parent-style-name="standard">
      <style:graphic-properties draw:stroke="solid" svg:stroke-width="0.017cm" svg:stroke-color="#000000" draw:marker-start="StartMarker_5f_24" draw:marker-start-width="0.297cm" svg:stroke-opacity="100%" draw:stroke-linejoin="round" draw:fill="none" fo:padding-top="0.133cm" fo:padding-bottom="0.133cm" fo:padding-left="0.258cm" fo:padding-right="0.258cm"/>
    </style:style>
    <style:style style:name="gr130" style:family="graphic" style:parent-style-name="standard">
      <style:graphic-properties draw:stroke="none" draw:fill="none" draw:textarea-vertical-align="top" fo:min-height="4.065cm" fo:padding-top="0.035cm" fo:padding-bottom="0.035cm" fo:padding-left="0.035cm" fo:padding-right="0.035cm"/>
    </style:style>
    <style:style style:name="gr131" style:family="graphic" style:parent-style-name="standard">
      <style:graphic-properties draw:stroke="solid" svg:stroke-width="0.017cm" svg:stroke-color="#000000" draw:marker-start="StartMarker_5f_25" draw:marker-start-width="0.297cm" svg:stroke-opacity="100%" draw:stroke-linejoin="round" draw:fill="none" fo:padding-top="0.133cm" fo:padding-bottom="0.133cm" fo:padding-left="0.258cm" fo:padding-right="0.258cm"/>
    </style:style>
    <style:style style:name="gr132" style:family="graphic" style:parent-style-name="standard">
      <style:graphic-properties draw:stroke="solid" svg:stroke-width="0.017cm" svg:stroke-color="#000000" draw:marker-start="StartMarker_5f_26" draw:marker-start-width="0.297cm" svg:stroke-opacity="100%" draw:stroke-linejoin="round" draw:fill="none" fo:padding-top="0.133cm" fo:padding-bottom="0.133cm" fo:padding-left="0.258cm" fo:padding-right="0.258cm"/>
    </style:style>
    <style:style style:name="gr133" style:family="graphic" style:parent-style-name="standard">
      <style:graphic-properties draw:stroke="solid" svg:stroke-width="0.017cm" svg:stroke-color="#000000" draw:marker-start="StartMarker_5f_27" draw:marker-start-width="0.297cm" svg:stroke-opacity="100%" draw:stroke-linejoin="round" draw:fill="none" fo:padding-top="0.133cm" fo:padding-bottom="0.133cm" fo:padding-left="0.258cm" fo:padding-right="0.258cm"/>
    </style:style>
    <style:style style:name="gr134" style:family="graphic" style:parent-style-name="standard">
      <style:graphic-properties draw:stroke="solid" svg:stroke-width="0.017cm" svg:stroke-color="#000000" draw:marker-start="StartMarker_5f_28" draw:marker-start-width="0.297cm" svg:stroke-opacity="100%" draw:stroke-linejoin="round" draw:fill="none" fo:padding-top="0.133cm" fo:padding-bottom="0.133cm" fo:padding-left="0.258cm" fo:padding-right="0.258cm"/>
    </style:style>
    <style:style style:name="gr135" style:family="graphic" style:parent-style-name="standard">
      <style:graphic-properties draw:stroke="solid" svg:stroke-width="0.017cm" svg:stroke-color="#000000" draw:marker-end="EndMarker_5f_73" draw:marker-end-width="0.297cm" svg:stroke-opacity="100%" draw:stroke-linejoin="round" draw:fill="none" fo:padding-top="0.133cm" fo:padding-bottom="0.133cm" fo:padding-left="0.258cm" fo:padding-right="0.258cm"/>
    </style:style>
    <style:style style:name="gr136" style:family="graphic" style:parent-style-name="standard">
      <style:graphic-properties draw:stroke="solid" svg:stroke-width="0.017cm" svg:stroke-color="#000000" draw:marker-start="StartMarker_5f_29" draw:marker-start-width="0.297cm" svg:stroke-opacity="100%" draw:stroke-linejoin="round" draw:fill="none" fo:padding-top="0.133cm" fo:padding-bottom="0.133cm" fo:padding-left="0.258cm" fo:padding-right="0.258cm"/>
    </style:style>
    <style:style style:name="gr137" style:family="graphic" style:parent-style-name="standard">
      <style:graphic-properties draw:stroke="solid" svg:stroke-width="0.017cm" svg:stroke-color="#000000" draw:marker-start="StartMarker_5f_30" draw:marker-start-width="0.297cm" svg:stroke-opacity="100%" draw:stroke-linejoin="round" draw:fill="none" fo:padding-top="0.133cm" fo:padding-bottom="0.133cm" fo:padding-left="0.258cm" fo:padding-right="0.258cm"/>
    </style:style>
    <style:style style:name="gr138" style:family="graphic" style:parent-style-name="standard">
      <style:graphic-properties draw:stroke="solid" svg:stroke-width="0.017cm" svg:stroke-color="#000000" draw:marker-start="StartMarker_5f_31" draw:marker-start-width="0.297cm" svg:stroke-opacity="100%" draw:stroke-linejoin="round" draw:fill="none" fo:padding-top="0.133cm" fo:padding-bottom="0.133cm" fo:padding-left="0.258cm" fo:padding-right="0.258cm"/>
    </style:style>
    <style:style style:name="gr139" style:family="graphic" style:parent-style-name="standard">
      <style:graphic-properties draw:stroke="none" draw:fill="none" draw:textarea-vertical-align="top" fo:min-height="3.049cm" fo:padding-top="0.035cm" fo:padding-bottom="0.035cm" fo:padding-left="0.035cm" fo:padding-right="0.035cm"/>
    </style:style>
    <style:style style:name="gr140" style:family="graphic" style:parent-style-name="standard">
      <style:graphic-properties draw:stroke="none" draw:fill="none" draw:textarea-vertical-align="top" fo:min-height="4.403cm" fo:padding-top="0.035cm" fo:padding-bottom="0.035cm" fo:padding-left="0.035cm" fo:padding-right="0.035cm"/>
    </style:style>
    <style:style style:name="gr141" style:family="graphic" style:parent-style-name="standard">
      <style:graphic-properties draw:stroke="solid" svg:stroke-width="0.017cm" svg:stroke-color="#000000" draw:marker-start="StartMarker_5f_32" draw:marker-start-width="0.297cm" svg:stroke-opacity="100%" draw:stroke-linejoin="round" draw:fill="none" fo:padding-top="0.133cm" fo:padding-bottom="0.133cm" fo:padding-left="0.258cm" fo:padding-right="0.258cm"/>
    </style:style>
    <style:style style:name="gr142" style:family="graphic" style:parent-style-name="standard">
      <style:graphic-properties draw:stroke="solid" svg:stroke-width="0.017cm" svg:stroke-color="#000000" draw:marker-start="StartMarker_5f_33" draw:marker-start-width="0.297cm" svg:stroke-opacity="100%" draw:stroke-linejoin="round" draw:fill="none" fo:padding-top="0.133cm" fo:padding-bottom="0.133cm" fo:padding-left="0.258cm" fo:padding-right="0.258cm"/>
    </style:style>
    <style:style style:name="gr143" style:family="graphic" style:parent-style-name="standard">
      <style:graphic-properties draw:stroke="solid" svg:stroke-width="0.017cm" svg:stroke-color="#000000" draw:marker-start="StartMarker_5f_34" draw:marker-start-width="0.297cm" svg:stroke-opacity="100%" draw:stroke-linejoin="round" draw:fill="none" fo:padding-top="0.133cm" fo:padding-bottom="0.133cm" fo:padding-left="0.258cm" fo:padding-right="0.258cm"/>
    </style:style>
    <style:style style:name="gr144" style:family="graphic" style:parent-style-name="standard">
      <style:graphic-properties draw:stroke="solid" svg:stroke-width="0.017cm" svg:stroke-color="#000000" draw:marker-start="StartMarker_5f_35" draw:marker-start-width="0.297cm" svg:stroke-opacity="100%" draw:stroke-linejoin="round" draw:fill="none" fo:padding-top="0.133cm" fo:padding-bottom="0.133cm" fo:padding-left="0.258cm" fo:padding-right="0.258cm"/>
    </style:style>
    <style:style style:name="gr145" style:family="graphic" style:parent-style-name="standard">
      <style:graphic-properties draw:stroke="solid" svg:stroke-width="0.017cm" svg:stroke-color="#000000" draw:marker-start="StartMarker_5f_36" draw:marker-start-width="0.297cm" svg:stroke-opacity="100%" draw:stroke-linejoin="round" draw:fill="none" fo:padding-top="0.133cm" fo:padding-bottom="0.133cm" fo:padding-left="0.258cm" fo:padding-right="0.258cm"/>
    </style:style>
    <style:style style:name="gr146" style:family="graphic" style:parent-style-name="standard">
      <style:graphic-properties draw:stroke="solid" svg:stroke-width="0.017cm" svg:stroke-color="#000000" draw:marker-start="StartMarker_5f_37" draw:marker-start-width="0.297cm" svg:stroke-opacity="100%" draw:stroke-linejoin="round" draw:fill="none" fo:padding-top="0.133cm" fo:padding-bottom="0.133cm" fo:padding-left="0.258cm" fo:padding-right="0.258cm"/>
    </style:style>
    <style:style style:name="gr147" style:family="graphic" style:parent-style-name="standard">
      <style:graphic-properties draw:stroke="solid" svg:stroke-width="0.017cm" svg:stroke-color="#000000" draw:marker-start="StartMarker_5f_38" draw:marker-start-width="0.297cm" svg:stroke-opacity="100%" draw:stroke-linejoin="round" draw:fill="none" fo:padding-top="0.133cm" fo:padding-bottom="0.133cm" fo:padding-left="0.258cm" fo:padding-right="0.258cm"/>
    </style:style>
    <style:style style:name="gr148" style:family="graphic" style:parent-style-name="standard">
      <style:graphic-properties draw:stroke="solid" svg:stroke-width="0.017cm" svg:stroke-color="#000000" draw:marker-start="StartMarker_5f_39" draw:marker-start-width="0.297cm" svg:stroke-opacity="100%" draw:stroke-linejoin="round" draw:fill="none" fo:padding-top="0.133cm" fo:padding-bottom="0.133cm" fo:padding-left="0.258cm" fo:padding-right="0.258cm"/>
    </style:style>
    <style:style style:name="gr149" style:family="graphic" style:parent-style-name="standard">
      <style:graphic-properties draw:stroke="solid" svg:stroke-width="0.017cm" svg:stroke-color="#000000" draw:marker-end="EndMarker_5f_74" draw:marker-end-width="0.297cm" svg:stroke-opacity="100%" draw:stroke-linejoin="round" draw:fill="none" fo:padding-top="0.133cm" fo:padding-bottom="0.133cm" fo:padding-left="0.258cm" fo:padding-right="0.258cm"/>
    </style:style>
    <style:style style:name="gr150" style:family="graphic" style:parent-style-name="standard">
      <style:graphic-properties draw:stroke="none" draw:fill="none" draw:textarea-vertical-align="top" fo:min-height="1.694cm" fo:padding-top="0.035cm" fo:padding-bottom="0.035cm" fo:padding-left="0.035cm" fo:padding-right="0.035cm"/>
    </style:style>
    <style:style style:name="gr151" style:family="graphic" style:parent-style-name="standard">
      <style:graphic-properties draw:stroke="solid" svg:stroke-width="0.017cm" svg:stroke-color="#000000" draw:marker-start="StartMarker_5f_40" draw:marker-start-width="0.297cm" svg:stroke-opacity="100%" draw:stroke-linejoin="round" draw:fill="none" fo:padding-top="0.133cm" fo:padding-bottom="0.133cm" fo:padding-left="0.258cm" fo:padding-right="0.258cm"/>
    </style:style>
    <style:style style:name="gr152" style:family="graphic" style:parent-style-name="standard">
      <style:graphic-properties draw:stroke="solid" svg:stroke-width="0.017cm" svg:stroke-color="#000000" draw:marker-start="StartMarker_5f_41" draw:marker-start-width="0.297cm" svg:stroke-opacity="100%" draw:stroke-linejoin="round" draw:fill="none" fo:padding-top="0.133cm" fo:padding-bottom="0.133cm" fo:padding-left="0.258cm" fo:padding-right="0.258cm"/>
    </style:style>
    <style:style style:name="gr153" style:family="graphic" style:parent-style-name="standard">
      <style:graphic-properties draw:stroke="solid" svg:stroke-width="0.017cm" svg:stroke-color="#000000" draw:marker-start="StartMarker_5f_42" draw:marker-start-width="0.297cm" svg:stroke-opacity="100%" draw:stroke-linejoin="round" draw:fill="none" fo:padding-top="0.133cm" fo:padding-bottom="0.133cm" fo:padding-left="0.258cm" fo:padding-right="0.258cm"/>
    </style:style>
    <style:style style:name="gr154" style:family="graphic" style:parent-style-name="standard">
      <style:graphic-properties draw:stroke="dash" draw:stroke-dash="Dash_5f_26" svg:stroke-width="0.017cm" svg:stroke-color="#000000" draw:marker-end="EndMarker_5f_75" draw:marker-end-width="0.297cm" svg:stroke-opacity="100%" draw:stroke-linejoin="round" draw:fill="none" fo:padding-top="0.133cm" fo:padding-bottom="0.133cm" fo:padding-left="0.258cm" fo:padding-right="0.258cm"/>
    </style:style>
    <style:style style:name="gr155" style:family="graphic" style:parent-style-name="standard">
      <style:graphic-properties draw:stroke="solid" svg:stroke-width="0.017cm" svg:stroke-color="#000000" draw:marker-start="StartMarker_5f_43" draw:marker-start-width="0.297cm" svg:stroke-opacity="100%" draw:stroke-linejoin="round" draw:fill="none" fo:padding-top="0.133cm" fo:padding-bottom="0.133cm" fo:padding-left="0.258cm" fo:padding-right="0.258cm"/>
    </style:style>
    <style:style style:name="gr156" style:family="graphic" style:parent-style-name="standard">
      <style:graphic-properties draw:stroke="solid" svg:stroke-width="0.017cm" svg:stroke-color="#000000" draw:marker-start="StartMarker_5f_44" draw:marker-start-width="0.297cm" svg:stroke-opacity="100%" draw:stroke-linejoin="round" draw:fill="none" fo:padding-top="0.133cm" fo:padding-bottom="0.133cm" fo:padding-left="0.258cm" fo:padding-right="0.258cm"/>
    </style:style>
    <style:style style:name="gr157" style:family="graphic" style:parent-style-name="standard">
      <style:graphic-properties draw:stroke="dash" draw:stroke-dash="Dash_5f_27" svg:stroke-width="0.017cm" svg:stroke-color="#000000" draw:marker-end="EndMarker_5f_76" draw:marker-end-width="0.297cm" svg:stroke-opacity="100%" draw:stroke-linejoin="round" draw:fill="none" fo:padding-top="0.133cm" fo:padding-bottom="0.133cm" fo:padding-left="0.258cm" fo:padding-right="0.258cm"/>
    </style:style>
    <style:style style:name="gr158" style:family="graphic" style:parent-style-name="standard">
      <style:graphic-properties draw:stroke="dash" draw:stroke-dash="Dash_5f_28" svg:stroke-width="0.017cm" svg:stroke-color="#000000" draw:marker-end="EndMarker_5f_77" draw:marker-end-width="0.297cm" svg:stroke-opacity="100%" draw:stroke-linejoin="round" draw:fill="none" fo:padding-top="0.133cm" fo:padding-bottom="0.133cm" fo:padding-left="0.258cm" fo:padding-right="0.258cm"/>
    </style:style>
    <style:style style:name="gr159" style:family="graphic" style:parent-style-name="standard">
      <style:graphic-properties draw:stroke="solid" svg:stroke-width="0.017cm" svg:stroke-color="#000000" draw:marker-start="StartMarker_5f_45" draw:marker-start-width="0.297cm" svg:stroke-opacity="100%" draw:stroke-linejoin="round" draw:fill="none" fo:padding-top="0.133cm" fo:padding-bottom="0.133cm" fo:padding-left="0.258cm" fo:padding-right="0.258cm"/>
    </style:style>
    <style:style style:name="gr160" style:family="graphic" style:parent-style-name="standard">
      <style:graphic-properties draw:stroke="solid" svg:stroke-width="0.017cm" svg:stroke-color="#000000" draw:marker-start="StartMarker_5f_46" draw:marker-start-width="0.297cm" svg:stroke-opacity="100%" draw:stroke-linejoin="round" draw:fill="none" fo:padding-top="0.133cm" fo:padding-bottom="0.133cm" fo:padding-left="0.258cm" fo:padding-right="0.258cm"/>
    </style:style>
    <style:style style:name="gr161" style:family="graphic" style:parent-style-name="standard">
      <style:graphic-properties draw:stroke="dash" draw:stroke-dash="Dash_5f_29" svg:stroke-width="0.017cm" svg:stroke-color="#000000" draw:marker-end="EndMarker_5f_78" draw:marker-end-width="0.297cm" svg:stroke-opacity="100%" draw:stroke-linejoin="round" draw:fill="none" fo:padding-top="0.133cm" fo:padding-bottom="0.133cm" fo:padding-left="0.258cm" fo:padding-right="0.258cm"/>
    </style:style>
    <style:style style:name="gr162" style:family="graphic" style:parent-style-name="standard">
      <style:graphic-properties draw:stroke="dash" draw:stroke-dash="Dash_5f_30" svg:stroke-width="0.017cm" svg:stroke-color="#000000" draw:marker-end="EndMarker_5f_79" draw:marker-end-width="0.297cm" svg:stroke-opacity="100%" draw:stroke-linejoin="round" draw:fill="none" fo:padding-top="0.133cm" fo:padding-bottom="0.133cm" fo:padding-left="0.258cm" fo:padding-right="0.258cm"/>
    </style:style>
    <style:style style:name="gr163" style:family="graphic" style:parent-style-name="standard">
      <style:graphic-properties draw:stroke="dash" draw:stroke-dash="Dash_5f_31" svg:stroke-width="0.017cm" svg:stroke-color="#000000" draw:marker-end="EndMarker_5f_80" draw:marker-end-width="0.297cm" svg:stroke-opacity="100%" draw:stroke-linejoin="round" draw:fill="none" fo:padding-top="0.133cm" fo:padding-bottom="0.133cm" fo:padding-left="0.258cm" fo:padding-right="0.258cm"/>
    </style:style>
    <style:style style:name="gr164" style:family="graphic" style:parent-style-name="standard">
      <style:graphic-properties draw:stroke="solid" svg:stroke-width="0.017cm" svg:stroke-color="#000000" draw:marker-start="StartMarker_5f_47" draw:marker-start-width="0.297cm" svg:stroke-opacity="100%" draw:stroke-linejoin="round" draw:fill="none" fo:padding-top="0.133cm" fo:padding-bottom="0.133cm" fo:padding-left="0.258cm" fo:padding-right="0.258cm"/>
    </style:style>
    <style:style style:name="gr165" style:family="graphic" style:parent-style-name="standard">
      <style:graphic-properties draw:stroke="solid" svg:stroke-width="0.017cm" svg:stroke-color="#000000" draw:marker-start="StartMarker_5f_48" draw:marker-start-width="0.297cm" svg:stroke-opacity="100%" draw:stroke-linejoin="round" draw:fill="none" fo:padding-top="0.133cm" fo:padding-bottom="0.133cm" fo:padding-left="0.258cm" fo:padding-right="0.258cm"/>
    </style:style>
    <style:style style:name="gr166" style:family="graphic" style:parent-style-name="standard">
      <style:graphic-properties draw:stroke="solid" svg:stroke-width="0.017cm" svg:stroke-color="#000000" draw:marker-start="StartMarker_5f_49" draw:marker-start-width="0.297cm" svg:stroke-opacity="100%" draw:stroke-linejoin="round" draw:fill="none" fo:padding-top="0.133cm" fo:padding-bottom="0.133cm" fo:padding-left="0.258cm" fo:padding-right="0.258cm"/>
    </style:style>
    <style:style style:name="gr167" style:family="graphic" style:parent-style-name="standard">
      <style:graphic-properties draw:stroke="solid" svg:stroke-width="0.017cm" svg:stroke-color="#000000" draw:marker-start="StartMarker_5f_50" draw:marker-start-width="0.297cm" svg:stroke-opacity="100%" draw:stroke-linejoin="round" draw:fill="none" fo:padding-top="0.133cm" fo:padding-bottom="0.133cm" fo:padding-left="0.258cm" fo:padding-right="0.258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Arial1" fo:font-size="8pt" fo:font-style="italic" fo:font-weight="bold" style:font-name-asian="Arial1" style:font-size-asian="8pt" style:font-style-asian="italic" style:font-weight-asian="bold" style:font-name-complex="Arial1" style:font-size-complex="8pt" style:font-style-complex="italic" style:font-weight-complex="bold"/>
    </style:style>
    <style:style style:name="T3" style:family="text">
      <style:text-properties fo:color="#cdcdcd" style:font-name="Arial1" fo:font-size="36pt" fo:font-weight="bold" style:font-name-asian="Arial1" style:font-size-asian="36pt" style:font-weight-asian="bold" style:font-name-complex="Arial1" style:font-size-complex="36pt" style:font-weight-complex="bold"/>
    </style:style>
    <style:style style:name="T4" style:family="text">
      <style:text-properties fo:color="#000000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5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000000"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atic Structure-1" draw:style-name="dp1" draw:master-page-name="Default">
        <draw:polygon draw:style-name="gr1" draw:layer="layout" svg:width="0cm" svg:height="0cm" svg:x="0cm" svg:y="0cm" svg:viewBox="0 0 0 0" draw:points="0,0">
          <text:p/>
        </draw:polygon>
        <draw:polygon draw:style-name="gr2" draw:layer="layout" svg:width="0cm" svg:height="0cm" svg:x="0cm" svg:y="0cm" svg:viewBox="0 0 0 0" draw:points="0,0">
          <text:p/>
        </draw:polygon>
        <draw:g>
          <draw:g>
            <draw:polygon draw:style-name="gr3" draw:layer="layout" svg:width="7.171cm" svg:height="1.425cm" svg:x="6.494cm" svg:y="6.068cm" svg:viewBox="0 0 7172 1426" draw:points="0,1426 7172,1426 7172,0 0,0">
              <text:p/>
            </draw:polygon>
            <draw:polygon draw:style-name="gr4" draw:layer="layout" svg:width="7.171cm" svg:height="1.425cm" svg:x="6.494cm" svg:y="6.068cm" svg:viewBox="0 0 7172 1426" draw:points="0,1426 7172,1426 7172,0 0,0">
              <text:p/>
            </draw:polygon>
          </draw:g>
          <draw:frame draw:style-name="gr5" draw:layer="layout" svg:width="7.171cm" svg:height="1.551cm" svg:x="6.494cm" svg:y="6.068cm">
            <draw:text-box>
              <text:p text:style-name="P1"><text:span text:style-name="T1">createMember() : VectorBase</text:span><text:span text:style-name="T1"><text:line-break/></text:span><text:span text:style-name="T1">createMembers(in numMembers : int) : MultiVectorBase</text:span><text:span text:style-name="T1"><text:line-break/></text:span><text:span text:style-name="T1">isCompatible(in vecSpc : VectorSpaceBase) : bool</text:span><text:span text:style-name="T1"><text:line-break/></text:span><text:span text:style-name="T1">scalarProd(in x : VectorBase, in y : VectorBase) : Scalar</text:span></text:p>
            </draw:text-box>
          </draw:frame>
        </draw:g>
        <draw:g>
          <draw:g>
            <draw:polygon draw:style-name="gr3" draw:layer="layout" svg:width="7.171cm" svg:height="0.445cm" svg:x="6.494cm" svg:y="5.623cm" svg:viewBox="0 0 7172 446" draw:points="0,446 7172,446 7172,0 0,0">
              <text:p/>
            </draw:polygon>
            <draw:polygon draw:style-name="gr4" draw:layer="layout" svg:width="7.171cm" svg:height="0.445cm" svg:x="6.494cm" svg:y="5.623cm" svg:viewBox="0 0 7172 446" draw:points="0,446 7172,446 7172,0 0,0">
              <text:p/>
            </draw:polygon>
          </draw:g>
          <draw:frame draw:style-name="gr6" draw:layer="layout" svg:width="7.171cm" svg:height="0.445cm" svg:x="6.494cm" svg:y="5.623cm">
            <draw:text-box>
              <text:p text:style-name="P1"><text:span text:style-name="T1">dim : int</text:span></text:p>
            </draw:text-box>
          </draw:frame>
        </draw:g>
        <draw:g>
          <draw:g>
            <draw:path draw:style-name="gr3" draw:layer="layout" svg:width="7.171cm" svg:height="0.508cm" svg:x="6.494cm" svg:y="5.115cm" svg:viewBox="0 0 7172 509" svg:d="M0 509h7172v-509zM7172 0h-7172v509z">
              <text:p/>
            </draw:path>
            <draw:path draw:style-name="gr4" draw:layer="layout" svg:width="7.171cm" svg:height="0.508cm" svg:x="6.494cm" svg:y="5.115cm" svg:viewBox="0 0 7172 509" svg:d="M0 509h7172v-509M7172 0h-7172v509">
              <text:p/>
            </draw:path>
          </draw:g>
          <draw:frame draw:style-name="gr7" draw:layer="layout" svg:width="7.171cm" svg:height="0.508cm" svg:x="6.494cm" svg:y="5.115cm">
            <draw:text-box>
              <text:p text:style-name="P2"><text:span text:style-name="T1">Thyra::</text:span><text:span text:style-name="T2">VectorSpaceBase</text:span></text:p>
            </draw:text-box>
          </draw:frame>
        </draw:g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olygon draw:style-name="gr3" draw:layer="layout" svg:width="4.269cm" svg:height="0.445cm" svg:x="8.925cm" svg:y="13.907cm" svg:viewBox="0 0 4270 446" draw:points="0,446 4270,446 4270,0 0,0">
              <text:p/>
            </draw:polygon>
            <draw:polygon draw:style-name="gr4" draw:layer="layout" svg:width="4.269cm" svg:height="0.445cm" svg:x="8.925cm" svg:y="13.907cm" svg:viewBox="0 0 4270 446" draw:points="0,446 4270,446 4270,0 0,0">
              <text:p/>
            </draw:polygon>
          </draw:g>
          <draw:frame draw:style-name="gr6" draw:layer="layout" svg:width="4.269cm" svg:height="0.445cm" svg:x="8.925cm" svg:y="13.907cm">
            <draw:text-box>
              <text:p text:style-name="P1"><text:span text:style-name="T1">applyOp(in op : RTOpT, inout ...)</text:span></text:p>
            </draw:text-box>
          </draw:frame>
        </draw:g>
        <draw:g>
          <draw:g>
            <draw:path draw:style-name="gr3" draw:layer="layout" svg:width="4.269cm" svg:height="0.508cm" svg:x="8.925cm" svg:y="13.399cm" svg:viewBox="0 0 4270 509" svg:d="M0 509h4270v-509zM4270 0h-4270v509z">
              <text:p/>
            </draw:path>
            <draw:path draw:style-name="gr4" draw:layer="layout" svg:width="4.269cm" svg:height="0.508cm" svg:x="8.925cm" svg:y="13.399cm" svg:viewBox="0 0 4270 509" svg:d="M0 509h4270v-509M4270 0h-4270v509">
              <text:p/>
            </draw:path>
          </draw:g>
          <draw:frame draw:style-name="gr7" draw:layer="layout" svg:width="4.269cm" svg:height="0.508cm" svg:x="8.925cm" svg:y="13.399cm">
            <draw:text-box>
              <text:p text:style-name="P2"><text:span text:style-name="T1">Thyra::VectorBase</text:span></text:p>
            </draw:text-box>
          </draw:frame>
        </draw:g>
        <draw:g>
          <draw:g>
            <draw:polygon draw:style-name="gr3" draw:layer="layout" svg:width="3.768cm" svg:height="0.748cm" svg:x="15.472cm" svg:y="12.714cm" svg:viewBox="0 0 3769 749" draw:points="0,749 3769,749 3769,0 0,0">
              <text:p/>
            </draw:polygon>
            <draw:polygon draw:style-name="gr4" draw:layer="layout" svg:width="3.768cm" svg:height="0.748cm" svg:x="15.472cm" svg:y="12.714cm" svg:viewBox="0 0 3769 749" draw:points="0,749 3769,749 3769,0 0,0">
              <text:p/>
            </draw:polygon>
          </draw:g>
          <draw:frame draw:style-name="gr9" draw:layer="layout" svg:width="3.768cm" svg:height="0.779cm" svg:x="15.472cm" svg:y="12.714cm">
            <draw:text-box>
              <text:p text:style-name="P1"><text:span text:style-name="T1">apply_op(inout ...)</text:span><text:span text:style-name="T1"><text:line-break/></text:span><text:span text:style-name="T1">reduce_reduct_objs(inout ...)</text:span></text:p>
            </draw:text-box>
          </draw:frame>
        </draw:g>
        <draw:g>
          <draw:g>
            <draw:path draw:style-name="gr3" draw:layer="layout" svg:width="3.768cm" svg:height="0.508cm" svg:x="15.472cm" svg:y="12.206cm" svg:viewBox="0 0 3769 509" svg:d="M0 509h3769v-509zM3769 0h-3769v509z">
              <text:p/>
            </draw:path>
            <draw:path draw:style-name="gr4" draw:layer="layout" svg:width="3.768cm" svg:height="0.508cm" svg:x="15.472cm" svg:y="12.206cm" svg:viewBox="0 0 3769 509" svg:d="M0 509h3769v-509M3769 0h-3769v509">
              <text:p/>
            </draw:path>
          </draw:g>
          <draw:frame draw:style-name="gr7" draw:layer="layout" svg:width="3.768cm" svg:height="0.508cm" svg:x="15.472cm" svg:y="12.206cm">
            <draw:text-box>
              <text:p text:style-name="P2"><text:span text:style-name="T1">RTOpPack::RTOpT</text:span></text:p>
            </draw:text-box>
          </draw:frame>
        </draw:g>
        <draw:g>
          <draw:g>
            <draw:polygon draw:style-name="gr3" draw:layer="layout" svg:width="8.739cm" svg:height="1.087cm" svg:x="8.721cm" svg:y="10.252cm" svg:viewBox="0 0 8740 1088" draw:points="0,1088 8740,1088 8740,0 0,0">
              <text:p/>
            </draw:polygon>
            <draw:polygon draw:style-name="gr4" draw:layer="layout" svg:width="8.739cm" svg:height="1.087cm" svg:x="8.721cm" svg:y="10.252cm" svg:viewBox="0 0 8740 1088" draw:points="0,1088 8740,1088 8740,0 0,0">
              <text:p/>
            </draw:polygon>
          </draw:g>
          <draw:frame draw:style-name="gr10" draw:layer="layout" svg:width="8.739cm" svg:height="1.165cm" svg:x="8.721cm" svg:y="10.252cm">
            <draw:text-box>
              <text:p text:style-name="P1"><text:span text:style-name="T1">applyOp(in op : RTOpT, inout ...)</text:span><text:span text:style-name="T1"><text:line-break/></text:span><text:span text:style-name="T1">subView(in col_rng : Range1D) : MultiVectorBase</text:span><text:span text:style-name="T1"><text:line-break/></text:span><text:span text:style-name="T1">subView(in numCols : int, in cols[1..numCols] : int) : MultiVectorBase</text:span></text:p>
            </draw:text-box>
          </draw:frame>
        </draw:g>
        <draw:g>
          <draw:g>
            <draw:path draw:style-name="gr3" draw:layer="layout" svg:width="8.739cm" svg:height="0.508cm" svg:x="8.721cm" svg:y="9.744cm" svg:viewBox="0 0 8740 509" svg:d="M0 509h8740v-509zM8740 0h-8740v509z">
              <text:p/>
            </draw:path>
            <draw:path draw:style-name="gr4" draw:layer="layout" svg:width="8.739cm" svg:height="0.508cm" svg:x="8.721cm" svg:y="9.744cm" svg:viewBox="0 0 8740 509" svg:d="M0 509h8740v-509M8740 0h-8740v509">
              <text:p/>
            </draw:path>
          </draw:g>
          <draw:frame draw:style-name="gr7" draw:layer="layout" svg:width="8.739cm" svg:height="0.508cm" svg:x="8.721cm" svg:y="9.744cm">
            <draw:text-box>
              <text:p text:style-name="P2"><text:span text:style-name="T1">Thyra::MultiVectorBase</text:span></text:p>
            </draw:text-box>
          </draw:frame>
        </draw:g>
        <draw:g>
          <draw:polyline draw:style-name="gr11" draw:layer="layout" svg:width="0.273cm" svg:height="2.159cm" svg:x="9.39cm" svg:y="11.303cm" svg:viewBox="0 0 274 2160" draw:points="0,0 0,944 274,944 274,2160">
            <text:p/>
          </draw:polyline>
          <draw:g>
            <draw:frame draw:style-name="gr12" draw:layer="layout" svg:width="0.282cm" svg:height="1.227cm" svg:x="9.569cm" svg:y="11.267cm">
              <draw:text-box>
                <text:p/>
              </draw:text-box>
            </draw:frame>
          </draw:g>
          <draw:g>
            <draw:frame draw:style-name="gr13" draw:layer="layout" svg:width="0.544cm" svg:height="0.621cm" svg:x="8.666cm" svg:y="11.57cm">
              <draw:text-box>
                <text:p text:style-name="P2"><text:span text:style-name="T1">1</text:span></text:p>
              </draw:text-box>
            </draw:frame>
          </draw:g>
          <draw:g>
            <draw:frame draw:style-name="gr13" draw:layer="layout" svg:width="1.438cm" svg:height="0.621cm" svg:x="9.842cm" svg:y="12.574cm">
              <draw:text-box>
                <text:p text:style-name="P2"><text:span text:style-name="T1">columns</text:span></text:p>
              </draw:text-box>
            </draw:frame>
          </draw:g>
          <draw:g>
            <draw:frame draw:style-name="gr13" draw:layer="layout" svg:width="0.811cm" svg:height="0.621cm" svg:x="8.672cm" svg:y="12.574cm">
              <draw:text-box>
                <text:p text:style-name="P2"><text:span text:style-name="T1">1..*</text:span></text:p>
              </draw:text-box>
            </draw:frame>
          </draw:g>
          <draw:frame draw:style-name="gr14" draw:layer="layout" svg:width="0.282cm" svg:height="1.227cm" svg:x="9.521cm" svg:y="11.252cm">
            <draw:text-box>
              <text:p/>
            </draw:text-box>
          </draw:frame>
        </draw:g>
        <draw:g>
          <draw:polyline draw:style-name="gr15" draw:layer="layout" svg:width="3.09cm" svg:height="2.196cm" svg:x="7.817cm" svg:y="7.547cm" svg:viewBox="0 0 3091 2197" draw:points="0,0 0,1343 3091,1343 3091,2197">
            <text:p/>
          </draw:polyline>
          <draw:frame draw:style-name="gr13" draw:layer="layout" svg:width="1.485cm" svg:height="0.621cm" svg:x="8.546cm" svg:y="8.015cm">
            <draw:text-box>
              <text:p text:style-name="P2"><text:span text:style-name="T1">«create»</text:span></text:p>
            </draw:text-box>
          </draw:frame>
        </draw:g>
        <draw:g>
          <draw:polyline draw:style-name="gr16" draw:layer="layout" svg:width="1.943cm" svg:height="6.089cm" svg:x="6.981cm" svg:y="7.547cm" svg:viewBox="0 0 1944 6090" draw:points="0,0 0,6090 1944,6090">
            <text:p/>
          </draw:polyline>
          <draw:frame draw:style-name="gr13" draw:layer="layout" svg:width="1.485cm" svg:height="0.621cm" svg:x="7.164cm" svg:y="10.685cm">
            <draw:text-box>
              <text:p text:style-name="P2"><text:span text:style-name="T1">«create»</text:span></text:p>
            </draw:text-box>
          </draw:frame>
        </draw:g>
        <draw:polyline draw:style-name="gr17" draw:layer="layout" svg:width="5.5cm" svg:height="1.706cm" svg:x="13.665cm" svg:y="5.71cm" svg:viewBox="0 0 5501 1707" draw:points="5501,1707 5501,0 0,0">
          <text:p/>
        </draw:polyline>
        <draw:g>
          <draw:frame draw:style-name="gr12" draw:layer="layout" svg:width="0.282cm" svg:height="1.227cm" svg:x="19.345cm" svg:y="6.102cm">
            <draw:text-box>
              <text:p/>
            </draw:text-box>
          </draw:frame>
        </draw:g>
        <draw:g>
          <draw:frame draw:style-name="gr13" draw:layer="layout" svg:width="1.313cm" svg:height="0.621cm" svg:x="14.271cm" svg:y="5.889cm">
            <draw:text-box>
              <text:p text:style-name="P2"><text:span text:style-name="T1">domain</text:span></text:p>
            </draw:text-box>
          </draw:frame>
        </draw:g>
        <draw:g>
          <draw:polyline draw:style-name="gr18" draw:layer="layout" svg:width="2.617cm" svg:height="1.894cm" svg:x="17.461cm" svg:y="10.94cm" svg:viewBox="0 0 2618 1895" draw:points="0,0 2618,0 2618,1895 1779,1895">
            <text:p/>
          </draw:polyline>
          <draw:frame draw:style-name="gr12" draw:layer="layout" svg:width="1.411cm" svg:height="1.227cm" svg:x="17.603cm" svg:y="9.82cm">
            <draw:text-box>
              <text:p/>
            </draw:text-box>
          </draw:frame>
        </draw:g>
        <draw:g>
          <draw:polyline draw:style-name="gr19" draw:layer="layout" svg:width="2.278cm" svg:height="1.041cm" svg:x="13.194cm" svg:y="12.834cm" svg:viewBox="0 0 2279 1042" draw:points="0,1042 1093,1042 1093,0 2279,0">
            <text:p/>
          </draw:polyline>
          <draw:frame draw:style-name="gr12" draw:layer="layout" svg:width="1.411cm" svg:height="1.227cm" svg:x="13.574cm" svg:y="12.182cm">
            <draw:text-box>
              <text:p/>
            </draw:text-box>
          </draw:frame>
        </draw:g>
        <draw:g>
          <draw:polyline draw:style-name="gr20" draw:layer="layout" svg:width="3.133cm" svg:height="7.809cm" svg:x="5.791cm" svg:y="6.304cm" svg:viewBox="0 0 3134 7810" draw:points="3134,7810 0,7810 0,0 702,0">
            <text:p/>
          </draw:polyline>
          <draw:g>
            <draw:frame draw:style-name="gr12" draw:layer="layout" svg:width="0.282cm" svg:height="1.227cm" svg:x="8.113cm" svg:y="13.99cm">
              <draw:text-box>
                <text:p/>
              </draw:text-box>
            </draw:frame>
          </draw:g>
          <draw:g>
            <draw:frame draw:style-name="gr12" draw:layer="layout" svg:width="0.282cm" svg:height="1.227cm" svg:x="8.113cm" svg:y="13.009cm">
              <draw:text-box>
                <text:p/>
              </draw:text-box>
            </draw:frame>
          </draw:g>
          <draw:g>
            <draw:frame draw:style-name="gr13" draw:layer="layout" svg:width="1.14cm" svg:height="0.621cm" svg:x="4.824cm" svg:y="5.503cm">
              <draw:text-box>
                <text:p text:style-name="P2"><text:span text:style-name="T1">space</text:span></text:p>
              </draw:text-box>
            </draw:frame>
          </draw:g>
          <draw:g>
            <draw:frame draw:style-name="gr12" draw:layer="layout" svg:width="0.282cm" svg:height="1.227cm" svg:x="5.682cm" svg:y="6.181cm">
              <draw:text-box>
                <text:p/>
              </draw:text-box>
            </draw:frame>
          </draw:g>
          <draw:frame draw:style-name="gr14" draw:layer="layout" svg:width="0.282cm" svg:height="1.227cm" svg:x="5.65cm" svg:y="10.43cm">
            <draw:text-box>
              <text:p/>
            </draw:text-box>
          </draw:frame>
        </draw:g>
        <draw:g>
          <draw:g>
            <draw:polygon draw:style-name="gr3" draw:layer="layout" svg:width="10.136cm" svg:height="1.425cm" svg:x="14.097cm" svg:y="7.923cm" svg:viewBox="0 0 10137 1426" draw:points="0,1426 10137,1426 10137,0 0,0">
              <text:p/>
            </draw:polygon>
            <draw:polygon draw:style-name="gr4" draw:layer="layout" svg:width="10.136cm" svg:height="1.425cm" svg:x="14.097cm" svg:y="7.923cm" svg:viewBox="0 0 10137 1426" draw:points="0,1426 10137,1426 10137,0 0,0">
              <text:p/>
            </draw:polygon>
          </draw:g>
          <draw:frame draw:style-name="gr5" draw:layer="layout" svg:width="10.136cm" svg:height="1.551cm" svg:x="14.097cm" svg:y="7.923cm">
            <draw:text-box>
              <text:p text:style-name="P1"><text:span text:style-name="T1">applySupports(in conj) : bool</text:span><text:span text:style-name="T1"><text:line-break/></text:span><text:span text:style-name="T1">applyTransposeSupports(in conj) : bool</text:span><text:span text:style-name="T1"><text:line-break/></text:span><text:span text:style-name="T1">apply(in conj, in X : MultiVectorBase, inout Y : MultiVectorBase, in ...)</text:span><text:span text:style-name="T1"><text:line-break/></text:span><text:span text:style-name="T1">applyTranspose(in conj, in X : MultiVectorBase, inout Y : MultiVectorBase, in ...)</text:span></text:p>
            </draw:text-box>
          </draw:frame>
        </draw:g>
        <draw:g>
          <draw:g>
            <draw:path draw:style-name="gr3" draw:layer="layout" svg:width="10.136cm" svg:height="0.508cm" svg:x="14.097cm" svg:y="7.415cm" svg:viewBox="0 0 10137 509" svg:d="M0 509h10137v-509zM10137 0h-10137v509z">
              <text:p/>
            </draw:path>
            <draw:path draw:style-name="gr4" draw:layer="layout" svg:width="10.136cm" svg:height="0.508cm" svg:x="14.097cm" svg:y="7.415cm" svg:viewBox="0 0 10137 509" svg:d="M0 509h10137v-509M10137 0h-10137v509">
              <text:p/>
            </draw:path>
          </draw:g>
          <draw:frame draw:style-name="gr7" draw:layer="layout" svg:width="10.136cm" svg:height="0.508cm" svg:x="14.097cm" svg:y="7.415cm">
            <draw:text-box>
              <text:p text:style-name="P2"><text:span text:style-name="T1">Thyra::LinearOpBase</text:span></text:p>
            </draw:text-box>
          </draw:frame>
        </draw:g>
        <draw:g>
          <draw:polyline draw:style-name="gr21" draw:layer="layout" svg:width="1.858cm" svg:height="1.397cm" svg:x="12.239cm" svg:y="8.382cm" svg:viewBox="0 0 1859 1398" draw:points="1859,0 0,0 0,1398">
            <text:p/>
          </draw:polyline>
          <draw:g>
            <draw:frame draw:style-name="gr12" draw:layer="layout" svg:width="0.282cm" svg:height="1.227cm" svg:x="13.561cm" svg:y="8.333cm">
              <draw:text-box>
                <text:p/>
              </draw:text-box>
            </draw:frame>
          </draw:g>
          <draw:frame draw:style-name="gr12" draw:layer="layout" svg:width="0.282cm" svg:height="1.227cm" svg:x="12.367cm" svg:y="7.388cm">
            <draw:text-box>
              <text:p/>
            </draw:text-box>
          </draw:frame>
        </draw:g>
        <draw:g>
          <draw:g>
            <draw:polygon draw:style-name="gr3" draw:layer="layout" svg:width="5.901cm" svg:height="0.445cm" svg:x="13.062cm" svg:y="3.969cm" svg:viewBox="0 0 5902 446" draw:points="0,446 5902,446 5902,0 0,0">
              <text:p/>
            </draw:polygon>
            <draw:polygon draw:style-name="gr4" draw:layer="layout" svg:width="5.901cm" svg:height="0.445cm" svg:x="13.062cm" svg:y="3.969cm" svg:viewBox="0 0 5902 446" draw:points="0,446 5902,446 5902,0 0,0">
              <text:p/>
            </draw:polygon>
          </draw:g>
          <draw:frame draw:style-name="gr6" draw:layer="layout" svg:width="5.901cm" svg:height="0.445cm" svg:x="13.062cm" svg:y="3.969cm">
            <draw:text-box>
              <text:p text:style-name="P1"><text:span text:style-name="T1">createVecSpc(in dim : int) : VectorSpaceBase</text:span></text:p>
            </draw:text-box>
          </draw:frame>
        </draw:g>
        <draw:g>
          <draw:g>
            <draw:path draw:style-name="gr3" draw:layer="layout" svg:width="5.901cm" svg:height="0.508cm" svg:x="13.062cm" svg:y="3.461cm" svg:viewBox="0 0 5902 509" svg:d="M0 509h5902v-509zM5902 0h-5902v509z">
              <text:p/>
            </draw:path>
            <draw:path draw:style-name="gr4" draw:layer="layout" svg:width="5.901cm" svg:height="0.508cm" svg:x="13.062cm" svg:y="3.461cm" svg:viewBox="0 0 5902 509" svg:d="M0 509h5902v-509M5902 0h-5902v509">
              <text:p/>
            </draw:path>
          </draw:g>
          <draw:frame draw:style-name="gr7" draw:layer="layout" svg:width="5.901cm" svg:height="0.508cm" svg:x="13.062cm" svg:y="3.461cm">
            <draw:text-box>
              <text:p text:style-name="P2"><text:span text:style-name="T1">Thyra::VectorSpaceFactoryBase</text:span></text:p>
            </draw:text-box>
          </draw:frame>
        </draw:g>
        <draw:g>
          <draw:polyline draw:style-name="gr22" draw:layer="layout" svg:width="0.811cm" svg:height="0.956cm" svg:x="13.726cm" svg:y="4.413cm" svg:viewBox="0 0 812 957" draw:points="812,0 812,957 0,957">
            <text:p/>
          </draw:polyline>
          <draw:frame draw:style-name="gr13" draw:layer="layout" svg:width="1.485cm" svg:height="0.621cm" svg:x="13.408cm" svg:y="4.394cm">
            <draw:text-box>
              <text:p text:style-name="P2"><text:span text:style-name="T1">«create»</text:span></text:p>
            </draw:text-box>
          </draw:frame>
        </draw:g>
        <draw:g>
          <draw:polyline draw:style-name="gr23" draw:layer="layout" svg:width="4.775cm" svg:height="1.178cm" svg:x="8.286cm" svg:y="3.937cm" svg:viewBox="0 0 4776 1179" draw:points="0,1179 0,0 4776,0">
            <text:p/>
          </draw:polyline>
          <draw:g>
            <draw:frame draw:style-name="gr12" draw:layer="layout" svg:width="0.282cm" svg:height="1.227cm" svg:x="7.825cm" svg:y="3.835cm">
              <draw:text-box>
                <text:p/>
              </draw:text-box>
            </draw:frame>
          </draw:g>
          <draw:g>
            <draw:frame draw:style-name="gr12" draw:layer="layout" svg:width="0.282cm" svg:height="1.227cm" svg:x="8.466cm" svg:y="3.835cm">
              <draw:text-box>
                <text:p/>
              </draw:text-box>
            </draw:frame>
          </draw:g>
          <draw:g>
            <draw:frame draw:style-name="gr13" draw:layer="layout" svg:width="2.551cm" svg:height="0.621cm" svg:x="10.087cm" svg:y="3.136cm">
              <draw:text-box>
                <text:p text:style-name="P2"><text:span text:style-name="T1">smallVecSpcFcty</text:span></text:p>
              </draw:text-box>
            </draw:frame>
          </draw:g>
          <draw:g>
            <draw:frame draw:style-name="gr12" draw:layer="layout" svg:width="0.282cm" svg:height="1.227cm" svg:x="12.357cm" svg:y="3.814cm">
              <draw:text-box>
                <text:p/>
              </draw:text-box>
            </draw:frame>
          </draw:g>
          <draw:frame draw:style-name="gr14" draw:layer="layout" svg:width="0.282cm" svg:height="1.227cm" svg:x="9.911cm" svg:y="2.943cm">
            <draw:text-box>
              <text:p/>
            </draw:text-box>
          </draw:frame>
        </draw:g>
        <draw:polyline draw:style-name="gr24" draw:layer="layout" svg:width="2.966cm" svg:height="0.862cm" svg:x="13.665cm" svg:y="6.553cm" svg:viewBox="0 0 2967 863" draw:points="2967,863 2967,0 0,0">
          <text:p/>
        </draw:polyline>
        <draw:g>
          <draw:frame draw:style-name="gr12" draw:layer="layout" svg:width="0.282cm" svg:height="1.227cm" svg:x="16.811cm" svg:y="6.2cm">
            <draw:text-box>
              <text:p/>
            </draw:text-box>
          </draw:frame>
        </draw:g>
        <draw:g>
          <draw:frame draw:style-name="gr13" draw:layer="layout" svg:width="1.109cm" svg:height="0.621cm" svg:x="14.061cm" svg:y="6.733cm">
            <draw:text-box>
              <text:p text:style-name="P2"><text:span text:style-name="T1">range</text:span></text:p>
            </draw:text-box>
          </draw:frame>
        </draw:g>
        <draw:polyline draw:style-name="gr25" draw:layer="layout" svg:width="0.965cm" svg:height="2.06cm" svg:x="12.126cm" svg:y="11.338cm" svg:viewBox="0 0 966 2061" draw:points="966,0 966,1184 0,1184 0,2061">
          <text:p/>
        </draw:polyline>
      </draw:page>
      <draw:page draw:name="TSFCore-simple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ath draw:style-name="gr3" draw:layer="layout" svg:width="2.992cm" svg:height="0.508cm" svg:x="15.651cm" svg:y="7.239cm" svg:viewBox="0 0 2993 509" svg:d="M0 509h2993v-509zM2993 0h-2993v509z">
              <text:p/>
            </draw:path>
            <draw:path draw:style-name="gr4" draw:layer="layout" svg:width="2.992cm" svg:height="0.508cm" svg:x="15.651cm" svg:y="7.239cm" svg:viewBox="0 0 2993 509" svg:d="M0 509h2993v-509M2993 0h-2993v509">
              <text:p/>
            </draw:path>
          </draw:g>
          <draw:frame draw:style-name="gr7" draw:layer="layout" svg:width="2.992cm" svg:height="0.508cm" svg:x="15.651cm" svg:y="7.239cm">
            <draw:text-box>
              <text:p text:style-name="P2"><text:span text:style-name="T2">LinearOpBase</text:span></text:p>
            </draw:text-box>
          </draw:frame>
        </draw:g>
        <draw:g>
          <draw:g>
            <draw:path draw:style-name="gr3" draw:layer="layout" svg:width="3.946cm" svg:height="0.508cm" svg:x="10.821cm" svg:y="8.382cm" svg:viewBox="0 0 3947 509" svg:d="M0 509h3947v-509zM3947 0h-3947v509z">
              <text:p/>
            </draw:path>
            <draw:path draw:style-name="gr4" draw:layer="layout" svg:width="3.946cm" svg:height="0.508cm" svg:x="10.821cm" svg:y="8.382cm" svg:viewBox="0 0 3947 509" svg:d="M0 509h3947v-509M3947 0h-3947v509">
              <text:p/>
            </draw:path>
          </draw:g>
          <draw:frame draw:style-name="gr7" draw:layer="layout" svg:width="3.946cm" svg:height="0.508cm" svg:x="10.821cm" svg:y="8.382cm">
            <draw:text-box>
              <text:p text:style-name="P2"><text:span text:style-name="T2">VectorSpaceBase</text:span></text:p>
            </draw:text-box>
          </draw:frame>
        </draw:g>
        <draw:g>
          <draw:g>
            <draw:path draw:style-name="gr3" draw:layer="layout" svg:width="3.152cm" svg:height="0.508cm" svg:x="10.948cm" svg:y="13.208cm" svg:viewBox="0 0 3153 509" svg:d="M0 509h3153v-509zM3153 0h-3153v509z">
              <text:p/>
            </draw:path>
            <draw:path draw:style-name="gr4" draw:layer="layout" svg:width="3.152cm" svg:height="0.508cm" svg:x="10.948cm" svg:y="13.208cm" svg:viewBox="0 0 3153 509" svg:d="M0 509h3153v-509M3153 0h-3153v509">
              <text:p/>
            </draw:path>
          </draw:g>
          <draw:frame draw:style-name="gr7" draw:layer="layout" svg:width="3.152cm" svg:height="0.508cm" svg:x="10.948cm" svg:y="13.208cm">
            <draw:text-box>
              <text:p text:style-name="P2"><text:span text:style-name="T2">VectorBase</text:span></text:p>
            </draw:text-box>
          </draw:frame>
        </draw:g>
        <draw:g>
          <draw:g>
            <draw:path draw:style-name="gr3" draw:layer="layout" svg:width="3.544cm" svg:height="0.508cm" svg:x="11.964cm" svg:y="10.287cm" svg:viewBox="0 0 3545 509" svg:d="M0 509h3545v-509zM3545 0h-3545v509z">
              <text:p/>
            </draw:path>
            <draw:path draw:style-name="gr4" draw:layer="layout" svg:width="3.544cm" svg:height="0.508cm" svg:x="11.964cm" svg:y="10.287cm" svg:viewBox="0 0 3545 509" svg:d="M0 509h3545v-509M3545 0h-3545v509">
              <text:p/>
            </draw:path>
          </draw:g>
          <draw:frame draw:style-name="gr7" draw:layer="layout" svg:width="3.544cm" svg:height="0.508cm" svg:x="11.964cm" svg:y="10.287cm">
            <draw:text-box>
              <text:p text:style-name="P2"><text:span text:style-name="T2">MultiVectorBase</text:span></text:p>
            </draw:text-box>
          </draw:frame>
        </draw:g>
        <draw:polyline draw:style-name="gr26" draw:layer="layout" svg:width="1.114cm" svg:height="2.413cm" svg:x="11.736cm" svg:y="10.795cm" svg:viewBox="0 0 1115 2414" draw:points="1115,0 1115,1296 0,1296 0,2414">
          <text:p/>
        </draw:polyline>
        <draw:g>
          <draw:frame draw:style-name="gr13" draw:layer="layout" svg:width="0.544cm" svg:height="0.621cm" svg:x="12.126cm" svg:y="11.08cm">
            <draw:text-box>
              <text:p text:style-name="P2"><text:span text:style-name="T1">1</text:span></text:p>
            </draw:text-box>
          </draw:frame>
        </draw:g>
        <draw:g>
          <draw:frame draw:style-name="gr13" draw:layer="layout" svg:width="1.438cm" svg:height="0.621cm" svg:x="11.916cm" svg:y="12.301cm">
            <draw:text-box>
              <text:p text:style-name="P2"><text:span text:style-name="T1">columns</text:span></text:p>
            </draw:text-box>
          </draw:frame>
        </draw:g>
        <draw:g>
          <draw:frame draw:style-name="gr13" draw:layer="layout" svg:width="0.811cm" svg:height="0.621cm" svg:x="10.746cm" svg:y="12.301cm">
            <draw:text-box>
              <text:p text:style-name="P2"><text:span text:style-name="T1">1..*</text:span></text:p>
            </draw:text-box>
          </draw:frame>
        </draw:g>
        <draw:g>
          <draw:polyline draw:style-name="gr27" draw:layer="layout" svg:width="3.41cm" svg:height="2.54cm" svg:x="13.736cm" svg:y="7.747cm" svg:viewBox="0 0 3411 2541" draw:points="3411,0 3411,1957 0,1957 0,2541">
            <text:p/>
          </draw:polyline>
          <draw:g>
            <draw:frame draw:style-name="gr12" draw:layer="layout" svg:width="0.282cm" svg:height="1.227cm" svg:x="17.401cm" svg:y="7.698cm">
              <draw:text-box>
                <text:p/>
              </draw:text-box>
            </draw:frame>
          </draw:g>
          <draw:frame draw:style-name="gr12" draw:layer="layout" svg:width="0.282cm" svg:height="1.227cm" svg:x="15.986cm" svg:y="8.708cm">
            <draw:text-box>
              <text:p/>
            </draw:text-box>
          </draw:frame>
        </draw:g>
        <draw:g>
          <draw:g>
            <draw:path draw:style-name="gr3" draw:layer="layout" svg:width="3.179cm" svg:height="0.508cm" svg:x="15.074cm" svg:y="11.811cm" svg:viewBox="0 0 3180 509" svg:d="M0 509h3180v-509zM3180 0h-3180v509z">
              <text:p/>
            </draw:path>
            <draw:path draw:style-name="gr4" draw:layer="layout" svg:width="3.179cm" svg:height="0.508cm" svg:x="15.074cm" svg:y="11.811cm" svg:viewBox="0 0 3180 509" svg:d="M0 509h3180v-509M3180 0h-3180v509">
              <text:p/>
            </draw:path>
          </draw:g>
          <draw:frame draw:style-name="gr7" draw:layer="layout" svg:width="3.179cm" svg:height="0.508cm" svg:x="15.074cm" svg:y="11.811cm">
            <draw:text-box>
              <text:p text:style-name="P2"><text:span text:style-name="T2">RTOpT</text:span></text:p>
            </draw:text-box>
          </draw:frame>
        </draw:g>
        <draw:g>
          <draw:polyline draw:style-name="gr28" draw:layer="layout" svg:width="1.155cm" svg:height="1.27cm" svg:x="15.508cm" svg:y="10.541cm" svg:viewBox="0 0 1156 1271" draw:points="0,0 1156,0 1156,1271">
            <text:p/>
          </draw:polyline>
          <draw:frame draw:style-name="gr12" draw:layer="layout" svg:width="1.411cm" svg:height="1.227cm" svg:x="15.353cm" svg:y="9.42cm">
            <draw:text-box>
              <text:p/>
            </draw:text-box>
          </draw:frame>
        </draw:g>
        <draw:g>
          <draw:polyline draw:style-name="gr29" draw:layer="layout" svg:width="2.563cm" svg:height="1.143cm" svg:x="14.1cm" svg:y="12.319cm" svg:viewBox="0 0 2564 1144" draw:points="0,1144 2564,1144 2564,0">
            <text:p/>
          </draw:polyline>
          <draw:frame draw:style-name="gr12" draw:layer="layout" svg:width="1.411cm" svg:height="1.227cm" svg:x="14.616cm" svg:y="12.284cm">
            <draw:text-box>
              <text:p/>
            </draw:text-box>
          </draw:frame>
        </draw:g>
        <draw:polyline draw:style-name="gr30" draw:layer="layout" svg:width="1.87cm" svg:height="0.889cm" svg:x="13.781cm" svg:y="7.493cm" svg:viewBox="0 0 1871 890" draw:points="1871,0 0,0 0,890">
          <text:p/>
        </draw:polyline>
        <draw:g>
          <draw:frame draw:style-name="gr12" draw:layer="layout" svg:width="0.282cm" svg:height="1.227cm" svg:x="15.106cm" svg:y="6.389cm">
            <draw:text-box>
              <text:p/>
            </draw:text-box>
          </draw:frame>
        </draw:g>
        <draw:g>
          <draw:frame draw:style-name="gr13" draw:layer="layout" svg:width="1.109cm" svg:height="0.621cm" svg:x="13.96cm" svg:y="7.499cm">
            <draw:text-box>
              <text:p text:style-name="P2"><text:span text:style-name="T1">range</text:span></text:p>
            </draw:text-box>
          </draw:frame>
        </draw:g>
        <draw:polyline draw:style-name="gr31" draw:layer="layout" svg:width="4.591cm" svg:height="1.619cm" svg:x="11.808cm" svg:y="6.763cm" svg:viewBox="0 0 4592 1620" draw:points="4592,476 4592,0 0,0 0,1620">
          <text:p/>
        </draw:polyline>
        <draw:g>
          <draw:frame draw:style-name="gr12" draw:layer="layout" svg:width="0.282cm" svg:height="1.227cm" svg:x="16.578cm" svg:y="5.935cm">
            <draw:text-box>
              <text:p/>
            </draw:text-box>
          </draw:frame>
        </draw:g>
        <draw:g>
          <draw:frame draw:style-name="gr13" draw:layer="layout" svg:width="1.313cm" svg:height="0.621cm" svg:x="11.987cm" svg:y="7.381cm">
            <draw:text-box>
              <text:p text:style-name="P2"><text:span text:style-name="T1">domain</text:span></text:p>
            </draw:text-box>
          </draw:frame>
        </draw:g>
        <draw:g>
          <draw:polyline draw:style-name="gr32" draw:layer="layout" svg:width="1.016cm" svg:height="4.826cm" svg:x="9.932cm" svg:y="8.636cm" svg:viewBox="0 0 1017 4827" draw:points="1017,4827 0,4827 0,0 889,0">
            <text:p/>
          </draw:polyline>
          <draw:g>
            <draw:frame draw:style-name="gr12" draw:layer="layout" svg:width="0.282cm" svg:height="1.227cm" svg:x="10.284cm" svg:y="13.339cm">
              <draw:text-box>
                <text:p/>
              </draw:text-box>
            </draw:frame>
          </draw:g>
          <draw:g>
            <draw:frame draw:style-name="gr12" draw:layer="layout" svg:width="0.282cm" svg:height="1.227cm" svg:x="10.284cm" svg:y="12.358cm">
              <draw:text-box>
                <text:p/>
              </draw:text-box>
            </draw:frame>
          </draw:g>
          <draw:g>
            <draw:frame draw:style-name="gr13" draw:layer="layout" svg:width="1.14cm" svg:height="0.621cm" svg:x="9.299cm" svg:y="7.835cm">
              <draw:text-box>
                <text:p text:style-name="P2"><text:span text:style-name="T1">space</text:span></text:p>
              </draw:text-box>
            </draw:frame>
          </draw:g>
          <draw:g>
            <draw:frame draw:style-name="gr12" draw:layer="layout" svg:width="0.282cm" svg:height="1.227cm" svg:x="10.157cm" svg:y="8.513cm">
              <draw:text-box>
                <text:p/>
              </draw:text-box>
            </draw:frame>
          </draw:g>
          <draw:frame draw:style-name="gr14" draw:layer="layout" svg:width="0.282cm" svg:height="1.227cm" svg:x="9.791cm" svg:y="10.118cm">
            <draw:text-box>
              <text:p/>
            </draw:text-box>
          </draw:frame>
        </draw:g>
        <draw:polyline draw:style-name="gr33" draw:layer="layout" svg:width="0.779cm" svg:height="2.413cm" svg:x="13.843cm" svg:y="10.795cm" svg:viewBox="0 0 780 2414" draw:points="780,0 780,1601 0,1601 0,2414">
          <text:p/>
        </draw:polyline>
      </draw:page>
      <draw:page draw:name="Belos-Interface" draw:style-name="dp1" draw:master-page-name="Default">
        <draw:line draw:style-name="gr34" draw:layer="layout" svg:x1="0cm" svg:y1="13.589cm" svg:x2="0cm" svg:y2="27.94cm">
          <text:p/>
        </draw:line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olygon draw:style-name="gr3" draw:layer="layout" svg:width="5.399cm" svg:height="3.457cm" svg:x="14.7cm" svg:y="11.049cm" svg:viewBox="0 0 5400 3458" draw:points="0,3458 5400,3458 5400,0 0,0">
              <text:p/>
            </draw:polygon>
            <draw:polygon draw:style-name="gr4" draw:layer="layout" svg:width="5.399cm" svg:height="3.457cm" svg:x="14.7cm" svg:y="11.049cm" svg:viewBox="0 0 5400 3458" draw:points="0,3458 5400,3458 5400,0 0,0">
              <text:p/>
            </draw:polygon>
          </draw:g>
          <draw:frame draw:style-name="gr35" draw:layer="layout" svg:width="5.399cm" svg:height="3.867cm" svg:x="14.7cm" svg:y="11.049cm">
            <draw:text-box>
              <text:p text:style-name="P1"><text:span text:style-name="T1">adjointRequired() : bool</text:span><text:span text:style-name="T1"><text:line-break/></text:span><text:span text:style-name="T1">setRhsScaling(in : VectorBase)</text:span><text:span text:style-name="T1"><text:line-break/></text:span><text:span text:style-name="T1">setLhsScaling(in : VectorBase)</text:span><text:span text:style-name="T1"><text:line-break/></text:span><text:span text:style-name="T1">setOperator(in : const LinearOpHandle)</text:span><text:span text:style-name="T1"><text:line-break/></text:span><text:span text:style-name="T1">setLeftPrec(in : const LinearOpHandle)</text:span><text:span text:style-name="T1"><text:line-break/></text:span><text:span text:style-name="T1">setRightPrec(in : const LinearOpHandle)</text:span><text:span text:style-name="T1"><text:line-break/></text:span><text:span text:style-name="T1">setRhs(in : const MultiVectorBase)</text:span><text:span text:style-name="T1"><text:line-break/></text:span><text:span text:style-name="T1">setLhs(in : MultiVectorBase)</text:span><text:span text:style-name="T1"><text:line-break/></text:span><text:span text:style-name="T1">setStatusTest(in st : StatusTestBase)</text:span><text:span text:style-name="T1"><text:line-break/></text:span><text:span text:style-name="T1">iterate(in maxNumIter : int) : IterateReturn</text:span></text:p>
            </draw:text-box>
          </draw:frame>
        </draw:g>
        <draw:g>
          <draw:g>
            <draw:path draw:style-name="gr3" draw:layer="layout" svg:width="5.399cm" svg:height="0.508cm" svg:x="14.7cm" svg:y="10.541cm" svg:viewBox="0 0 5400 509" svg:d="M0 509h5400v-509zM5400 0h-5400v509z">
              <text:p/>
            </draw:path>
            <draw:path draw:style-name="gr4" draw:layer="layout" svg:width="5.399cm" svg:height="0.508cm" svg:x="14.7cm" svg:y="10.541cm" svg:viewBox="0 0 5400 509" svg:d="M0 509h5400v-509M5400 0h-5400v509">
              <text:p/>
            </draw:path>
          </draw:g>
          <draw:frame draw:style-name="gr7" draw:layer="layout" svg:width="5.399cm" svg:height="0.508cm" svg:x="14.7cm" svg:y="10.541cm">
            <draw:text-box>
              <text:p text:style-name="P2"><text:span text:style-name="T1">Thyra::IterationKernelBase</text:span></text:p>
            </draw:text-box>
          </draw:frame>
        </draw:g>
        <draw:g>
          <draw:g>
            <draw:polygon draw:style-name="gr3" draw:layer="layout" svg:width="12.317cm" svg:height="5.489cm" svg:x="8.382cm" svg:y="3.909cm" svg:viewBox="0 0 12318 5490" draw:points="0,5490 12318,5490 12318,0 0,0">
              <text:p/>
            </draw:polygon>
            <draw:polygon draw:style-name="gr4" draw:layer="layout" svg:width="12.317cm" svg:height="5.489cm" svg:x="8.382cm" svg:y="3.909cm" svg:viewBox="0 0 12318 5490" draw:points="0,5490 12318,5490 12318,0 0,0">
              <text:p/>
            </draw:polygon>
          </draw:g>
          <draw:frame draw:style-name="gr36" draw:layer="layout" svg:width="12.317cm" svg:height="6.183cm" svg:x="8.382cm" svg:y="3.909cm">
            <draw:text-box>
              <text:p text:style-name="P1"><text:span text:style-name="T1">getCurrNumIters() : int </text:span><text:span text:style-name="T1"><text:line-break/></text:span><text:span text:style-name="T1">getCurrNumRestarts() : int</text:span><text:span text:style-name="T1"><text:line-break/></text:span><text:span text:style-name="T1">getCurrNativeResidualType() : ENativeResidualType</text:span><text:span text:style-name="T1"><text:line-break/></text:span><text:span text:style-name="T4">getCurrNativeResiduals(out norms[] : &lt;unspecified&gt; = null, out residuals : MultiVectorBase = null)</text:span><text:span text:style-name="T4"><text:line-break/></text:span><text:span text:style-name="T1">getCurrNumRhs() : int</text:span><text:span text:style-name="T1"><text:line-break/></text:span><text:span text:style-name="T1">getCurrBlockSize() : int</text:span><text:span text:style-name="T1"><text:line-break/></text:span><text:span text:style-name="T1">getCurrRhsIndexes(out currRhsIndexes[] : int)</text:span><text:span text:style-name="T1"><text:line-break/></text:span><text:span text:style-name="T1">isCurrInitResidualUpated() : bool</text:span><text:span text:style-name="T1"><text:line-break/></text:span><text:span text:style-name="T1">getCurrInitResidual() : MultiVectorBase</text:span><text:span text:style-name="T1"><text:line-break/></text:span><text:span text:style-name="T1">isCurrRhsUpdated() : bool</text:span><text:span text:style-name="T1"><text:line-break/></text:span><text:span text:style-name="T1">getCurrRhs() : MultiVectorBase</text:span><text:span text:style-name="T1"><text:line-break/></text:span><text:span text:style-name="T1">isCurrLhsUpdated() : bool</text:span><text:span text:style-name="T1"><text:line-break/></text:span><text:span text:style-name="T1">forceCurrLhsUpdate()</text:span><text:span text:style-name="T1"><text:line-break/></text:span><text:span text:style-name="T1">getCurrInitLhs() : MultiVectorBase</text:span><text:span text:style-name="T1"><text:line-break/></text:span><text:span text:style-name="T1">getCurrLhs() : MultiVectorBase</text:span><text:span text:style-name="T1"><text:line-break/></text:span><text:span text:style-name="T1">getCurrResidual() : MultiVectorBase</text:span></text:p>
            </draw:text-box>
          </draw:frame>
        </draw:g>
        <draw:g>
          <draw:g>
            <draw:path draw:style-name="gr3" draw:layer="layout" svg:width="12.317cm" svg:height="0.508cm" svg:x="8.382cm" svg:y="3.401cm" svg:viewBox="0 0 12318 509" svg:d="M0 509h12318v-509zM12318 0h-12318v509z">
              <text:p/>
            </draw:path>
            <draw:path draw:style-name="gr4" draw:layer="layout" svg:width="12.317cm" svg:height="0.508cm" svg:x="8.382cm" svg:y="3.401cm" svg:viewBox="0 0 12318 509" svg:d="M0 509h12318v-509M12318 0h-12318v509">
              <text:p/>
            </draw:path>
          </draw:g>
          <draw:frame draw:style-name="gr7" draw:layer="layout" svg:width="12.317cm" svg:height="0.508cm" svg:x="8.382cm" svg:y="3.401cm">
            <draw:text-box>
              <text:p text:style-name="P2"><text:span text:style-name="T1">«const»Thyra::</text:span><text:span text:style-name="T2">LinearProblemStateBase</text:span></text:p>
            </draw:text-box>
          </draw:frame>
        </draw:g>
        <draw:polyline draw:style-name="gr37" draw:layer="layout" svg:width="2.859cm" svg:height="1.143cm" svg:x="14.54cm" svg:y="9.398cm" svg:viewBox="0 0 2860 1144" draw:points="0,0 0,636 2860,636 2860,1144">
          <text:p/>
        </draw:polyline>
        <draw:g>
          <draw:g>
            <draw:polygon draw:style-name="gr3" draw:layer="layout" svg:width="9.18cm" svg:height="0.748cm" svg:x="2.54cm" svg:y="1.277cm" svg:viewBox="0 0 9181 749" draw:points="0,749 9181,749 9181,0 0,0">
              <text:p/>
            </draw:polygon>
            <draw:polygon draw:style-name="gr4" draw:layer="layout" svg:width="9.18cm" svg:height="0.748cm" svg:x="2.54cm" svg:y="1.277cm" svg:viewBox="0 0 9181 749" draw:points="0,749 9181,749 9181,0 0,0">
              <text:p/>
            </draw:polygon>
          </draw:g>
          <draw:frame draw:style-name="gr9" draw:layer="layout" svg:width="9.18cm" svg:height="0.779cm" svg:x="2.54cm" svg:y="1.277cm">
            <draw:text-box>
              <text:p text:style-name="P1"><text:span text:style-name="T1">reset()</text:span><text:span text:style-name="T1"><text:line-break/></text:span><text:span text:style-name="T1">checkStatus(in : LinearProblemStateBase, inout status[] : EStatusType)</text:span></text:p>
            </draw:text-box>
          </draw:frame>
        </draw:g>
        <draw:g>
          <draw:g>
            <draw:path draw:style-name="gr3" draw:layer="layout" svg:width="9.18cm" svg:height="0.508cm" svg:x="2.54cm" svg:y="0.769cm" svg:viewBox="0 0 9181 509" svg:d="M0 509h9181v-509zM9181 0h-9181v509z">
              <text:p/>
            </draw:path>
            <draw:path draw:style-name="gr4" draw:layer="layout" svg:width="9.18cm" svg:height="0.508cm" svg:x="2.54cm" svg:y="0.769cm" svg:viewBox="0 0 9181 509" svg:d="M0 509h9181v-509M9181 0h-9181v509">
              <text:p/>
            </draw:path>
          </draw:g>
          <draw:frame draw:style-name="gr7" draw:layer="layout" svg:width="9.18cm" svg:height="0.508cm" svg:x="2.54cm" svg:y="0.769cm">
            <draw:text-box>
              <text:p text:style-name="P2"><text:span text:style-name="T1">Thyra::StatusTestBase</text:span></text:p>
            </draw:text-box>
          </draw:frame>
        </draw:g>
        <draw:g>
          <draw:g>
            <draw:path draw:style-name="gr3" draw:layer="layout" svg:width="5.207cm" svg:height="0.508cm" svg:x="1.969cm" svg:y="6.985cm" svg:viewBox="0 0 5208 509" svg:d="M0 509h5208v-509zM5208 0h-5208v509z">
              <text:p/>
            </draw:path>
            <draw:path draw:style-name="gr4" draw:layer="layout" svg:width="5.207cm" svg:height="0.508cm" svg:x="1.969cm" svg:y="6.985cm" svg:viewBox="0 0 5208 509" svg:d="M0 509h5208v-509M5208 0h-5208v509">
              <text:p/>
            </draw:path>
          </draw:g>
          <draw:frame draw:style-name="gr7" draw:layer="layout" svg:width="5.207cm" svg:height="0.508cm" svg:x="1.969cm" svg:y="6.985cm">
            <draw:text-box>
              <text:p text:style-name="P2"><text:span text:style-name="T1">Thyra::LinearOpBase</text:span></text:p>
            </draw:text-box>
          </draw:frame>
        </draw:g>
        <draw:g>
          <draw:g>
            <draw:path draw:style-name="gr3" draw:layer="layout" svg:width="5.3cm" svg:height="0.508cm" svg:x="2.582cm" svg:y="12.065cm" svg:viewBox="0 0 5301 509" svg:d="M0 509h5301v-509zM5301 0h-5301v509z">
              <text:p/>
            </draw:path>
            <draw:path draw:style-name="gr4" draw:layer="layout" svg:width="5.3cm" svg:height="0.508cm" svg:x="2.582cm" svg:y="12.065cm" svg:viewBox="0 0 5301 509" svg:d="M0 509h5301v-509M5301 0h-5301v509">
              <text:p/>
            </draw:path>
          </draw:g>
          <draw:frame draw:style-name="gr7" draw:layer="layout" svg:width="5.3cm" svg:height="0.508cm" svg:x="2.582cm" svg:y="12.065cm">
            <draw:text-box>
              <text:p text:style-name="P2"><text:span text:style-name="T1">Thyra::MultiVectorBase</text:span></text:p>
            </draw:text-box>
          </draw:frame>
        </draw:g>
        <draw:polyline draw:style-name="gr38" draw:layer="layout" svg:width="3.81cm" svg:height="1.496cm" svg:x="4.572cm" svg:y="7.493cm" svg:viewBox="0 0 3811 1497" draw:points="3811,1497 0,1497 0,0">
          <text:p/>
        </draw:polyline>
        <draw:g>
          <draw:frame draw:style-name="gr12" draw:layer="layout" svg:width="0.282cm" svg:height="1.227cm" svg:x="5.267cm" svg:y="7.885cm">
            <draw:text-box>
              <text:p/>
            </draw:text-box>
          </draw:frame>
        </draw:g>
        <draw:g>
          <draw:frame draw:style-name="gr13" draw:layer="layout" svg:width="1.517cm" svg:height="0.621cm" svg:x="4.197cm" svg:y="7.949cm">
            <draw:text-box>
              <text:p text:style-name="P2"><text:span text:style-name="T1">rightPrec</text:span></text:p>
            </draw:text-box>
          </draw:frame>
        </draw:g>
        <draw:g>
          <draw:frame draw:style-name="gr13" draw:layer="layout" svg:width="0.858cm" svg:height="0.621cm" svg:x="6.073cm" svg:y="7.949cm">
            <draw:text-box>
              <text:p text:style-name="P2"><text:span text:style-name="T1">0..1</text:span></text:p>
            </draw:text-box>
          </draw:frame>
        </draw:g>
        <draw:polyline draw:style-name="gr39" draw:layer="layout" svg:width="5.163cm" svg:height="2.695cm" svg:x="3.907cm" svg:y="9.37cm" svg:viewBox="0 0 5164 2696" draw:points="5164,0 5164,942 0,942 0,2696">
          <text:p/>
        </draw:polyline>
        <draw:g>
          <draw:frame draw:style-name="gr12" draw:layer="layout" svg:width="0.282cm" svg:height="1.227cm" svg:x="8.609cm" svg:y="9.482cm">
            <draw:text-box>
              <text:p/>
            </draw:text-box>
          </draw:frame>
        </draw:g>
        <draw:g>
          <draw:frame draw:style-name="gr13" draw:layer="layout" svg:width="0.748cm" svg:height="0.621cm" svg:x="4.087cm" svg:y="11.029cm">
            <draw:text-box>
              <text:p text:style-name="P2"><text:span text:style-name="T1">lhs</text:span></text:p>
            </draw:text-box>
          </draw:frame>
        </draw:g>
        <draw:g>
          <draw:frame draw:style-name="gr13" draw:layer="layout" svg:width="0.544cm" svg:height="0.621cm" svg:x="3.184cm" svg:y="11.029cm">
            <draw:text-box>
              <text:p text:style-name="P2"><text:span text:style-name="T1">1</text:span></text:p>
            </draw:text-box>
          </draw:frame>
        </draw:g>
        <draw:polyline draw:style-name="gr40" draw:layer="layout" svg:width="4.904cm" svg:height="2.667cm" svg:x="6.557cm" svg:y="9.398cm" svg:viewBox="0 0 4905 2668" draw:points="4905,0 4905,1626 0,1626 0,2668">
          <text:p/>
        </draw:polyline>
        <draw:g>
          <draw:frame draw:style-name="gr12" draw:layer="layout" svg:width="0.282cm" svg:height="1.227cm" svg:x="11.019cm" svg:y="9.515cm">
            <draw:text-box>
              <text:p/>
            </draw:text-box>
          </draw:frame>
        </draw:g>
        <draw:g>
          <draw:frame draw:style-name="gr13" draw:layer="layout" svg:width="0.779cm" svg:height="0.621cm" svg:x="6.737cm" svg:y="11.029cm">
            <draw:text-box>
              <text:p text:style-name="P2"><text:span text:style-name="T1">rhs</text:span></text:p>
            </draw:text-box>
          </draw:frame>
        </draw:g>
        <draw:g>
          <draw:frame draw:style-name="gr13" draw:layer="layout" svg:width="0.544cm" svg:height="0.621cm" svg:x="5.833cm" svg:y="11.029cm">
            <draw:text-box>
              <text:p text:style-name="P2"><text:span text:style-name="T1">1</text:span></text:p>
            </draw:text-box>
          </draw:frame>
        </draw:g>
        <draw:polyline draw:style-name="gr41" draw:layer="layout" svg:width="13.303cm" svg:height="11.056cm" svg:x="1.397cm" svg:y="2.025cm" svg:viewBox="0 0 13304 11057" draw:points="13304,9509 11025,9509 11025,11057 0,11057 0,845 5733,845 5733,0">
          <text:p/>
        </draw:polyline>
        <draw:g>
          <draw:frame draw:style-name="gr12" draw:layer="layout" svg:width="0.282cm" svg:height="1.227cm" svg:x="13.289cm" svg:y="10.429cm">
            <draw:text-box>
              <text:p/>
            </draw:text-box>
          </draw:frame>
        </draw:g>
        <draw:g>
          <draw:frame draw:style-name="gr13" draw:layer="layout" svg:width="1.689cm" svg:height="0.621cm" svg:x="5.137cm" svg:y="3.026cm">
            <draw:text-box>
              <text:p text:style-name="P2"><text:span text:style-name="T1">statusTest</text:span></text:p>
            </draw:text-box>
          </draw:frame>
        </draw:g>
        <draw:g>
          <draw:frame draw:style-name="gr13" draw:layer="layout" svg:width="0.858cm" svg:height="0.621cm" svg:x="7.182cm" svg:y="3.07cm">
            <draw:text-box>
              <text:p text:style-name="P2"><text:span text:style-name="T1">0..1</text:span></text:p>
            </draw:text-box>
          </draw:frame>
        </draw:g>
        <draw:polyline draw:style-name="gr42" draw:layer="layout" svg:width="5.112cm" svg:height="2.822cm" svg:x="3.27cm" svg:y="4.163cm" svg:viewBox="0 0 5113 2823" draw:points="5113,0 0,0 0,2823">
          <text:p/>
        </draw:polyline>
        <draw:g>
          <draw:frame draw:style-name="gr12" draw:layer="layout" svg:width="0.282cm" svg:height="1.227cm" svg:x="7.682cm" svg:y="3.059cm">
            <draw:text-box>
              <text:p/>
            </draw:text-box>
          </draw:frame>
        </draw:g>
        <draw:g>
          <draw:frame draw:style-name="gr13" draw:layer="layout" svg:width="1.344cm" svg:height="0.621cm" svg:x="3.45cm" svg:y="5.946cm">
            <draw:text-box>
              <text:p text:style-name="P2"><text:span text:style-name="T1">leftPrec</text:span></text:p>
            </draw:text-box>
          </draw:frame>
        </draw:g>
        <draw:g>
          <draw:frame draw:style-name="gr13" draw:layer="layout" svg:width="0.858cm" svg:height="0.621cm" svg:x="2.233cm" svg:y="5.946cm">
            <draw:text-box>
              <text:p text:style-name="P2"><text:span text:style-name="T1">0..1</text:span></text:p>
            </draw:text-box>
          </draw:frame>
        </draw:g>
        <draw:g>
          <draw:g>
            <draw:path draw:style-name="gr43" draw:layer="layout" svg:width="0.406cm" svg:height="0.401cm" svg:x="8.788cm" svg:y="13.792cm" svg:viewBox="0 0 407 402" svg:d="M0 201c0-37 9-68 27-101 19-32 42-55 75-73 32-19 64-27 101-27 38 0 70 8 102 27 33 18 56 41 75 73 18 33 27 64 27 101 0 37-9 68-27 100-19 33-42 56-75 74-32 19-64 27-101 27-38 0-70-8-102-27-33-18-56-41-75-74-18-32-27-63-27-100z">
              <text:p/>
            </draw:path>
            <draw:path draw:style-name="gr44" draw:layer="layout" svg:width="0.813cm" svg:height="2.21cm" svg:x="8.585cm" svg:y="13.792cm" svg:viewBox="0 0 814 2211" svg:d="M0 603h814M407 1407l407 804M407 401v1006l-407 804M204 200c0-37 8-68 27-100 18-32 42-55 74-73 33-19 65-27 102-27s69 8 102 27c32 18 56 41 74 73 19 32 28 63 28 100 0 37-9 68-28 100-18 32-42 55-74 74-33 18-65 26-102 26s-69-8-102-26c-32-19-56-42-74-74-19-32-27-63-27-100z">
              <text:p/>
            </draw:path>
          </draw:g>
          <draw:frame draw:style-name="gr13" draw:layer="layout" svg:width="1.109cm" svg:height="0.621cm" svg:x="8.437cm" svg:y="16.002cm">
            <draw:text-box>
              <text:p text:style-name="P2"><text:span text:style-name="T1">Client</text:span></text:p>
            </draw:text-box>
          </draw:frame>
        </draw:g>
        <draw:polyline draw:style-name="gr45" draw:layer="layout" svg:width="5.353cm" svg:height="1.166cm" svg:x="9.347cm" svg:y="13.515cm" svg:viewBox="0 0 5354 1167" draw:points="0,1167 4148,1167 4148,0 5354,0">
          <text:p/>
        </draw:polyline>
        <draw:g>
          <draw:frame draw:style-name="gr12" draw:layer="layout" svg:width="0.282cm" svg:height="1.227cm" svg:x="9.722cm" svg:y="14.558cm">
            <draw:text-box>
              <text:p/>
            </draw:text-box>
          </draw:frame>
        </draw:g>
        <draw:g>
          <draw:frame draw:style-name="gr13" draw:layer="layout" svg:width="0.607cm" svg:height="0.621cm" svg:x="13.718cm" svg:y="12.714cm">
            <draw:text-box>
              <text:p text:style-name="P2"><text:span text:style-name="T1">bi</text:span></text:p>
            </draw:text-box>
          </draw:frame>
        </draw:g>
        <draw:g>
          <draw:frame draw:style-name="gr13" draw:layer="layout" svg:width="0.544cm" svg:height="0.621cm" svg:x="13.781cm" svg:y="13.695cm">
            <draw:text-box>
              <text:p text:style-name="P2"><text:span text:style-name="T1">1</text:span></text:p>
            </draw:text-box>
          </draw:frame>
        </draw:g>
        <draw:g>
          <draw:g>
            <draw:path draw:style-name="gr3" draw:layer="layout" svg:width="3.39cm" svg:height="0.508cm" svg:x="15.704cm" svg:y="15.621cm" svg:viewBox="0 0 3391 509" svg:d="M0 509h3391v-509zM3391 0h-3391v509z">
              <text:p/>
            </draw:path>
            <draw:path draw:style-name="gr4" draw:layer="layout" svg:width="3.39cm" svg:height="0.508cm" svg:x="15.704cm" svg:y="15.621cm" svg:viewBox="0 0 3391 509" svg:d="M0 509h3391v-509M3391 0h-3391v509">
              <text:p/>
            </draw:path>
          </draw:g>
          <draw:frame draw:style-name="gr7" draw:layer="layout" svg:width="3.39cm" svg:height="0.508cm" svg:x="15.704cm" svg:y="15.621cm">
            <draw:text-box>
              <text:p text:style-name="P2"><text:span text:style-name="T5">ConcreteIterationKernel</text:span></text:p>
            </draw:text-box>
          </draw:frame>
        </draw:g>
        <draw:polyline draw:style-name="gr46" draw:layer="layout" svg:width="2.508cm" svg:height="2.085cm" svg:x="5.874cm" svg:y="4.9cm" svg:viewBox="0 0 2509 2086" draw:points="2509,0 0,0 0,2086">
          <text:p/>
        </draw:polyline>
        <draw:g>
          <draw:frame draw:style-name="gr12" draw:layer="layout" svg:width="0.282cm" svg:height="1.227cm" svg:x="7.782cm" svg:y="3.797cm">
            <draw:text-box>
              <text:p/>
            </draw:text-box>
          </draw:frame>
        </draw:g>
        <draw:g>
          <draw:frame draw:style-name="gr13" draw:layer="layout" svg:width="1.438cm" svg:height="0.621cm" svg:x="6.053cm" svg:y="6.046cm">
            <draw:text-box>
              <text:p text:style-name="P2"><text:span text:style-name="T1">operator</text:span></text:p>
            </draw:text-box>
          </draw:frame>
        </draw:g>
        <draw:g>
          <draw:frame draw:style-name="gr13" draw:layer="layout" svg:width="0.544cm" svg:height="0.621cm" svg:x="5.15cm" svg:y="6.046cm">
            <draw:text-box>
              <text:p text:style-name="P2"><text:span text:style-name="T1">1</text:span></text:p>
            </draw:text-box>
          </draw:frame>
        </draw:g>
        <draw:line draw:style-name="gr47" draw:layer="layout" svg:x1="17.399cm" svg:y1="14.506cm" svg:x2="17.399cm" svg:y2="15.62cm">
          <text:p/>
        </draw:line>
        <draw:g>
          <draw:g>
            <draw:path draw:style-name="gr3" draw:layer="layout" svg:width="2.842cm" svg:height="0.508cm" svg:x="2.135cm" svg:y="14.732cm" svg:viewBox="0 0 2843 509" svg:d="M0 509h2843v-509zM2843 0h-2843v509z">
              <text:p/>
            </draw:path>
            <draw:path draw:style-name="gr4" draw:layer="layout" svg:width="2.842cm" svg:height="0.508cm" svg:x="2.135cm" svg:y="14.732cm" svg:viewBox="0 0 2843 509" svg:d="M0 509h2843v-509M2843 0h-2843v509">
              <text:p/>
            </draw:path>
          </draw:g>
          <draw:frame draw:style-name="gr7" draw:layer="layout" svg:width="2.842cm" svg:height="0.508cm" svg:x="2.135cm" svg:y="14.732cm">
            <draw:text-box>
              <text:p text:style-name="P2"><text:span text:style-name="T5">ConcreteStatusTest</text:span></text:p>
            </draw:text-box>
          </draw:frame>
        </draw:g>
        <draw:polyline draw:style-name="gr48" draw:layer="layout" svg:width="2.858cm" svg:height="13.335cm" svg:x="0.699cm" svg:y="1.397cm" svg:viewBox="0 0 2859 13336" draw:points="1842,0 0,0 0,12860 2859,12860 2859,13336">
          <text:p/>
        </draw:polyline>
        <draw:line draw:style-name="gr49" draw:layer="layout" svg:x1="8.636cm" svg:y1="14.986cm" svg:x2="4.977cm" svg:y2="14.986cm">
          <text:p/>
        </draw:line>
        <draw:g>
          <draw:frame draw:style-name="gr12" draw:layer="layout" svg:width="0.282cm" svg:height="1.227cm" svg:x="8.065cm" svg:y="13.882cm">
            <draw:text-box>
              <text:p/>
            </draw:text-box>
          </draw:frame>
        </draw:g>
        <draw:g>
          <draw:frame draw:style-name="gr13" draw:layer="layout" svg:width="1.689cm" svg:height="0.621cm" svg:x="5.266cm" svg:y="15.166cm">
            <draw:text-box>
              <text:p text:style-name="P2"><text:span text:style-name="T1">statusTest</text:span></text:p>
            </draw:text-box>
          </draw:frame>
        </draw:g>
        <draw:g>
          <draw:frame draw:style-name="gr13" draw:layer="layout" svg:width="0.544cm" svg:height="0.621cm" svg:x="5.266cm" svg:y="14.185cm">
            <draw:text-box>
              <text:p text:style-name="P2"><text:span text:style-name="T1">1</text:span></text:p>
            </draw:text-box>
          </draw:frame>
        </draw:g>
        <draw:polyline draw:style-name="gr50" draw:layer="layout" svg:width="2.821cm" svg:height="2.004cm" svg:x="11.72cm" svg:y="1.397cm" svg:viewBox="0 0 2822 2005" draw:points="0,0 2822,0 2822,2005">
          <text:p/>
        </draw:polyline>
      </draw:page>
      <draw:page draw:name="Use Case-1" draw:style-name="dp1" draw:master-page-name="Default">
        <draw:line draw:style-name="gr51" draw:layer="layout" svg:x1="0.254cm" svg:y1="0cm" svg:x2="0.254cm" svg:y2="27.94cm">
          <text:p/>
        </draw:line>
        <draw:frame draw:style-name="gr8" draw:layer="layout" svg:width="6.38cm" svg:height="1.806cm" svg:x="0cm" svg:y="-1.806cm">
          <draw:text-box>
            <text:p text:style-name="P2"><text:span text:style-name="T3">Use Case</text:span></text:p>
          </draw:text-box>
        </draw:frame>
        <draw:g>
          <draw:g>
            <draw:path draw:style-name="gr43" draw:layer="layout" svg:width="0.406cm" svg:height="0.401cm" svg:x="3.861cm" svg:y="11.176cm" svg:viewBox="0 0 407 402" svg:d="M0 201c0-37 9-68 27-101 19-32 42-55 75-73 32-19 64-27 101-27 38 0 70 8 102 27 33 18 56 41 75 73 18 33 27 64 27 101 0 37-9 68-27 100-19 33-42 56-75 74-32 19-64 27-101 27-38 0-70-8-102-27-33-18-56-41-75-74-18-32-27-63-27-100z">
              <text:p/>
            </draw:path>
            <draw:path draw:style-name="gr44" draw:layer="layout" svg:width="0.813cm" svg:height="2.21cm" svg:x="3.658cm" svg:y="11.176cm" svg:viewBox="0 0 814 2211" svg:d="M0 603h814M407 1407l407 804M407 401v1006l-407 804M204 200c0-37 8-68 27-100 18-32 42-55 74-73 33-19 65-27 102-27s69 8 102 27c32 18 56 41 74 73 19 32 28 63 28 100 0 37-9 68-28 100-18 32-42 55-74 74-33 18-65 26-102 26s-69-8-102-26c-32-19-56-42-74-74-19-32-27-63-27-100z">
              <text:p/>
            </draw:path>
          </draw:g>
          <draw:frame draw:style-name="gr13" draw:layer="layout" svg:width="3.195cm" svg:height="0.621cm" svg:x="2.467cm" svg:y="13.386cm">
            <draw:text-box>
              <text:p text:style-name="P2"><text:span text:style-name="T1">Client (nonlinear ANA)</text:span></text:p>
            </draw:text-box>
          </draw:frame>
        </draw:g>
        <draw:g>
          <draw:g>
            <draw:path draw:style-name="gr43" draw:layer="layout" svg:width="0.406cm" svg:height="0.401cm" svg:x="17.542cm" svg:y="11.214cm" svg:viewBox="0 0 407 402" svg:d="M0 201c0-37 9-68 27-101 19-32 42-55 75-73 32-19 64-27 101-27 38 0 70 8 102 27 33 18 56 41 75 73 18 33 27 64 27 101 0 37-9 68-27 100-19 33-42 56-75 74-32 19-64 27-101 27-38 0-70-8-102-27-33-18-56-41-75-74-18-32-27-63-27-100z">
              <text:p/>
            </draw:path>
            <draw:path draw:style-name="gr44" draw:layer="layout" svg:width="0.813cm" svg:height="2.21cm" svg:x="17.339cm" svg:y="11.214cm" svg:viewBox="0 0 814 2211" svg:d="M0 603h814M407 1407l407 804M407 401v1006l-407 804M204 200c0-37 8-68 27-100 18-32 42-55 74-73 33-19 65-27 102-27s69 8 102 27c32 18 56 41 74 73 19 32 28 63 28 100 0 37-9 68-28 100-18 32-42 55-74 74-33 18-65 26-102 26s-69-8-102-26c-32-19-56-42-74-74-19-32-27-63-27-100z">
              <text:p/>
            </draw:path>
          </draw:g>
          <draw:frame draw:style-name="gr13" draw:layer="layout" svg:width="4.136cm" svg:height="0.621cm" svg:x="15.677cm" svg:y="13.424cm">
            <draw:text-box>
              <text:p text:style-name="P2"><text:span text:style-name="T1">concrete iterative linear solver</text:span></text:p>
            </draw:text-box>
          </draw:frame>
        </draw:g>
        <draw:g>
          <draw:g>
            <draw:path draw:style-name="gr43" draw:layer="layout" svg:width="2.54cm" svg:height="1.27cm" svg:x="6.806cm" svg:y="6.731cm" svg:viewBox="0 0 2541 1271" svg:d="M0 635v1c0-117 53-217 170-318 117-102 263-174 465-233 203-58 402-85 635-85 234 0 433 27 636 85 202 59 348 131 465 233 117 101 170 201 170 317 0 117-53 217-170 318-117 102-263 174-465 233-203 58-402 85-635 85-234 0-433-27-636-85-202-59-348-131-465-233-117-101-170-201-170-317z">
              <text:p/>
            </draw:path>
            <draw:path draw:style-name="gr44" draw:layer="layout" svg:width="2.54cm" svg:height="1.27cm" svg:x="6.806cm" svg:y="6.731cm" svg:viewBox="0 0 2541 1271" svg:d="M0 635v1c0-117 53-217 170-318 117-102 263-174 465-233 203-58 402-85 635-85 234 0 433 27 636 85 202 59 348 131 465 233 117 101 170 201 170 317 0 117-53 217-170 318-117 102-263 174-465 233-203 58-402 85-635 85-234 0-433-27-636-85-202-59-348-131-465-233-117-101-170-201-170-317z">
              <text:p/>
            </draw:path>
          </draw:g>
          <draw:frame draw:style-name="gr52" draw:layer="layout" svg:width="1.905cm" svg:height="1.016cm" svg:x="7.123cm" svg:y="6.858cm">
            <draw:text-box>
              <text:p text:style-name="P2"><text:span text:style-name="T1">Setup linear</text:span><text:span text:style-name="T1"><text:line-break/></text:span><text:span text:style-name="T1">problem</text:span></text:p>
            </draw:text-box>
          </draw:frame>
        </draw:g>
        <draw:g>
          <draw:g>
            <draw:path draw:style-name="gr43" draw:layer="layout" svg:width="2.54cm" svg:height="1.27cm" svg:x="6.806cm" svg:y="10.668cm" svg:viewBox="0 0 2541 1271" svg:d="M0 635v1c0-117 53-217 170-318 117-102 263-174 465-233 203-58 402-85 635-85 234 0 433 27 636 85 202 59 348 131 465 233 117 101 170 201 170 317 0 117-53 217-170 318-117 102-263 174-465 233-203 58-402 85-635 85-234 0-433-27-636-85-202-59-348-131-465-233-117-101-170-201-170-317z">
              <text:p/>
            </draw:path>
            <draw:path draw:style-name="gr44" draw:layer="layout" svg:width="2.54cm" svg:height="1.27cm" svg:x="6.806cm" svg:y="10.668cm" svg:viewBox="0 0 2541 1271" svg:d="M0 635v1c0-117 53-217 170-318 117-102 263-174 465-233 203-58 402-85 635-85 234 0 433 27 636 85 202 59 348 131 465 233 117 101 170 201 170 317 0 117-53 217-170 318-117 102-263 174-465 233-203 58-402 85-635 85-234 0-433-27-636-85-202-59-348-131-465-233-117-101-170-201-170-317z">
              <text:p/>
            </draw:path>
          </draw:g>
          <draw:frame draw:style-name="gr52" draw:layer="layout" svg:width="2.348cm" svg:height="1.016cm" svg:x="6.902cm" svg:y="10.795cm">
            <draw:text-box>
              <text:p text:style-name="P2"><text:span text:style-name="T1">Iterate on linear</text:span><text:span text:style-name="T1"><text:line-break/></text:span><text:span text:style-name="T1">problem</text:span></text:p>
            </draw:text-box>
          </draw:frame>
        </draw:g>
        <draw:g>
          <draw:g>
            <draw:path draw:style-name="gr43" draw:layer="layout" svg:width="2.69cm" svg:height="1.345cm" svg:x="6.731cm" svg:y="12.637cm" svg:viewBox="0 0 2691 1346" svg:d="M0 673c0-124 56-229 180-337 124-107 278-184 493-246 214-62 425-90 672-90 248 0 459 28 673 90 215 62 369 139 493 246 124 108 180 213 180 337 0 124-56 229-180 337-124 107-278 184-493 246-214 62-425 90-672 90-248 0-459-28-673-90-215-62-369-139-493-246-124-108-180-213-180-337z">
              <text:p/>
            </draw:path>
            <draw:path draw:style-name="gr44" draw:layer="layout" svg:width="2.69cm" svg:height="1.345cm" svg:x="6.731cm" svg:y="12.637cm" svg:viewBox="0 0 2691 1346" svg:d="M0 673c0-124 56-229 180-337 124-107 278-184 493-246 214-62 425-90 672-90 248 0 459 28 673 90 215 62 369 139 493 246 124 108 180 213 180 337 0 124-56 229-180 337-124 107-278 184-493 246-214 62-425 90-672 90-248 0-459-28-673-90-215-62-369-139-493-246-124-108-180-213-180-337z">
              <text:p/>
            </draw:path>
          </draw:g>
          <draw:frame draw:style-name="gr52" draw:layer="layout" svg:width="2.69cm" svg:height="1.016cm" svg:x="6.731cm" svg:y="12.801cm">
            <draw:text-box>
              <text:p text:style-name="P2"><text:span text:style-name="T1">Retrieve "solution"</text:span></text:p>
            </draw:text-box>
          </draw:frame>
        </draw:g>
        <draw:line draw:style-name="gr53" draw:layer="layout" svg:x1="4.47cm" svg:y1="11.78cm" svg:x2="6.807cm" svg:y2="7.366cm">
          <text:p/>
        </draw:line>
        <draw:g>
          <draw:frame draw:style-name="gr12" draw:layer="layout" svg:width="0.282cm" svg:height="1.227cm" svg:x="4.783cm" svg:y="10.648cm">
            <draw:text-box>
              <text:p/>
            </draw:text-box>
          </draw:frame>
        </draw:g>
        <draw:line draw:style-name="gr54" draw:layer="layout" svg:x1="4.538cm" svg:y1="11.825cm" svg:x2="6.807cm" svg:y2="11.303cm">
          <text:p/>
        </draw:line>
        <draw:g>
          <draw:frame draw:style-name="gr12" draw:layer="layout" svg:width="0.282cm" svg:height="1.227cm" svg:x="4.821cm" svg:y="11.641cm">
            <draw:text-box>
              <text:p/>
            </draw:text-box>
          </draw:frame>
        </draw:g>
        <draw:line draw:style-name="gr55" draw:layer="layout" svg:x1="4.47cm" svg:y1="11.779cm" svg:x2="6.732cm" svg:y2="13.31cm">
          <text:p/>
        </draw:line>
        <draw:g>
          <draw:frame draw:style-name="gr12" draw:layer="layout" svg:width="0.282cm" svg:height="1.227cm" svg:x="4.586cm" svg:y="11.771cm">
            <draw:text-box>
              <text:p/>
            </draw:text-box>
          </draw:frame>
        </draw:g>
        <draw:g>
          <draw:g>
            <draw:path draw:style-name="gr43" draw:layer="layout" svg:width="2.975cm" svg:height="1.486cm" svg:x="10.477cm" svg:y="5.715cm" svg:viewBox="0 0 2976 1487" svg:d="M0 743c0-136 62-253 199-371 137-119 308-204 545-273 237-68 470-99 744-99s507 31 744 99c237 69 408 154 545 273 137 118 199 235 199 371 0 137-62 254-199 372-137 119-308 204-545 273-237 68-470 99-744 99s-507-31-744-99c-237-69-408-154-545-273-137-118-199-235-199-372z">
              <text:p/>
            </draw:path>
            <draw:path draw:style-name="gr44" draw:layer="layout" svg:width="2.975cm" svg:height="1.486cm" svg:x="10.477cm" svg:y="5.715cm" svg:viewBox="0 0 2976 1487" svg:d="M0 743c0-136 62-253 199-371 137-119 308-204 545-273 237-68 470-99 744-99s507 31 744 99c237 69 408 154 545 273 137 118 199 235 199 371 0 137-62 254-199 372-137 119-308 204-545 273-237 68-470 99-744 99s-507-31-744-99c-237-69-408-154-545-273-137-118-199-235-199-372z">
              <text:p/>
            </draw:path>
          </draw:g>
          <draw:frame draw:style-name="gr52" draw:layer="layout" svg:width="2.975cm" svg:height="1.016cm" svg:x="10.477cm" svg:y="5.951cm">
            <draw:text-box>
              <text:p text:style-name="P2"><text:span text:style-name="T1">Setup to solve</text:span><text:span text:style-name="T1"><text:line-break/></text:span><text:span text:style-name="T1">current block system</text:span></text:p>
            </draw:text-box>
          </draw:frame>
        </draw:g>
        <draw:g>
          <draw:g>
            <draw:path draw:style-name="gr43" draw:layer="layout" svg:width="4.117cm" svg:height="2.058cm" svg:x="9.906cm" svg:y="9.766cm" svg:viewBox="0 0 4118 2059" svg:d="M0 1030c0-190 86-351 276-515 189-164 425-282 753-377 329-95 651-138 1030-138s701 43 1029 138c329 95 565 213 754 377 190 164 276 325 276 514v1c0 189-86 350-276 514-189 164-425 282-753 377-329 95-651 138-1030 138s-701-43-1029-138c-329-95-565-213-754-377-190-164-276-325-276-514z">
              <text:p/>
            </draw:path>
            <draw:path draw:style-name="gr44" draw:layer="layout" svg:width="4.117cm" svg:height="2.058cm" svg:x="9.906cm" svg:y="9.766cm" svg:viewBox="0 0 4118 2059" svg:d="M0 1030c0-190 86-351 276-515 189-164 425-282 753-377 329-95 651-138 1030-138s701 43 1029 138c329 95 565 213 754 377 190 164 276 325 276 514v1c0 189-86 350-276 514-189 164-425 282-753 377-329 95-651 138-1030 138s-701-43-1029-138c-329-95-565-213-754-377-190-164-276-325-276-514z">
              <text:p/>
            </draw:path>
          </draw:g>
          <draw:frame draw:style-name="gr56" draw:layer="layout" svg:width="4.117cm" svg:height="1.377cm" svg:x="9.906cm" svg:y="10.107cm">
            <draw:text-box>
              <text:p text:style-name="P2"><text:span text:style-name="T1">Deflate current block</text:span><text:span text:style-name="T1"><text:line-break/></text:span><text:span text:style-name="T1">system removing "converged"</text:span><text:span text:style-name="T1"><text:line-break/></text:span><text:span text:style-name="T1">RHSs</text:span></text:p>
            </draw:text-box>
          </draw:frame>
        </draw:g>
        <draw:g>
          <draw:g>
            <draw:path draw:style-name="gr43" draw:layer="layout" svg:width="3.662cm" svg:height="1.83cm" svg:x="10.133cm" svg:y="13.843cm" svg:viewBox="0 0 3663 1831" svg:d="M0 915c0-168 77-311 245-457 169-146 379-251 671-335 292-85 578-123 915-123 338 0 624 38 916 123 292 84 502 189 671 335 168 146 245 289 245 457 0 169-77 312-245 458-169 146-379 251-671 335-292 85-578 123-916 123-337 0-623-38-915-123-292-84-502-189-671-335-168-146-245-289-245-458z">
              <text:p/>
            </draw:path>
            <draw:path draw:style-name="gr44" draw:layer="layout" svg:width="3.662cm" svg:height="1.83cm" svg:x="10.133cm" svg:y="13.843cm" svg:viewBox="0 0 3663 1831" svg:d="M0 915c0-168 77-311 245-457 169-146 379-251 671-335 292-85 578-123 915-123 338 0 624 38 916 123 292 84 502 189 671 335 168 146 245 289 245 457 0 169-77 312-245 458-169 146-379 251-671 335-292 85-578 123-916 123-337 0-623-38-915-123-292-84-502-189-671-335-168-146-245-289-245-458z">
              <text:p/>
            </draw:path>
          </draw:g>
          <draw:frame draw:style-name="gr56" draw:layer="layout" svg:width="3.662cm" svg:height="1.377cm" svg:x="10.133cm" svg:y="14.07cm">
            <draw:text-box>
              <text:p text:style-name="P2"><text:span text:style-name="T1">Finalize compuation of</text:span><text:span text:style-name="T1"><text:line-break/></text:span><text:span text:style-name="T1">"solution" for current block</text:span><text:span text:style-name="T1"><text:line-break/></text:span><text:span text:style-name="T1">system</text:span></text:p>
            </draw:text-box>
          </draw:frame>
        </draw:g>
        <draw:g>
          <draw:g>
            <draw:path draw:style-name="gr43" draw:layer="layout" svg:width="2.975cm" svg:height="1.486cm" svg:x="10.477cm" svg:y="12.065cm" svg:viewBox="0 0 2976 1487" svg:d="M0 743c0-136 62-253 199-371 137-119 308-204 545-273 237-68 470-99 744-99s507 31 744 99c237 69 408 154 545 273 137 118 199 235 199 371 0 137-62 254-199 372-137 119-308 204-545 273-237 68-470 99-744 99s-507-31-744-99c-237-69-408-154-545-273-137-118-199-235-199-372z">
              <text:p/>
            </draw:path>
            <draw:path draw:style-name="gr44" draw:layer="layout" svg:width="2.975cm" svg:height="1.486cm" svg:x="10.477cm" svg:y="12.065cm" svg:viewBox="0 0 2976 1487" svg:d="M0 743c0-136 62-253 199-371 137-119 308-204 545-273 237-68 470-99 744-99s507 31 744 99c237 69 408 154 545 273 137 118 199 235 199 371 0 137-62 254-199 372-137 119-308 204-545 273-237 68-470 99-744 99s-507-31-744-99c-237-69-408-154-545-273-137-118-199-235-199-372z">
              <text:p/>
            </draw:path>
          </draw:g>
          <draw:frame draw:style-name="gr52" draw:layer="layout" svg:width="2.975cm" svg:height="1.016cm" svg:x="10.477cm" svg:y="12.301cm">
            <draw:text-box>
              <text:p text:style-name="P2"><text:span text:style-name="T1">Perform iteration on</text:span><text:span text:style-name="T1"><text:line-break/></text:span><text:span text:style-name="T1">current block system</text:span></text:p>
            </draw:text-box>
          </draw:frame>
        </draw:g>
        <draw:g>
          <draw:g>
            <draw:path draw:style-name="gr43" draw:layer="layout" svg:width="4.088cm" svg:height="2.044cm" svg:x="9.92cm" svg:y="7.493cm" svg:viewBox="0 0 4089 2045" svg:d="M0 1023c0-189 86-349 274-512s422-280 748-374 646-137 1022-137c377 0 697 43 1023 137s560 211 748 374 274 323 274 511v1c0 188-86 348-274 511s-422 280-748 374-646 137-1022 137c-377 0-697-43-1023-137s-560-211-748-374-274-323-274-511z">
              <text:p/>
            </draw:path>
            <draw:path draw:style-name="gr44" draw:layer="layout" svg:width="4.088cm" svg:height="2.044cm" svg:x="9.92cm" svg:y="7.493cm" svg:viewBox="0 0 4089 2045" svg:d="M0 1023c0-189 86-349 274-512s422-280 748-374 646-137 1022-137c377 0 697 43 1023 137s560 211 748 374 274 323 274 511v1c0 188-86 348-274 511s-422 280-748 374-646 137-1022 137c-377 0-697-43-1023-137s-560-211-748-374-274-323-274-511z">
              <text:p/>
            </draw:path>
          </draw:g>
          <draw:frame draw:style-name="gr56" draw:layer="layout" svg:width="3.634cm" svg:height="1.377cm" svg:x="10.147cm" svg:y="7.827cm">
            <draw:text-box>
              <text:p text:style-name="P2"><text:span text:style-name="T1">Determine status of</text:span><text:span text:style-name="T1"><text:line-break/></text:span><text:span text:style-name="T1">individual RHSs in current</text:span><text:span text:style-name="T1"><text:line-break/></text:span><text:span text:style-name="T1">block system</text:span></text:p>
            </draw:text-box>
          </draw:frame>
        </draw:g>
        <draw:line draw:style-name="gr57" draw:layer="layout" svg:x1="17.34cm" svg:y1="11.818cm" svg:x2="13.452cm" svg:y2="6.459cm">
          <text:p/>
        </draw:line>
        <draw:g>
          <draw:frame draw:style-name="gr12" draw:layer="layout" svg:width="0.282cm" svg:height="1.227cm" svg:x="17.262cm" svg:y="10.481cm">
            <draw:text-box>
              <text:p/>
            </draw:text-box>
          </draw:frame>
        </draw:g>
        <draw:line draw:style-name="gr58" draw:layer="layout" svg:x1="17.34cm" svg:y1="11.817cm" svg:x2="13.452cm" svg:y2="12.81cm">
          <text:p/>
        </draw:line>
        <draw:g>
          <draw:frame draw:style-name="gr12" draw:layer="layout" svg:width="0.282cm" svg:height="1.227cm" svg:x="16.721cm" svg:y="10.793cm">
            <draw:text-box>
              <text:p/>
            </draw:text-box>
          </draw:frame>
        </draw:g>
        <draw:line draw:style-name="gr59" draw:layer="layout" svg:x1="17.223cm" svg:y1="11.847cm" svg:x2="14.009cm" svg:y2="8.515cm">
          <text:p/>
        </draw:line>
        <draw:g>
          <draw:frame draw:style-name="gr12" draw:layer="layout" svg:width="0.282cm" svg:height="1.227cm" svg:x="17.13cm" svg:y="10.569cm">
            <draw:text-box>
              <text:p/>
            </draw:text-box>
          </draw:frame>
        </draw:g>
        <draw:path draw:style-name="gr60" draw:layer="layout" svg:width="3.316cm" svg:height="1.022cm" svg:x="14.023cm" svg:y="10.795cm" svg:viewBox="0 0 3317 1023" svg:d="M3317 1023l-105-32c3-11 5-20 5-32 0-19-5-36-15-53-9-17-22-29-38-39-17-10-34-14-54-14-19 0-36 4-53 14s-29 22-39 39c-4 7-7 14-9 22l-3009-928">
          <text:p/>
        </draw:path>
        <draw:g>
          <draw:frame draw:style-name="gr12" draw:layer="layout" svg:width="0.282cm" svg:height="1.227cm" svg:x="16.838cm" svg:y="10.638cm">
            <draw:text-box>
              <text:p/>
            </draw:text-box>
          </draw:frame>
        </draw:g>
        <draw:line draw:style-name="gr61" draw:layer="layout" svg:x1="17.34cm" svg:y1="11.817cm" svg:x2="13.796cm" svg:y2="14.76cm">
          <text:p/>
        </draw:line>
        <draw:g>
          <draw:frame draw:style-name="gr12" draw:layer="layout" svg:width="0.282cm" svg:height="1.227cm" svg:x="16.697cm" svg:y="10.958cm">
            <draw:text-box>
              <text:p/>
            </draw:text-box>
          </draw:frame>
        </draw:g>
        <draw:g>
          <draw:g>
            <draw:path draw:style-name="gr43" draw:layer="layout" svg:width="2.69cm" svg:height="1.345cm" svg:x="6.731cm" svg:y="8.726cm" svg:viewBox="0 0 2691 1346" svg:d="M0 673c0-124 56-229 180-337 124-107 278-184 493-246 214-62 425-90 672-90 248 0 459 28 673 90 215 62 369 139 493 246 124 108 180 213 180 337 0 124-56 229-180 337-124 107-278 184-493 246-214 62-425 90-672 90-248 0-459-28-673-90-215-62-369-139-493-246-124-108-180-213-180-337z">
              <text:p/>
            </draw:path>
            <draw:path draw:style-name="gr44" draw:layer="layout" svg:width="2.69cm" svg:height="1.345cm" svg:x="6.731cm" svg:y="8.726cm" svg:viewBox="0 0 2691 1346" svg:d="M0 673c0-124 56-229 180-337 124-107 278-184 493-246 214-62 425-90 672-90 248 0 459 28 673 90 215 62 369 139 493 246 124 108 180 213 180 337 0 124-56 229-180 337-124 107-278 184-493 246-214 62-425 90-672 90-248 0-459-28-673-90-215-62-369-139-493-246-124-108-180-213-180-337z">
              <text:p/>
            </draw:path>
          </draw:g>
          <draw:frame draw:style-name="gr52" draw:layer="layout" svg:width="2.568cm" svg:height="1.016cm" svg:x="6.792cm" svg:y="8.89cm">
            <draw:text-box>
              <text:p text:style-name="P2"><text:span text:style-name="T1">Define status test</text:span></text:p>
            </draw:text-box>
          </draw:frame>
        </draw:g>
        <draw:line draw:style-name="gr62" draw:layer="layout" svg:x1="4.538cm" svg:y1="11.825cm" svg:x2="6.732cm" svg:y2="9.398cm">
          <text:p/>
        </draw:line>
        <draw:g>
          <draw:frame draw:style-name="gr12" draw:layer="layout" svg:width="0.282cm" svg:height="1.227cm" svg:x="4.858cm" svg:y="10.815cm">
            <draw:text-box>
              <text:p/>
            </draw:text-box>
          </draw:frame>
        </draw:g>
      </draw:page>
      <draw:page draw:name="Activity-1" draw:style-name="dp1" draw:master-page-name="Default">
        <draw:frame draw:style-name="gr8" draw:layer="layout" svg:width="5.249cm" svg:height="1.806cm" svg:x="0cm" svg:y="-1.806cm">
          <draw:text-box>
            <text:p text:style-name="P2"><text:span text:style-name="T3">Activity</text:span></text:p>
          </draw:text-box>
        </draw:frame>
        <draw:g>
          <draw:polygon draw:style-name="gr43" draw:layer="layout" svg:width="2.505cm" svg:height="0.889cm" svg:x="6.223cm" svg:y="5.08cm" svg:viewBox="0 0 2506 890" draw:points="0,890 2506,890 2506,0 0,0">
            <text:p/>
          </draw:polygon>
          <draw:polygon draw:style-name="gr4" draw:layer="layout" svg:width="2.505cm" svg:height="0.889cm" svg:x="6.223cm" svg:y="5.08cm" svg:viewBox="0 0 2506 890" draw:points="0,890 2506,890 2506,0 0,0">
            <text:p/>
          </draw:polygon>
        </draw:g>
        <draw:frame draw:style-name="gr63" draw:layer="layout" svg:width="2.505cm" svg:height="0.889cm" svg:x="6.223cm" svg:y="5.08cm">
          <draw:text-box>
            <text:p text:style-name="P2"><text:span text:style-name="T1">Generate RHS B</text:span></text:p>
          </draw:text-box>
        </draw:frame>
        <draw:g>
          <draw:polygon draw:style-name="gr43" draw:layer="layout" svg:width="4.293cm" svg:height="0.889cm" svg:x="9.664cm" svg:y="5.08cm" svg:viewBox="0 0 4294 890" draw:points="0,890 4294,890 4294,0 0,0">
            <text:p/>
          </draw:polygon>
          <draw:polygon draw:style-name="gr4" draw:layer="layout" svg:width="4.293cm" svg:height="0.889cm" svg:x="9.664cm" svg:y="5.08cm" svg:viewBox="0 0 4294 890" draw:points="0,890 4294,890 4294,0 0,0">
            <text:p/>
          </draw:polygon>
        </draw:g>
        <draw:frame draw:style-name="gr63" draw:layer="layout" svg:width="4.293cm" svg:height="0.889cm" svg:x="9.664cm" svg:y="5.08cm">
          <draw:text-box>
            <text:p text:style-name="P2"><text:span text:style-name="T1">Generate Initial LHS Solution X</text:span></text:p>
          </draw:text-box>
        </draw:frame>
        <draw:g>
          <draw:polygon draw:style-name="gr64" draw:layer="layout" svg:width="1.27cm" svg:height="0.159cm" svg:x="6.84cm" svg:y="12.62cm" svg:viewBox="0 0 1271 160" draw:points="0,160 0,0 1271,0 1271,160">
            <text:p/>
          </draw:polygon>
          <draw:polygon draw:style-name="gr65" draw:layer="layout" svg:width="1.27cm" svg:height="0.159cm" svg:x="6.84cm" svg:y="12.62cm" svg:viewBox="0 0 1271 160" draw:points="0,160 0,0 1271,0 1271,160">
            <text:p/>
          </draw:polygon>
        </draw:g>
        <draw:path draw:style-name="gr4" draw:layer="layout" svg:width="0.081cm" svg:height="0.159cm" svg:x="8.151cm" svg:y="12.621cm" svg:viewBox="0 0 82 160" svg:d="M40 160l-40-39M82 121l-42 39M40 0v160">
          <text:p/>
        </draw:path>
        <draw:line draw:style-name="gr66" draw:layer="layout" svg:x1="3.823cm" svg:y1="5.969cm" svg:x2="3.823cm" svg:y2="6.731cm">
          <text:p/>
        </draw:line>
        <draw:line draw:style-name="gr67" draw:layer="layout" svg:x1="7.475cm" svg:y1="5.969cm" svg:x2="7.475cm" svg:y2="12.62cm">
          <text:p/>
        </draw:line>
        <draw:line draw:style-name="gr68" draw:layer="layout" svg:x1="11.812cm" svg:y1="5.969cm" svg:x2="7.793cm" svg:y2="12.622cm">
          <text:p/>
        </draw:line>
        <draw:g>
          <draw:polygon draw:style-name="gr43" draw:layer="layout" svg:width="4.638cm" svg:height="1.905cm" svg:x="1.503cm" svg:y="6.731cm" svg:viewBox="0 0 4639 1906" draw:points="0,1906 4639,1906 4639,0 0,0">
            <text:p/>
          </draw:polygon>
          <draw:path draw:style-name="gr4" draw:layer="layout" svg:width="4.638cm" svg:height="1.905cm" svg:x="1.503cm" svg:y="6.731cm" svg:viewBox="0 0 4639 1906" svg:d="M0 1906h4639v-1906h-4639zM0 1017h4639">
            <text:p/>
          </draw:path>
        </draw:g>
        <draw:frame draw:style-name="gr69" draw:layer="layout" svg:width="3.932cm" svg:height="0.889cm" svg:x="1.503cm" svg:y="7.747cm">
          <draw:text-box>
            <text:p text:style-name="P1"><text:span text:style-name="T1">Form S_L*A*S_R =&gt; A_tilde</text:span></text:p>
          </draw:text-box>
        </draw:frame>
        <draw:frame draw:style-name="gr63" draw:layer="layout" svg:width="4.638cm" svg:height="0.889cm" svg:x="1.503cm" svg:y="6.858cm">
          <draw:text-box>
            <text:p text:style-name="P2"><text:span text:style-name="T1">Compute Scalings S_L, S_R for A</text:span></text:p>
          </draw:text-box>
        </draw:frame>
        <draw:g>
          <draw:polygon draw:style-name="gr43" draw:layer="layout" svg:width="3.023cm" svg:height="0.889cm" svg:x="2.311cm" svg:y="5.08cm" svg:viewBox="0 0 3024 890" draw:points="0,890 3024,890 3024,0 0,0">
            <text:p/>
          </draw:polygon>
          <draw:polygon draw:style-name="gr4" draw:layer="layout" svg:width="3.023cm" svg:height="0.889cm" svg:x="2.311cm" svg:y="5.08cm" svg:viewBox="0 0 3024 890" draw:points="0,890 3024,890 3024,0 0,0">
            <text:p/>
          </draw:polygon>
        </draw:g>
        <draw:frame draw:style-name="gr63" draw:layer="layout" svg:width="3.023cm" svg:height="0.889cm" svg:x="2.311cm" svg:y="5.08cm">
          <draw:text-box>
            <text:p text:style-name="P2"><text:span text:style-name="T1">Generate Operator A</text:span></text:p>
          </draw:text-box>
        </draw:frame>
        <draw:g>
          <draw:polygon draw:style-name="gr43" draw:layer="layout" svg:width="5.14cm" svg:height="1.905cm" svg:x="1.252cm" svg:y="9.398cm" svg:viewBox="0 0 5141 1906" draw:points="0,1906 5141,1906 5141,0 0,0">
            <text:p/>
          </draw:polygon>
          <draw:path draw:style-name="gr4" draw:layer="layout" svg:width="5.14cm" svg:height="1.905cm" svg:x="1.252cm" svg:y="9.398cm" svg:viewBox="0 0 5141 1906" svg:d="M0 1906h5141v-1906h-5141zM0 1017h5141">
            <text:p/>
          </draw:path>
        </draw:g>
        <draw:frame draw:style-name="gr69" draw:layer="layout" svg:width="3.132cm" svg:height="0.889cm" svg:x="1.252cm" svg:y="10.414cm">
          <draw:text-box>
            <text:p text:style-name="P1"><text:span text:style-name="T1">Form P_L and/or P_R</text:span></text:p>
          </draw:text-box>
        </draw:frame>
        <draw:frame draw:style-name="gr63" draw:layer="layout" svg:width="5.14cm" svg:height="0.889cm" svg:x="1.252cm" svg:y="9.525cm">
          <draw:text-box>
            <text:p text:style-name="P2"><text:span text:style-name="T1">Generate Preconditioner(s) for A_tilde</text:span></text:p>
          </draw:text-box>
        </draw:frame>
        <draw:line draw:style-name="gr70" draw:layer="layout" svg:x1="3.823cm" svg:y1="8.636cm" svg:x2="3.823cm" svg:y2="9.397cm">
          <text:p/>
        </draw:line>
        <draw:line draw:style-name="gr71" draw:layer="layout" svg:x1="3.823cm" svg:y1="11.303cm" svg:x2="7.159cm" svg:y2="12.621cm">
          <text:p/>
        </draw:line>
        <draw:g>
          <draw:polygon draw:style-name="gr43" draw:layer="layout" svg:width="3.054cm" svg:height="0.889cm" svg:x="5.949cm" svg:y="13.716cm" svg:viewBox="0 0 3055 890" draw:points="0,890 3055,890 3055,0 0,0">
            <text:p/>
          </draw:polygon>
          <draw:polygon draw:style-name="gr4" draw:layer="layout" svg:width="3.054cm" svg:height="0.889cm" svg:x="5.949cm" svg:y="13.716cm" svg:viewBox="0 0 3055 890" draw:points="0,890 3055,890 3055,0 0,0">
            <text:p/>
          </draw:polygon>
        </draw:g>
        <draw:frame draw:style-name="gr63" draw:layer="layout" svg:width="3.054cm" svg:height="0.889cm" svg:x="5.949cm" svg:y="13.716cm">
          <draw:text-box>
            <text:p text:style-name="P2"><text:span text:style-name="T1">Iteratively Solve for X</text:span></text:p>
          </draw:text-box>
        </draw:frame>
        <draw:line draw:style-name="gr72" draw:layer="layout" svg:x1="7.475cm" svg:y1="12.779cm" svg:x2="7.475cm" svg:y2="13.715cm">
          <text:p/>
        </draw:line>
      </draw:page>
      <draw:page draw:name="Belos-Interface-Simple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ath draw:style-name="gr3" draw:layer="layout" svg:width="3.72cm" svg:height="0.508cm" svg:x="15.297cm" svg:y="11.303cm" svg:viewBox="0 0 3721 509" svg:d="M0 509h3721v-509zM3721 0h-3721v509z">
              <text:p/>
            </draw:path>
            <draw:path draw:style-name="gr4" draw:layer="layout" svg:width="3.72cm" svg:height="0.508cm" svg:x="15.297cm" svg:y="11.303cm" svg:viewBox="0 0 3721 509" svg:d="M0 509h3721v-509M3721 0h-3721v509">
              <text:p/>
            </draw:path>
          </draw:g>
          <draw:frame draw:style-name="gr7" draw:layer="layout" svg:width="3.72cm" svg:height="0.508cm" svg:x="15.297cm" svg:y="11.303cm">
            <draw:text-box>
              <text:p text:style-name="P2"><text:span text:style-name="T1">Thyra::</text:span><text:span text:style-name="T2">IterationKernelBase</text:span></text:p>
            </draw:text-box>
          </draw:frame>
        </draw:g>
        <draw:g>
          <draw:g>
            <draw:path draw:style-name="gr3" draw:layer="layout" svg:width="3.171cm" svg:height="0.508cm" svg:x="11.218cm" svg:y="12.065cm" svg:viewBox="0 0 3172 509" svg:d="M0 509h3172v-509zM3172 0h-3172v509z">
              <text:p/>
            </draw:path>
            <draw:path draw:style-name="gr4" draw:layer="layout" svg:width="3.171cm" svg:height="0.508cm" svg:x="11.218cm" svg:y="12.065cm" svg:viewBox="0 0 3172 509" svg:d="M0 509h3172v-509M3172 0h-3172v509">
              <text:p/>
            </draw:path>
          </draw:g>
          <draw:frame draw:style-name="gr7" draw:layer="layout" svg:width="3.171cm" svg:height="0.508cm" svg:x="11.218cm" svg:y="12.065cm">
            <draw:text-box>
              <text:p text:style-name="P2"><text:span text:style-name="T1">Thyra::</text:span><text:span text:style-name="T2">StatusTestBase</text:span></text:p>
            </draw:text-box>
          </draw:frame>
        </draw:g>
        <draw:g>
          <draw:g>
            <draw:path draw:style-name="gr43" draw:layer="layout" svg:width="0.406cm" svg:height="0.401cm" svg:x="2.616cm" svg:y="10.071cm" svg:viewBox="0 0 407 402" svg:d="M0 201c0-37 9-68 27-101 19-32 42-55 75-73 32-19 64-27 101-27 38 0 70 8 102 27 33 18 56 41 75 73 18 33 27 64 27 101 0 37-9 68-27 100-19 33-42 56-75 74-32 19-64 27-101 27-38 0-70-8-102-27-33-18-56-41-75-74-18-32-27-63-27-100z">
              <text:p/>
            </draw:path>
            <draw:path draw:style-name="gr44" draw:layer="layout" svg:width="0.813cm" svg:height="2.21cm" svg:x="2.413cm" svg:y="10.071cm" svg:viewBox="0 0 814 2211" svg:d="M0 603h814M407 1407l407 804M407 401v1006l-407 804M204 200c0-37 8-68 27-100 18-32 42-55 74-73 33-19 65-27 102-27s69 8 102 27c32 18 56 41 74 73 19 32 28 63 28 100 0 37-9 68-28 100-18 32-42 55-74 74-33 18-65 26-102 26s-69-8-102-26c-32-19-56-42-74-74-19-32-27-63-27-100z">
              <text:p/>
            </draw:path>
          </draw:g>
          <draw:frame draw:style-name="gr13" draw:layer="layout" svg:width="3.195cm" svg:height="0.621cm" svg:x="1.222cm" svg:y="12.281cm">
            <draw:text-box>
              <text:p text:style-name="P2"><text:span text:style-name="T1">Client (nonlinear ANA)</text:span></text:p>
            </draw:text-box>
          </draw:frame>
        </draw:g>
        <draw:g>
          <draw:g>
            <draw:path draw:style-name="gr3" draw:layer="layout" svg:width="3.548cm" svg:height="0.508cm" svg:x="7.755cm" svg:y="13.653cm" svg:viewBox="0 0 3549 509" svg:d="M0 509h3549v-509zM3549 0h-3549v509z">
              <text:p/>
            </draw:path>
            <draw:path draw:style-name="gr4" draw:layer="layout" svg:width="3.548cm" svg:height="0.508cm" svg:x="7.755cm" svg:y="13.653cm" svg:viewBox="0 0 3549 509" svg:d="M0 509h3549v-509M3549 0h-3549v509">
              <text:p/>
            </draw:path>
          </draw:g>
          <draw:frame draw:style-name="gr7" draw:layer="layout" svg:width="3.548cm" svg:height="0.508cm" svg:x="7.755cm" svg:y="13.653cm">
            <draw:text-box>
              <text:p text:style-name="P2"><text:span text:style-name="T5">MySpeicalizedStatusTest</text:span></text:p>
            </draw:text-box>
          </draw:frame>
        </draw:g>
        <draw:polyline draw:style-name="gr73" draw:layer="layout" svg:width="2.482cm" svg:height="1.08cm" svg:x="9.529cm" svg:y="12.573cm" svg:viewBox="0 0 2483 1081" draw:points="2483,0 2483,623 0,623 0,1081">
          <text:p/>
        </draw:polyline>
        <draw:line draw:style-name="gr74" draw:layer="layout" svg:x1="11.303cm" svg:y1="13.907cm" svg:x2="15.461cm" svg:y2="13.907cm">
          <text:p/>
        </draw:line>
        <draw:polyline draw:style-name="gr75" draw:layer="layout" svg:width="4.53cm" svg:height="3.233cm" svg:x="3.226cm" svg:y="10.674cm" svg:viewBox="0 0 4531 3234" draw:points="0,0 1601,0 1601,3234 4531,3234">
          <text:p/>
        </draw:polyline>
        <draw:polyline draw:style-name="gr76" draw:layer="layout" svg:width="13.931cm" svg:height="2.464cm" svg:x="3.226cm" svg:y="8.839cm" svg:viewBox="0 0 13932 2465" draw:points="0,1835 1600,1835 1600,0 13932,0 13932,2465">
          <text:p/>
        </draw:polyline>
        <draw:g>
          <draw:g>
            <draw:path draw:style-name="gr3" draw:layer="layout" svg:width="2.967cm" svg:height="0.508cm" svg:x="5.501cm" svg:y="11.176cm" svg:viewBox="0 0 2968 509" svg:d="M0 509h2968v-509zM2968 0h-2968v509z">
              <text:p/>
            </draw:path>
            <draw:path draw:style-name="gr4" draw:layer="layout" svg:width="2.967cm" svg:height="0.508cm" svg:x="5.501cm" svg:y="11.176cm" svg:viewBox="0 0 2968 509" svg:d="M0 509h2968v-509M2968 0h-2968v509">
              <text:p/>
            </draw:path>
          </draw:g>
          <draw:frame draw:style-name="gr7" draw:layer="layout" svg:width="2.967cm" svg:height="0.508cm" svg:x="5.501cm" svg:y="11.176cm">
            <draw:text-box>
              <text:p text:style-name="P2"><text:span text:style-name="T1">Thyra::</text:span><text:span text:style-name="T2">LinearOpBase</text:span></text:p>
            </draw:text-box>
          </draw:frame>
        </draw:g>
        <draw:g>
          <draw:g>
            <draw:path draw:style-name="gr3" draw:layer="layout" svg:width="3.265cm" svg:height="0.508cm" svg:x="6.732cm" svg:y="12.192cm" svg:viewBox="0 0 3266 509" svg:d="M0 509h3266v-509zM3266 0h-3266v509z">
              <text:p/>
            </draw:path>
            <draw:path draw:style-name="gr4" draw:layer="layout" svg:width="3.265cm" svg:height="0.508cm" svg:x="6.732cm" svg:y="12.192cm" svg:viewBox="0 0 3266 509" svg:d="M0 509h3266v-509M3266 0h-3266v509">
              <text:p/>
            </draw:path>
          </draw:g>
          <draw:frame draw:style-name="gr7" draw:layer="layout" svg:width="3.265cm" svg:height="0.508cm" svg:x="6.732cm" svg:y="12.192cm">
            <draw:text-box>
              <text:p text:style-name="P2"><text:span text:style-name="T1">Thyra::</text:span><text:span text:style-name="T2">MultiVectorBase</text:span></text:p>
            </draw:text-box>
          </draw:frame>
        </draw:g>
        <draw:polyline draw:style-name="gr77" draw:layer="layout" svg:width="9.242cm" svg:height="1.524cm" svg:x="6.985cm" svg:y="9.779cm" svg:viewBox="0 0 9243 1525" draw:points="9243,1525 9243,0 0,0 0,1398">
          <text:p/>
        </draw:polyline>
        <draw:g>
          <draw:frame draw:style-name="gr12" draw:layer="layout" svg:width="0.282cm" svg:height="1.227cm" svg:x="16.407cm" svg:y="9.831cm">
            <draw:text-box>
              <text:p/>
            </draw:text-box>
          </draw:frame>
        </draw:g>
        <draw:g>
          <draw:frame draw:style-name="gr13" draw:layer="layout" svg:width="1.626cm" svg:height="0.621cm" svg:x="7.165cm" svg:y="10.007cm">
            <draw:text-box>
              <text:p text:style-name="P2"><text:span text:style-name="T1">A, LP, RP</text:span></text:p>
            </draw:text-box>
          </draw:frame>
        </draw:g>
        <draw:polyline draw:style-name="gr78" draw:layer="layout" svg:width="6.519cm" svg:height="1.365cm" svg:x="9.181cm" svg:y="10.827cm" svg:viewBox="0 0 6520 1366" draw:points="6520,476 6520,0 0,0 0,1366">
          <text:p/>
        </draw:polyline>
        <draw:g>
          <draw:frame draw:style-name="gr12" draw:layer="layout" svg:width="0.282cm" svg:height="1.227cm" svg:x="15.881cm" svg:y="9.946cm">
            <draw:text-box>
              <text:p/>
            </draw:text-box>
          </draw:frame>
        </draw:g>
        <draw:g>
          <draw:frame draw:style-name="gr13" draw:layer="layout" svg:width="0.92cm" svg:height="0.621cm" svg:x="9.361cm" svg:y="11.138cm">
            <draw:text-box>
              <text:p text:style-name="P2"><text:span text:style-name="T1">X, B</text:span></text:p>
            </draw:text-box>
          </draw:frame>
        </draw:g>
        <draw:polyline draw:style-name="gr79" draw:layer="layout" svg:width="3.017cm" svg:height="0.502cm" svg:x="3.226cm" svg:y="10.674cm" svg:viewBox="0 0 3018 503" draw:points="0,0 3018,0 3018,503">
          <text:p/>
        </draw:polyline>
        <draw:polyline draw:style-name="gr80" draw:layer="layout" svg:width="3.506cm" svg:height="1.772cm" svg:x="3.226cm" svg:y="10.674cm" svg:viewBox="0 0 3507 1773" draw:points="0,0 1600,0 1600,1773 3507,1773">
          <text:p/>
        </draw:polyline>
        <draw:polyline draw:style-name="gr81" draw:layer="layout" svg:width="1.7cm" svg:height="0.508cm" svg:x="13.597cm" svg:y="11.557cm" svg:viewBox="0 0 1701 509" draw:points="0,509 0,0 1701,0">
          <text:p/>
        </draw:polyline>
        <draw:polyline draw:style-name="gr82" draw:layer="layout" svg:width="1.919cm" svg:height="1.334cm" svg:x="14.39cm" svg:y="12.319cm" svg:viewBox="0 0 1920 1335" draw:points="1920,1335 1920,0 0,0">
          <text:p/>
        </draw:polyline>
        <draw:g>
          <draw:g>
            <draw:path draw:style-name="gr3" draw:layer="layout" svg:width="3.39cm" svg:height="0.508cm" svg:x="15.461cm" svg:y="13.653cm" svg:viewBox="0 0 3391 509" svg:d="M0 509h3391v-509zM3391 0h-3391v509z">
              <text:p/>
            </draw:path>
            <draw:path draw:style-name="gr4" draw:layer="layout" svg:width="3.39cm" svg:height="0.508cm" svg:x="15.461cm" svg:y="13.653cm" svg:viewBox="0 0 3391 509" svg:d="M0 509h3391v-509M3391 0h-3391v509">
              <text:p/>
            </draw:path>
          </draw:g>
          <draw:frame draw:style-name="gr7" draw:layer="layout" svg:width="3.39cm" svg:height="0.508cm" svg:x="15.461cm" svg:y="13.653cm">
            <draw:text-box>
              <text:p text:style-name="P2"><text:span text:style-name="T5">ConcreteIterationKernel</text:span></text:p>
            </draw:text-box>
          </draw:frame>
        </draw:g>
        <draw:polyline draw:style-name="gr83" draw:layer="layout" svg:width="0cm" svg:height="1.842cm" svg:x="17.156cm" svg:y="11.811cm" svg:viewBox="0 0 0 1843" draw:points="0,0 0,477 0,477 0,1843">
          <text:p/>
        </draw:polyline>
      </draw:page>
      <draw:page draw:name="Belos-Sequence" draw:style-name="dp1" draw:master-page-name="Default">
        <draw:frame draw:style-name="gr8" draw:layer="layout" svg:width="6.661cm" svg:height="1.806cm" svg:x="0cm" svg:y="-1.806cm">
          <draw:text-box>
            <text:p text:style-name="P2"><text:span text:style-name="T3">Sequence</text:span></text:p>
          </draw:text-box>
        </draw:frame>
        <draw:g>
          <draw:line draw:style-name="gr84" draw:layer="layout" svg:x1="6.068cm" svg:y1="18.668cm" svg:x2="6.068cm" svg:y2="3.464cm">
            <text:p/>
          </draw:line>
          <draw:frame draw:style-name="gr14" draw:layer="layout" svg:width="15.205cm" svg:height="1.227cm" draw:transform="rotate (1.5707963267949) translate (5.455cm 18.669cm)">
            <draw:text-box>
              <text:p/>
            </draw:text-box>
          </draw:frame>
        </draw:g>
        <draw:g>
          <draw:g>
            <draw:polygon draw:style-name="gr3" draw:layer="layout" svg:width="4.12cm" svg:height="0.96cm" svg:x="4.008cm" svg:y="2.505cm" svg:viewBox="0 0 4121 961" draw:points="0,961 4121,961 4121,0 0,0">
              <text:p/>
            </draw:polygon>
            <draw:polygon draw:style-name="gr44" draw:layer="layout" svg:width="4.12cm" svg:height="0.96cm" svg:x="4.008cm" svg:y="2.505cm" svg:viewBox="0 0 4121 961" draw:points="0,961 4121,961 4121,0 0,0">
              <text:p/>
            </draw:polygon>
          </draw:g>
          <draw:frame draw:style-name="gr85" draw:layer="layout" svg:width="4.12cm" svg:height="0.991cm" svg:x="4.008cm" svg:y="2.49cm">
            <draw:text-box>
              <text:p text:style-name="P2"><text:span text:style-name="T6">bi : IterativeSolverImplementa</text:span><text:span text:style-name="T6"><text:line-break/></text:span><text:span text:style-name="T6">tion</text:span></text:p>
            </draw:text-box>
          </draw:frame>
        </draw:g>
        <draw:g>
          <draw:line draw:style-name="gr86" draw:layer="layout" svg:x1="12.184cm" svg:y1="18.668cm" svg:x2="12.184cm" svg:y2="3.464cm">
            <text:p/>
          </draw:line>
          <draw:frame draw:style-name="gr14" draw:layer="layout" svg:width="15.205cm" svg:height="1.227cm" draw:transform="rotate (1.5707963267949) translate (11.571cm 18.669cm)">
            <draw:text-box>
              <text:p/>
            </draw:text-box>
          </draw:frame>
        </draw:g>
        <draw:g>
          <draw:g>
            <draw:polygon draw:style-name="gr3" draw:layer="layout" svg:width="1.905cm" svg:height="0.889cm" svg:x="11.232cm" svg:y="2.575cm" svg:viewBox="0 0 1906 890" draw:points="0,890 1906,890 1906,0 0,0">
              <text:p/>
            </draw:polygon>
            <draw:polygon draw:style-name="gr44" draw:layer="layout" svg:width="1.905cm" svg:height="0.889cm" svg:x="11.232cm" svg:y="2.575cm" svg:viewBox="0 0 1906 890" draw:points="0,890 1906,890 1906,0 0,0">
              <text:p/>
            </draw:polygon>
          </draw:g>
          <draw:frame draw:style-name="gr63" draw:layer="layout" svg:width="1.905cm" svg:height="0.889cm" svg:x="11.232cm" svg:y="2.575cm">
            <draw:text-box>
              <text:p text:style-name="P2"><text:span text:style-name="T6">lp</text:span></text:p>
            </draw:text-box>
          </draw:frame>
        </draw:g>
        <draw:g>
          <draw:line draw:style-name="gr87" draw:layer="layout" svg:x1="18.757cm" svg:y1="18.668cm" svg:x2="18.757cm" svg:y2="3.464cm">
            <text:p/>
          </draw:line>
          <draw:frame draw:style-name="gr14" draw:layer="layout" svg:width="15.205cm" svg:height="1.227cm" draw:transform="rotate (1.5707963267949) translate (18.144cm 18.669cm)">
            <draw:text-box>
              <text:p/>
            </draw:text-box>
          </draw:frame>
        </draw:g>
        <draw:g>
          <draw:g>
            <draw:polygon draw:style-name="gr3" draw:layer="layout" svg:width="3.665cm" svg:height="0.889cm" svg:x="16.924cm" svg:y="2.575cm" svg:viewBox="0 0 3666 890" draw:points="0,890 3666,890 3666,0 0,0">
              <text:p/>
            </draw:polygon>
            <draw:polygon draw:style-name="gr44" draw:layer="layout" svg:width="3.665cm" svg:height="0.889cm" svg:x="16.924cm" svg:y="2.575cm" svg:viewBox="0 0 3666 890" draw:points="0,890 3666,890 3666,0 0,0">
              <text:p/>
            </draw:polygon>
          </draw:g>
          <draw:frame draw:style-name="gr63" draw:layer="layout" svg:width="3.665cm" svg:height="0.889cm" svg:x="16.924cm" svg:y="2.575cm">
            <draw:text-box>
              <text:p text:style-name="P2"><text:span text:style-name="T6">st : ResidlNormStatusTest</text:span></text:p>
            </draw:text-box>
          </draw:frame>
        </draw:g>
        <draw:g>
          <draw:line draw:style-name="gr88" draw:layer="layout" svg:x1="2.54cm" svg:y1="4.064cm" svg:x2="5.909cm" svg:y2="4.064cm">
            <text:p/>
          </draw:line>
          <draw:frame draw:style-name="gr89" draw:layer="layout" svg:width="3.369cm" svg:height="0.499cm" svg:x="2.54cm" svg:y="3.566cm">
            <draw:text-box>
              <text:p text:style-name="P3"><text:span text:style-name="T1">setProblem(in lp)</text:span></text:p>
            </draw:text-box>
          </draw:frame>
        </draw:g>
        <draw:g>
          <draw:polygon draw:style-name="gr43" draw:layer="layout" svg:width="0.318cm" svg:height="0.295cm" svg:x="5.909cm" svg:y="4.099cm" svg:viewBox="0 0 319 296" draw:points="319,296 319,0 0,0 0,296">
            <text:p/>
          </draw:polygon>
          <draw:polygon draw:style-name="gr44" draw:layer="layout" svg:width="0.318cm" svg:height="0.295cm" svg:x="5.909cm" svg:y="4.099cm" svg:viewBox="0 0 319 296" draw:points="319,296 319,0 0,0 0,296">
            <text:p/>
          </draw:polygon>
        </draw:g>
        <draw:g>
          <draw:polygon draw:style-name="gr43" draw:layer="layout" svg:width="0.318cm" svg:height="0.295cm" svg:x="5.909cm" svg:y="4.734cm" svg:viewBox="0 0 319 296" draw:points="319,296 319,0 0,0 0,296">
            <text:p/>
          </draw:polygon>
          <draw:polygon draw:style-name="gr44" draw:layer="layout" svg:width="0.318cm" svg:height="0.295cm" svg:x="5.909cm" svg:y="4.734cm" svg:viewBox="0 0 319 296" draw:points="319,296 319,0 0,0 0,296">
            <text:p/>
          </draw:polygon>
        </draw:g>
        <draw:g>
          <draw:line draw:style-name="gr90" draw:layer="layout" svg:x1="2.54cm" svg:y1="4.734cm" svg:x2="5.909cm" svg:y2="4.734cm">
            <text:p/>
          </draw:line>
          <draw:frame draw:style-name="gr89" draw:layer="layout" svg:width="3.369cm" svg:height="0.499cm" svg:x="2.54cm" svg:y="4.236cm">
            <draw:text-box>
              <text:p text:style-name="P3"><text:span text:style-name="T1">initialize()</text:span></text:p>
            </draw:text-box>
          </draw:frame>
        </draw:g>
        <draw:g>
          <draw:polygon draw:style-name="gr43" draw:layer="layout" svg:width="0.318cm" svg:height="10.795cm" svg:x="5.909cm" svg:y="5.369cm" svg:viewBox="0 0 319 10796" draw:points="319,10796 319,0 0,0 0,10796">
            <text:p/>
          </draw:polygon>
          <draw:polygon draw:style-name="gr44" draw:layer="layout" svg:width="0.318cm" svg:height="10.795cm" svg:x="5.909cm" svg:y="5.369cm" svg:viewBox="0 0 319 10796" draw:points="319,10796 319,0 0,0 0,10796">
            <text:p/>
          </draw:polygon>
        </draw:g>
        <draw:g>
          <draw:line draw:style-name="gr91" draw:layer="layout" svg:x1="2.565cm" svg:y1="5.369cm" svg:x2="5.968cm" svg:y2="5.369cm">
            <text:p/>
          </draw:line>
          <draw:frame draw:style-name="gr89" draw:layer="layout" svg:width="3.404cm" svg:height="0.499cm" svg:x="2.565cm" svg:y="4.871cm">
            <draw:text-box>
              <text:p text:style-name="P3"><text:span text:style-name="T1">iterate(in maxNumIters)</text:span></text:p>
            </draw:text-box>
          </draw:frame>
        </draw:g>
        <draw:g>
          <draw:polygon draw:style-name="gr43" draw:layer="layout" svg:width="0.318cm" svg:height="0.219cm" svg:x="12.025cm" svg:y="6.639cm" svg:viewBox="0 0 319 220" draw:points="319,220 319,0 0,0 0,220">
            <text:p/>
          </draw:polygon>
          <draw:polygon draw:style-name="gr44" draw:layer="layout" svg:width="0.318cm" svg:height="0.219cm" svg:x="12.025cm" svg:y="6.639cm" svg:viewBox="0 0 319 220" draw:points="319,220 319,0 0,0 0,220">
            <text:p/>
          </draw:polygon>
        </draw:g>
        <draw:g>
          <draw:polygon draw:style-name="gr43" draw:layer="layout" svg:width="0.318cm" svg:height="9.852cm" svg:x="6.068cm" svg:y="6.004cm" svg:viewBox="0 0 319 9853" draw:points="319,9853 319,0 0,0 0,9853">
            <text:p/>
          </draw:polygon>
          <draw:polygon draw:style-name="gr44" draw:layer="layout" svg:width="0.318cm" svg:height="9.852cm" svg:x="6.068cm" svg:y="6.004cm" svg:viewBox="0 0 319 9853" draw:points="319,9853 319,0 0,0 0,9853">
            <text:p/>
          </draw:polygon>
        </draw:g>
        <draw:frame draw:style-name="gr92" draw:layer="layout" svg:width="2.518cm" svg:height="0.605cm" svg:x="8.15cm" svg:y="5.286cm">
          <draw:text-box>
            <text:p text:style-name="P2"><text:span text:style-name="T1">* nextBlock()</text:span></text:p>
          </draw:text-box>
        </draw:frame>
        <draw:g>
          <draw:line draw:style-name="gr93" draw:layer="layout" svg:x1="6.385cm" svg:y1="6.639cm" svg:x2="12.025cm" svg:y2="6.639cm">
            <text:p/>
          </draw:line>
          <draw:frame draw:style-name="gr89" draw:layer="layout" svg:width="5.64cm" svg:height="0.499cm" svg:x="6.385cm" svg:y="6.141cm">
            <draw:text-box>
              <text:p text:style-name="P3"><text:span text:style-name="T1">allFinished := !setupCurrSystem()</text:span></text:p>
            </draw:text-box>
          </draw:frame>
        </draw:g>
        <draw:g>
          <draw:polygon draw:style-name="gr43" draw:layer="layout" svg:width="0.318cm" svg:height="7.656cm" svg:x="6.227cm" svg:y="7.62cm" svg:viewBox="0 0 319 7657" draw:points="319,7657 319,0 0,0 0,7657">
            <text:p/>
          </draw:polygon>
          <draw:polygon draw:style-name="gr44" draw:layer="layout" svg:width="0.318cm" svg:height="7.656cm" svg:x="6.227cm" svg:y="7.62cm" svg:viewBox="0 0 319 7657" draw:points="319,7657 319,0 0,0 0,7657">
            <text:p/>
          </draw:polygon>
        </draw:g>
        <draw:path draw:style-name="gr94" draw:layer="layout" svg:width="1.372cm" svg:height="0.331cm" svg:x="6.245cm" svg:y="5.677cm" svg:viewBox="0 0 1373 332" svg:d="M0 0c33 0 62 0 95 0 235 0 435 6 639 20s350 32 468 57c117 24 170 48 171 76v1c0 33-50 61-158 89-109 28-244 49-433 65-188 17-373 24-591 24">
          <text:p/>
        </draw:path>
        <draw:frame draw:style-name="gr92" draw:layer="layout" svg:width="2.518cm" svg:height="0.605cm" svg:x="8.455cm" svg:y="7.03cm">
          <draw:text-box>
            <text:p text:style-name="P2"><text:span text:style-name="T1">* doIteration()</text:span></text:p>
          </draw:text-box>
        </draw:frame>
        <draw:g>
          <draw:line draw:style-name="gr95" draw:layer="layout" svg:x1="6.703cm" svg:y1="14.606cm" svg:x2="12.027cm" svg:y2="14.59cm">
            <text:p/>
          </draw:line>
          <draw:frame draw:style-name="gr89" draw:layer="layout" svg:width="5.323cm" svg:height="0.499cm" draw:transform="rotate (0.00296705972839036) translate (6.702cm 14.107cm)">
            <draw:text-box>
              <text:p text:style-name="P3"><text:span text:style-name="T1">Op := getCombinedOperator()</text:span></text:p>
            </draw:text-box>
          </draw:frame>
        </draw:g>
        <draw:g>
          <draw:polygon draw:style-name="gr43" draw:layer="layout" svg:width="0.318cm" svg:height="0.305cm" svg:x="12.025cm" svg:y="14.59cm" svg:viewBox="0 0 319 306" draw:points="319,306 319,0 0,0 0,306">
            <text:p/>
          </draw:polygon>
          <draw:polygon draw:style-name="gr44" draw:layer="layout" svg:width="0.318cm" svg:height="0.305cm" svg:x="12.025cm" svg:y="14.59cm" svg:viewBox="0 0 319 306" draw:points="319,306 319,0 0,0 0,306">
            <text:p/>
          </draw:polygon>
        </draw:g>
        <draw:path draw:style-name="gr96" draw:layer="layout" svg:width="1.372cm" svg:height="0.331cm" svg:x="6.372cm" svg:y="7.254cm" svg:viewBox="0 0 1373 332" svg:d="M0 0c33 0 62 0 95 0 235 0 435 6 639 20s350 32 468 57c117 24 170 48 171 76v1c0 33-50 61-158 89-109 28-244 49-433 65-188 17-373 24-591 24">
          <text:p/>
        </draw:path>
        <draw:g>
          <draw:line draw:style-name="gr97" draw:layer="layout" svg:x1="6.544cm" svg:y1="8.89cm" svg:x2="18.598cm" svg:y2="8.89cm">
            <text:p/>
          </draw:line>
          <draw:frame draw:style-name="gr89" draw:layer="layout" svg:width="12.054cm" svg:height="0.499cm" svg:x="6.544cm" svg:y="8.392cm">
            <draw:text-box>
              <text:p text:style-name="P3"><text:span text:style-name="T1">checkStatus(in bi, inout status[])</text:span></text:p>
            </draw:text-box>
          </draw:frame>
        </draw:g>
        <draw:g>
          <draw:polygon draw:style-name="gr43" draw:layer="layout" svg:width="0.318cm" svg:height="4.156cm" svg:x="18.598cm" svg:y="8.89cm" svg:viewBox="0 0 319 4157" draw:points="319,4157 319,0 0,0 0,4157">
            <text:p/>
          </draw:polygon>
          <draw:polygon draw:style-name="gr44" draw:layer="layout" svg:width="0.318cm" svg:height="4.156cm" svg:x="18.598cm" svg:y="8.89cm" svg:viewBox="0 0 319 4157" draw:points="319,4157 319,0 0,0 0,4157">
            <text:p/>
          </draw:polygon>
        </draw:g>
        <draw:g>
          <draw:line draw:style-name="gr98" draw:layer="layout" svg:x1="6.703cm" svg:y1="10.795cm" svg:x2="18.598cm" svg:y2="10.795cm">
            <text:p/>
          </draw:line>
          <draw:frame draw:style-name="gr89" draw:layer="layout" svg:width="11.895cm" svg:height="0.499cm" svg:x="6.703cm" svg:y="10.297cm">
            <draw:text-box>
              <text:p text:style-name="P1"><text:span text:style-name="T1">lp := getProblem()</text:span></text:p>
            </draw:text-box>
          </draw:frame>
        </draw:g>
        <draw:g>
          <draw:polygon draw:style-name="gr43" draw:layer="layout" svg:width="0.318cm" svg:height="0.363cm" svg:x="12.025cm" svg:y="11.43cm" svg:viewBox="0 0 319 364" draw:points="319,364 319,0 0,0 0,364">
            <text:p/>
          </draw:polygon>
          <draw:polygon draw:style-name="gr44" draw:layer="layout" svg:width="0.318cm" svg:height="0.363cm" svg:x="12.025cm" svg:y="11.43cm" svg:viewBox="0 0 319 364" draw:points="319,364 319,0 0,0 0,364">
            <text:p/>
          </draw:polygon>
        </draw:g>
        <draw:g>
          <draw:line draw:style-name="gr99" draw:layer="layout" svg:x1="12.343cm" svg:y1="11.43cm" svg:x2="18.598cm" svg:y2="11.43cm">
            <text:p/>
          </draw:line>
          <draw:frame draw:style-name="gr89" draw:layer="layout" svg:width="6.255cm" svg:height="0.499cm" svg:x="12.343cm" svg:y="10.932cm">
            <draw:text-box>
              <text:p text:style-name="P1"><text:span text:style-name="T1">getCurrRhsIndexes(out indexes[])</text:span></text:p>
            </draw:text-box>
          </draw:frame>
        </draw:g>
        <draw:g>
          <draw:polygon draw:style-name="gr43" draw:layer="layout" svg:width="0.318cm" svg:height="0.363cm" svg:x="12.025cm" svg:y="12.065cm" svg:viewBox="0 0 319 364" draw:points="319,364 319,0 0,0 0,364">
            <text:p/>
          </draw:polygon>
          <draw:polygon draw:style-name="gr44" draw:layer="layout" svg:width="0.318cm" svg:height="0.363cm" svg:x="12.025cm" svg:y="12.065cm" svg:viewBox="0 0 319 364" draw:points="319,364 319,0 0,0 0,364">
            <text:p/>
          </draw:polygon>
        </draw:g>
        <draw:g>
          <draw:polygon draw:style-name="gr43" draw:layer="layout" svg:width="0.318cm" svg:height="0.338cm" svg:x="12.025cm" svg:y="12.7cm" svg:viewBox="0 0 319 339" draw:points="319,339 319,0 0,0 0,339">
            <text:p/>
          </draw:polygon>
          <draw:polygon draw:style-name="gr44" draw:layer="layout" svg:width="0.318cm" svg:height="0.338cm" svg:x="12.025cm" svg:y="12.7cm" svg:viewBox="0 0 319 339" draw:points="319,339 319,0 0,0 0,339">
            <text:p/>
          </draw:polygon>
        </draw:g>
        <draw:g>
          <draw:line draw:style-name="gr100" draw:layer="layout" svg:x1="12.343cm" svg:y1="12.065cm" svg:x2="18.598cm" svg:y2="12.065cm">
            <text:p/>
          </draw:line>
          <draw:frame draw:style-name="gr89" draw:layer="layout" svg:width="6.255cm" svg:height="0.499cm" svg:x="12.343cm" svg:y="11.567cm">
            <draw:text-box>
              <text:p text:style-name="P1"><text:span text:style-name="T1">R0 := getCurrInitResidual()</text:span></text:p>
            </draw:text-box>
          </draw:frame>
        </draw:g>
        <draw:g>
          <draw:line draw:style-name="gr101" draw:layer="layout" svg:x1="12.343cm" svg:y1="12.7cm" svg:x2="18.598cm" svg:y2="12.7cm">
            <text:p/>
          </draw:line>
          <draw:frame draw:style-name="gr89" draw:layer="layout" svg:width="6.255cm" svg:height="0.499cm" svg:x="12.343cm" svg:y="12.202cm">
            <draw:text-box>
              <text:p text:style-name="P1"><text:span text:style-name="T1">R := getCurrResidual()</text:span></text:p>
            </draw:text-box>
          </draw:frame>
        </draw:g>
        <draw:g>
          <draw:polygon draw:style-name="gr43" draw:layer="layout" svg:width="0.318cm" svg:height="0.289cm" svg:x="12.025cm" svg:y="13.335cm" svg:viewBox="0 0 319 290" draw:points="319,290 319,0 0,0 0,290">
            <text:p/>
          </draw:polygon>
          <draw:polygon draw:style-name="gr44" draw:layer="layout" svg:width="0.318cm" svg:height="0.289cm" svg:x="12.025cm" svg:y="13.335cm" svg:viewBox="0 0 319 290" draw:points="319,290 319,0 0,0 0,290">
            <text:p/>
          </draw:polygon>
        </draw:g>
        <draw:g>
          <draw:line draw:style-name="gr102" draw:layer="layout" svg:x1="6.544cm" svg:y1="13.335cm" svg:x2="12.025cm" svg:y2="13.335cm">
            <text:p/>
          </draw:line>
          <draw:frame draw:style-name="gr89" draw:layer="layout" svg:width="5.481cm" svg:height="0.499cm" svg:x="6.544cm" svg:y="12.837cm">
            <draw:text-box>
              <text:p text:style-name="P3"><text:span text:style-name="T1">[any converged] deflate(bi,idx[])</text:span></text:p>
            </draw:text-box>
          </draw:frame>
        </draw:g>
        <draw:g>
          <draw:polygon draw:style-name="gr43" draw:layer="layout" svg:width="0.318cm" svg:height="0.295cm" svg:x="5.909cm" svg:y="16.799cm" svg:viewBox="0 0 319 296" draw:points="319,296 319,0 0,0 0,296">
            <text:p/>
          </draw:polygon>
          <draw:polygon draw:style-name="gr44" draw:layer="layout" svg:width="0.318cm" svg:height="0.295cm" svg:x="5.909cm" svg:y="16.799cm" svg:viewBox="0 0 319 296" draw:points="319,296 319,0 0,0 0,296">
            <text:p/>
          </draw:polygon>
        </draw:g>
        <draw:g>
          <draw:line draw:style-name="gr103" draw:layer="layout" svg:x1="2.703cm" svg:y1="16.799cm" svg:x2="5.908cm" svg:y2="16.799cm">
            <text:p/>
          </draw:line>
          <draw:frame draw:style-name="gr89" draw:layer="layout" svg:width="3.206cm" svg:height="0.499cm" svg:x="2.703cm" svg:y="16.301cm">
            <draw:text-box>
              <text:p text:style-name="P3"><text:span text:style-name="T1">finalize()</text:span></text:p>
            </draw:text-box>
          </draw:frame>
        </draw:g>
        <draw:g>
          <draw:line draw:style-name="gr104" draw:layer="layout" svg:x1="2.613cm" svg:y1="17.434cm" svg:x2="12.025cm" svg:y2="17.434cm">
            <text:p/>
          </draw:line>
          <draw:frame draw:style-name="gr89" draw:layer="layout" svg:width="9.413cm" svg:height="0.499cm" svg:x="2.613cm" svg:y="16.936cm">
            <draw:text-box>
              <text:p text:style-name="P3"><text:span text:style-name="T1">solution := getLhs()</text:span></text:p>
            </draw:text-box>
          </draw:frame>
        </draw:g>
        <draw:g>
          <draw:polygon draw:style-name="gr43" draw:layer="layout" svg:width="0.318cm" svg:height="0.269cm" svg:x="18.598cm" svg:y="6.985cm" svg:viewBox="0 0 319 270" draw:points="319,270 319,0 0,0 0,270">
            <text:p/>
          </draw:polygon>
          <draw:polygon draw:style-name="gr44" draw:layer="layout" svg:width="0.318cm" svg:height="0.269cm" svg:x="18.598cm" svg:y="6.985cm" svg:viewBox="0 0 319 270" draw:points="319,270 319,0 0,0 0,270">
            <text:p/>
          </draw:polygon>
        </draw:g>
        <draw:g>
          <draw:line draw:style-name="gr105" draw:layer="layout" svg:x1="6.385cm" svg:y1="6.985cm" svg:x2="18.597cm" svg:y2="6.985cm">
            <text:p/>
          </draw:line>
          <draw:frame draw:style-name="gr89" draw:layer="layout" svg:width="12.213cm" svg:height="0.499cm" svg:x="6.385cm" svg:y="6.487cm">
            <draw:text-box>
              <text:p text:style-name="P3"><text:span text:style-name="T1">reset()</text:span></text:p>
            </draw:text-box>
          </draw:frame>
        </draw:g>
        <draw:g>
          <draw:polygon draw:style-name="gr43" draw:layer="layout" svg:width="0.318cm" svg:height="0.32cm" svg:x="12.025cm" svg:y="8.255cm" svg:viewBox="0 0 319 321" draw:points="319,321 319,0 0,0 0,321">
            <text:p/>
          </draw:polygon>
          <draw:polygon draw:style-name="gr44" draw:layer="layout" svg:width="0.318cm" svg:height="0.32cm" svg:x="12.025cm" svg:y="8.255cm" svg:viewBox="0 0 319 321" draw:points="319,321 319,0 0,0 0,321">
            <text:p/>
          </draw:polygon>
        </draw:g>
        <draw:g>
          <draw:line draw:style-name="gr106" draw:layer="layout" svg:x1="6.544cm" svg:y1="8.255cm" svg:x2="12.025cm" svg:y2="8.255cm">
            <text:p/>
          </draw:line>
          <draw:frame draw:style-name="gr89" draw:layer="layout" svg:width="5.481cm" svg:height="0.499cm" svg:x="6.544cm" svg:y="7.757cm">
            <draw:text-box>
              <text:p text:style-name="P3"><text:span text:style-name="T1">setCurrLhsUpdated(false)</text:span></text:p>
            </draw:text-box>
          </draw:frame>
        </draw:g>
        <draw:g>
          <draw:line draw:style-name="gr107" draw:layer="layout" svg:x1="6.703cm" svg:y1="9.525cm" svg:x2="18.598cm" svg:y2="9.525cm">
            <text:p/>
          </draw:line>
          <draw:frame draw:style-name="gr89" draw:layer="layout" svg:width="11.895cm" svg:height="0.499cm" svg:x="6.703cm" svg:y="9.027cm">
            <draw:text-box>
              <text:p text:style-name="P1"><text:span text:style-name="T1">forceCurrLhsUpdate()</text:span></text:p>
            </draw:text-box>
          </draw:frame>
        </draw:g>
        <draw:g>
          <draw:polygon draw:style-name="gr43" draw:layer="layout" svg:width="0.318cm" svg:height="0.291cm" svg:x="12.025cm" svg:y="15.529cm" svg:viewBox="0 0 319 292" draw:points="319,292 319,0 0,0 0,292">
            <text:p/>
          </draw:polygon>
          <draw:polygon draw:style-name="gr44" draw:layer="layout" svg:width="0.318cm" svg:height="0.291cm" svg:x="12.025cm" svg:y="15.529cm" svg:viewBox="0 0 319 292" draw:points="319,292 319,0 0,0 0,292">
            <text:p/>
          </draw:polygon>
        </draw:g>
        <draw:g>
          <draw:line draw:style-name="gr108" draw:layer="layout" svg:x1="6.385cm" svg:y1="15.529cm" svg:x2="12.025cm" svg:y2="15.529cm">
            <text:p/>
          </draw:line>
          <draw:frame draw:style-name="gr89" draw:layer="layout" svg:width="5.64cm" svg:height="0.499cm" svg:x="6.385cm" svg:y="15.031cm">
            <draw:text-box>
              <text:p text:style-name="P3"><text:span text:style-name="T1">finalizeCurrSystem(in bi)</text:span></text:p>
            </draw:text-box>
          </draw:frame>
        </draw:g>
        <draw:g>
          <draw:polygon draw:style-name="gr43" draw:layer="layout" svg:width="0.318cm" svg:height="0.925cm" svg:x="6.385cm" svg:y="13.97cm" svg:viewBox="0 0 319 926" draw:points="319,926 319,0 0,0 0,926">
            <text:p/>
          </draw:polygon>
          <draw:polygon draw:style-name="gr44" draw:layer="layout" svg:width="0.318cm" svg:height="0.925cm" svg:x="6.385cm" svg:y="13.97cm" svg:viewBox="0 0 319 926" draw:points="319,926 319,0 0,0 0,926">
            <text:p/>
          </draw:polygon>
        </draw:g>
        <draw:path draw:style-name="gr109" draw:layer="layout" svg:width="1.372cm" svg:height="0.331cm" svg:x="6.553cm" svg:y="13.614cm" svg:viewBox="0 0 1373 332" svg:d="M0 0c33 0 62 0 95 0 235 0 435 6 639 20s350 32 468 57c117 24 170 48 171 76v1c0 33-50 61-158 89-109 28-244 49-433 65-188 17-373 24-591 24">
          <text:p/>
        </draw:path>
        <draw:frame draw:style-name="gr92" draw:layer="layout" svg:width="2.899cm" svg:height="0.605cm" svg:x="7.874cm" svg:y="13.463cm">
          <draw:text-box>
            <text:p text:style-name="P2"><text:span text:style-name="T1">computeIteration()</text:span></text:p>
          </draw:text-box>
        </draw:frame>
        <draw:g>
          <draw:polygon draw:style-name="gr43" draw:layer="layout" svg:width="0.318cm" svg:height="0.346cm" svg:x="12.025cm" svg:y="17.434cm" svg:viewBox="0 0 319 347" draw:points="319,347 319,0 0,0 0,347">
            <text:p/>
          </draw:polygon>
          <draw:polygon draw:style-name="gr44" draw:layer="layout" svg:width="0.318cm" svg:height="0.346cm" svg:x="12.025cm" svg:y="17.434cm" svg:viewBox="0 0 319 347" draw:points="319,347 319,0 0,0 0,347">
            <text:p/>
          </draw:polygon>
        </draw:g>
        <draw:g>
          <draw:polygon draw:style-name="gr43" draw:layer="layout" svg:width="0.318cm" svg:height="0.93cm" svg:x="6.385cm" svg:y="9.525cm" svg:viewBox="0 0 319 931" draw:points="319,931 319,0 0,0 0,931">
            <text:p/>
          </draw:polygon>
          <draw:polygon draw:style-name="gr44" draw:layer="layout" svg:width="0.318cm" svg:height="0.93cm" svg:x="6.385cm" svg:y="9.525cm" svg:viewBox="0 0 319 931" draw:points="319,931 319,0 0,0 0,931">
            <text:p/>
          </draw:polygon>
        </draw:g>
        <draw:g>
          <draw:polygon draw:style-name="gr43" draw:layer="layout" svg:width="0.318cm" svg:height="0.346cm" svg:x="6.385cm" svg:y="10.795cm" svg:viewBox="0 0 319 347" draw:points="319,347 319,0 0,0 0,347">
            <text:p/>
          </draw:polygon>
          <draw:polygon draw:style-name="gr44" draw:layer="layout" svg:width="0.318cm" svg:height="0.346cm" svg:x="6.385cm" svg:y="10.795cm" svg:viewBox="0 0 319 347" draw:points="319,347 319,0 0,0 0,347">
            <text:p/>
          </draw:polygon>
        </draw:g>
        <draw:g>
          <draw:line draw:style-name="gr110" draw:layer="layout" svg:x1="6.703cm" svg:y1="10.16cm" svg:x2="12.025cm" svg:y2="10.16cm">
            <text:p/>
          </draw:line>
          <draw:frame draw:style-name="gr89" draw:layer="layout" svg:width="5.323cm" svg:height="0.499cm" svg:x="6.703cm" svg:y="9.662cm">
            <draw:text-box>
              <text:p text:style-name="P3"><text:span text:style-name="T1">setCurrLhs(nativeLhs)</text:span></text:p>
            </draw:text-box>
          </draw:frame>
        </draw:g>
        <draw:g>
          <draw:polygon draw:style-name="gr43" draw:layer="layout" svg:width="0.318cm" svg:height="0.32cm" svg:x="12.025cm" svg:y="10.16cm" svg:viewBox="0 0 319 321" draw:points="319,321 319,0 0,0 0,321">
            <text:p/>
          </draw:polygon>
          <draw:polygon draw:style-name="gr44" draw:layer="layout" svg:width="0.318cm" svg:height="0.32cm" svg:x="12.025cm" svg:y="10.16cm" svg:viewBox="0 0 319 321" draw:points="319,321 319,0 0,0 0,321">
            <text:p/>
          </draw:polygon>
        </draw:g>
      </draw:page>
      <draw:page draw:name="Belos-Interface-Harder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ath draw:style-name="gr3" draw:layer="layout" svg:width="4.767cm" svg:height="0.508cm" svg:x="3.615cm" svg:y="8.255cm" svg:viewBox="0 0 4768 509" svg:d="M0 509h4768v-509zM4768 0h-4768v509z">
              <text:p/>
            </draw:path>
            <draw:path draw:style-name="gr4" draw:layer="layout" svg:width="4.767cm" svg:height="0.508cm" svg:x="3.615cm" svg:y="8.255cm" svg:viewBox="0 0 4768 509" svg:d="M0 509h4768v-509M4768 0h-4768v509">
              <text:p/>
            </draw:path>
          </draw:g>
          <draw:frame draw:style-name="gr7" draw:layer="layout" svg:width="4.767cm" svg:height="0.508cm" svg:x="3.615cm" svg:y="8.255cm">
            <draw:text-box>
              <text:p text:style-name="P2"><text:span text:style-name="T1">Thyra::StatusTestBase</text:span></text:p>
            </draw:text-box>
          </draw:frame>
        </draw:g>
        <draw:g>
          <draw:g>
            <draw:path draw:style-name="gr3" draw:layer="layout" svg:width="3.72cm" svg:height="0.508cm" svg:x="11.877cm" svg:y="11.035cm" svg:viewBox="0 0 3721 509" svg:d="M0 509h3721v-509zM3721 0h-3721v509z">
              <text:p/>
            </draw:path>
            <draw:path draw:style-name="gr4" draw:layer="layout" svg:width="3.72cm" svg:height="0.508cm" svg:x="11.877cm" svg:y="11.035cm" svg:viewBox="0 0 3721 509" svg:d="M0 509h3721v-509M3721 0h-3721v509">
              <text:p/>
            </draw:path>
          </draw:g>
          <draw:frame draw:style-name="gr7" draw:layer="layout" svg:width="3.72cm" svg:height="0.508cm" svg:x="11.877cm" svg:y="11.035cm">
            <draw:text-box>
              <text:p text:style-name="P2"><text:span text:style-name="T1">Thyra::</text:span><text:span text:style-name="T2">IterationKernelBase</text:span></text:p>
            </draw:text-box>
          </draw:frame>
        </draw:g>
        <draw:g>
          <draw:g>
            <draw:path draw:style-name="gr3" draw:layer="layout" svg:width="4.395cm" svg:height="0.748cm" svg:x="11.539cm" svg:y="9.271cm" svg:viewBox="0 0 4396 749" svg:d="M0 749h4396v-749zM4396 0h-4396v749z">
              <text:p/>
            </draw:path>
            <draw:path draw:style-name="gr4" draw:layer="layout" svg:width="4.395cm" svg:height="0.748cm" svg:x="11.539cm" svg:y="9.271cm" svg:viewBox="0 0 4396 749" svg:d="M0 749h4396v-749M4396 0h-4396v749">
              <text:p/>
            </draw:path>
          </draw:g>
          <draw:frame draw:style-name="gr111" draw:layer="layout" svg:width="4.395cm" svg:height="0.779cm" svg:x="11.539cm" svg:y="9.256cm">
            <draw:text-box>
              <text:p text:style-name="P2"><text:span text:style-name="T1">«const»</text:span><text:span text:style-name="T1"><text:line-break/></text:span><text:span text:style-name="T1">Thyra::</text:span><text:span text:style-name="T2">LinearProblemStateBase</text:span></text:p>
            </draw:text-box>
          </draw:frame>
        </draw:g>
        <draw:line draw:style-name="gr112" draw:layer="layout" svg:x1="13.737cm" svg:y1="10.019cm" svg:x2="13.737cm" svg:y2="11.035cm">
          <text:p/>
        </draw:line>
        <draw:polyline draw:style-name="gr113" draw:layer="layout" svg:width="5.355cm" svg:height="0.762cm" svg:x="8.382cm" svg:y="8.509cm" svg:viewBox="0 0 5356 763" draw:points="0,0 5356,0 5356,763">
          <text:p/>
        </draw:polyline>
        <draw:g>
          <draw:g>
            <draw:path draw:style-name="gr43" draw:layer="layout" svg:width="0.406cm" svg:height="0.401cm" svg:x="8.534cm" svg:y="9.22cm" svg:viewBox="0 0 407 402" svg:d="M0 201c0-37 9-68 27-101 19-32 42-55 75-73 32-19 64-27 101-27 38 0 70 8 102 27 33 18 56 41 75 73 18 33 27 64 27 101 0 37-9 68-27 100-19 33-42 56-75 74-32 19-64 27-101 27-38 0-70-8-102-27-33-18-56-41-75-74-18-32-27-63-27-100z">
              <text:p/>
            </draw:path>
            <draw:path draw:style-name="gr44" draw:layer="layout" svg:width="0.813cm" svg:height="2.21cm" svg:x="8.331cm" svg:y="9.22cm" svg:viewBox="0 0 814 2211" svg:d="M0 603h814M407 1407l407 804M407 401v1006l-407 804M204 200c0-37 8-68 27-100 18-32 42-55 74-73 33-19 65-27 102-27s69 8 102 27c32 18 56 41 74 73 19 32 28 63 28 100 0 37-9 68-28 100-18 32-42 55-74 74-33 18-65 26-102 26s-69-8-102-26c-32-19-56-42-74-74-19-32-27-63-27-100z">
              <text:p/>
            </draw:path>
          </draw:g>
          <draw:frame draw:style-name="gr13" draw:layer="layout" svg:width="1.109cm" svg:height="0.621cm" svg:x="8.183cm" svg:y="11.43cm">
            <draw:text-box>
              <text:p text:style-name="P2"><text:span text:style-name="T1">Client</text:span></text:p>
            </draw:text-box>
          </draw:frame>
        </draw:g>
        <draw:polyline draw:style-name="gr114" draw:layer="layout" svg:width="1.96cm" svg:height="2.537cm" svg:x="5.863cm" svg:y="9.817cm" svg:viewBox="0 0 1961 2538" draw:points="1961,0 0,0 0,2538">
          <text:p/>
        </draw:polyline>
        <draw:polyline draw:style-name="gr115" draw:layer="layout" svg:width="2.657cm" svg:height="0.418cm" svg:x="9.22cm" svg:y="10.871cm" svg:viewBox="0 0 2658 419" draw:points="0,0 1804,0 1804,419 2658,419">
          <text:p/>
        </draw:polyline>
        <draw:g>
          <draw:g>
            <draw:path draw:style-name="gr3" draw:layer="layout" svg:width="4.191cm" svg:height="0.508cm" svg:x="3.767cm" svg:y="12.354cm" svg:viewBox="0 0 4192 509" svg:d="M0 509h4192v-509zM4192 0h-4192v509z">
              <text:p/>
            </draw:path>
            <draw:path draw:style-name="gr4" draw:layer="layout" svg:width="4.191cm" svg:height="0.508cm" svg:x="3.767cm" svg:y="12.354cm" svg:viewBox="0 0 4192 509" svg:d="M0 509h4192v-509M4192 0h-4192v509">
              <text:p/>
            </draw:path>
          </draw:g>
          <draw:frame draw:style-name="gr7" draw:layer="layout" svg:width="4.191cm" svg:height="0.508cm" svg:x="3.767cm" svg:y="12.354cm">
            <draw:text-box>
              <text:p text:style-name="P2"><text:span text:style-name="T5">ConcreteStatusTest</text:span></text:p>
            </draw:text-box>
          </draw:frame>
        </draw:g>
        <draw:g>
          <draw:g>
            <draw:path draw:style-name="gr3" draw:layer="layout" svg:width="4.206cm" svg:height="0.508cm" svg:x="11.634cm" svg:y="12.375cm" svg:viewBox="0 0 4207 509" svg:d="M0 509h4207v-509zM4207 0h-4207v509z">
              <text:p/>
            </draw:path>
            <draw:path draw:style-name="gr4" draw:layer="layout" svg:width="4.206cm" svg:height="0.508cm" svg:x="11.634cm" svg:y="12.375cm" svg:viewBox="0 0 4207 509" svg:d="M0 509h4207v-509M4207 0h-4207v509">
              <text:p/>
            </draw:path>
          </draw:g>
          <draw:frame draw:style-name="gr7" draw:layer="layout" svg:width="4.206cm" svg:height="0.508cm" svg:x="11.634cm" svg:y="12.375cm">
            <draw:text-box>
              <text:p text:style-name="P2"><text:span text:style-name="T5">ConcreteIterationKernel</text:span></text:p>
            </draw:text-box>
          </draw:frame>
        </draw:g>
        <draw:line draw:style-name="gr116" draw:layer="layout" svg:x1="13.737cm" svg:y1="11.543cm" svg:x2="13.737cm" svg:y2="12.375cm">
          <text:p/>
        </draw:line>
        <draw:polyline draw:style-name="gr117" draw:layer="layout" svg:width="0.008cm" svg:height="3.591cm" svg:x="4.807cm" svg:y="8.763cm" svg:viewBox="0 0 9 3592" draw:points="0,0 0,476 9,476 9,3592">
          <text:p/>
        </draw:polyline>
      </draw:page>
      <draw:page draw:name="ScalarProdVectorSpaceBase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ath draw:style-name="gr3" draw:layer="layout" svg:width="3.438cm" svg:height="0.508cm" svg:x="5.139cm" svg:y="2.477cm" svg:viewBox="0 0 3439 509" svg:d="M0 509h3439v-509zM3439 0h-3439v509z">
              <text:p/>
            </draw:path>
            <draw:path draw:style-name="gr4" draw:layer="layout" svg:width="3.438cm" svg:height="0.508cm" svg:x="5.139cm" svg:y="2.477cm" svg:viewBox="0 0 3439 509" svg:d="M0 509h3439v-509M3439 0h-3439v509">
              <text:p/>
            </draw:path>
          </draw:g>
          <draw:frame draw:style-name="gr7" draw:layer="layout" svg:width="3.438cm" svg:height="0.508cm" svg:x="5.139cm" svg:y="2.477cm">
            <draw:text-box>
              <text:p text:style-name="P2"><text:span text:style-name="T1">Thyra::</text:span><text:span text:style-name="T2">VectorSpaceBase</text:span></text:p>
            </draw:text-box>
          </draw:frame>
        </draw:g>
        <draw:g>
          <draw:g>
            <draw:polygon draw:style-name="gr3" draw:layer="layout" svg:width="10.873cm" svg:height="1.087cm" svg:x="1.168cm" svg:y="7.331cm" svg:viewBox="0 0 10874 1088" draw:points="0,1088 10874,1088 10874,0 0,0">
              <text:p/>
            </draw:polygon>
            <draw:polygon draw:style-name="gr4" draw:layer="layout" svg:width="10.873cm" svg:height="1.087cm" svg:x="1.168cm" svg:y="7.331cm" svg:viewBox="0 0 10874 1088" draw:points="0,1088 10874,1088 10874,0 0,0">
              <text:p/>
            </draw:polygon>
          </draw:g>
          <draw:frame draw:style-name="gr10" draw:layer="layout" svg:width="10.873cm" svg:height="1.165cm" svg:x="1.168cm" svg:y="7.331cm">
            <draw:text-box>
              <text:p text:style-name="P1"><text:span text:style-name="T1">&lt;&lt;overridden&gt;&gt;()</text:span><text:span text:style-name="T1"><text:line-break/></text:span><text:span text:style-name="T1">scalarProd(in x : VectorBase, in y : VectorBase) : Scalar</text:span><text:span text:style-name="T1"><text:line-break/></text:span><text:span text:style-name="T1">scalarProds(in X : MultiVectorBase, in Y : MultiVectorBase, out scalarProds[] : Scalar)</text:span></text:p>
            </draw:text-box>
          </draw:frame>
        </draw:g>
        <draw:g>
          <draw:g>
            <draw:path draw:style-name="gr3" draw:layer="layout" svg:width="10.873cm" svg:height="0.508cm" svg:x="1.168cm" svg:y="6.823cm" svg:viewBox="0 0 10874 509" svg:d="M0 509h10874v-509zM10874 0h-10874v509z">
              <text:p/>
            </draw:path>
            <draw:path draw:style-name="gr4" draw:layer="layout" svg:width="10.873cm" svg:height="0.508cm" svg:x="1.168cm" svg:y="6.823cm" svg:viewBox="0 0 10874 509" svg:d="M0 509h10874v-509M10874 0h-10874v509">
              <text:p/>
            </draw:path>
          </draw:g>
          <draw:frame draw:style-name="gr7" draw:layer="layout" svg:width="10.873cm" svg:height="0.508cm" svg:x="1.168cm" svg:y="6.823cm">
            <draw:text-box>
              <text:p text:style-name="P2"><text:span text:style-name="T1">Thyra::ScalarProdVectorSpace</text:span></text:p>
            </draw:text-box>
          </draw:frame>
        </draw:g>
        <draw:g>
          <draw:g>
            <draw:polygon draw:style-name="gr3" draw:layer="layout" svg:width="14.575cm" svg:height="1.425cm" svg:x="2.868cm" svg:y="10.456cm" svg:viewBox="0 0 14576 1426" draw:points="0,1426 14576,1426 14576,0 0,0">
              <text:p/>
            </draw:polygon>
            <draw:polygon draw:style-name="gr4" draw:layer="layout" svg:width="14.575cm" svg:height="1.425cm" svg:x="2.868cm" svg:y="10.456cm" svg:viewBox="0 0 14576 1426" draw:points="0,1426 14576,1426 14576,0 0,0">
              <text:p/>
            </draw:polygon>
          </draw:g>
          <draw:frame draw:style-name="gr5" draw:layer="layout" svg:width="14.575cm" svg:height="1.551cm" svg:x="2.868cm" svg:y="10.456cm">
            <draw:text-box>
              <text:p text:style-name="P1"><text:span text:style-name="T1">&lt;&lt;pure virtual&gt;&gt;()</text:span><text:span text:style-name="T1"><text:line-break/></text:span><text:span text:style-name="T1">scalarProd(in x : VectorBase, in y : VectorBase) : Scalar</text:span><text:span text:style-name="T1"><text:line-break/></text:span><text:span text:style-name="T1">scalarProds(in X : MultiVectorBase, in Y : MultiVectorBase, out scalarProds[] : Scalar)</text:span><text:span text:style-name="T1"><text:line-break/></text:span><text:span text:style-name="T1">apply(in M : EuclideanLinearOpBase, in M_trans : ETransp, in X : MultiVectorBase, inout Y : MultiVectorBase, in ...)</text:span></text:p>
            </draw:text-box>
          </draw:frame>
        </draw:g>
        <draw:g>
          <draw:g>
            <draw:path draw:style-name="gr3" draw:layer="layout" svg:width="14.575cm" svg:height="0.508cm" svg:x="2.868cm" svg:y="9.948cm" svg:viewBox="0 0 14576 509" svg:d="M0 509h14576v-509zM14576 0h-14576v509z">
              <text:p/>
            </draw:path>
            <draw:path draw:style-name="gr4" draw:layer="layout" svg:width="14.575cm" svg:height="0.508cm" svg:x="2.868cm" svg:y="9.948cm" svg:viewBox="0 0 14576 509" svg:d="M0 509h14576v-509M14576 0h-14576v509">
              <text:p/>
            </draw:path>
          </draw:g>
          <draw:frame draw:style-name="gr7" draw:layer="layout" svg:width="14.575cm" svg:height="0.508cm" svg:x="2.868cm" svg:y="9.948cm">
            <draw:text-box>
              <text:p text:style-name="P2"><text:span text:style-name="T1">Thyra::ScalarProdBase</text:span></text:p>
            </draw:text-box>
          </draw:frame>
        </draw:g>
        <draw:g>
          <draw:g>
            <draw:polygon draw:style-name="gr3" draw:layer="layout" svg:width="11.376cm" svg:height="2.103cm" svg:x="8.398cm" svg:y="4.141cm" svg:viewBox="0 0 11377 2104" draw:points="0,2104 11377,2104 11377,0 0,0">
              <text:p/>
            </draw:polygon>
            <draw:polygon draw:style-name="gr4" draw:layer="layout" svg:width="11.376cm" svg:height="2.103cm" svg:x="8.398cm" svg:y="4.141cm" svg:viewBox="0 0 11377 2104" draw:points="0,2104 11377,2104 11377,0 0,0">
              <text:p/>
            </draw:polygon>
          </draw:g>
          <draw:frame draw:style-name="gr118" draw:layer="layout" svg:width="11.376cm" svg:height="2.323cm" svg:x="8.398cm" svg:y="4.141cm">
            <draw:text-box>
              <text:p text:style-name="P1"><text:span text:style-name="T1">&lt;&lt;overridden&gt;&gt;()</text:span><text:span text:style-name="T1"><text:line-break/></text:span><text:span text:style-name="T1">apply(in conj, in X : MultiVectorBase, inout Y : MultiVectorBase, in ...)</text:span><text:span text:style-name="T1"><text:line-break/></text:span><text:span text:style-name="T1">applyTranspose(in conj, in X : MultiVectorBase, inout Y : MultiVectorBase, in ...)</text:span><text:span text:style-name="T1"><text:line-break/></text:span><text:span text:style-name="T1">&lt;&lt;pure virtual&gt;&gt;()</text:span><text:span text:style-name="T1"><text:line-break/></text:span><text:span text:style-name="T1">euclideanApply(in conj, in X : MultiVectorBase, inout Y : MultiVectorBase, in ...)</text:span><text:span text:style-name="T1"><text:line-break/></text:span><text:span text:style-name="T1">euclideanApplyTranspose(in conj, in X : MultiVectorBase, inout Y : MultiVectorBase, in ...)</text:span></text:p>
            </draw:text-box>
          </draw:frame>
        </draw:g>
        <draw:g>
          <draw:g>
            <draw:path draw:style-name="gr3" draw:layer="layout" svg:width="11.376cm" svg:height="0.508cm" svg:x="8.398cm" svg:y="3.633cm" svg:viewBox="0 0 11377 509" svg:d="M0 509h11377v-509zM11377 0h-11377v509z">
              <text:p/>
            </draw:path>
            <draw:path draw:style-name="gr4" draw:layer="layout" svg:width="11.376cm" svg:height="0.508cm" svg:x="8.398cm" svg:y="3.633cm" svg:viewBox="0 0 11377 509" svg:d="M0 509h11377v-509M11377 0h-11377v509">
              <text:p/>
            </draw:path>
          </draw:g>
          <draw:frame draw:style-name="gr7" draw:layer="layout" svg:width="11.376cm" svg:height="0.508cm" svg:x="8.398cm" svg:y="3.633cm">
            <draw:text-box>
              <text:p text:style-name="P2"><text:span text:style-name="T1">Thyra::EuclideanLinearOpBase</text:span></text:p>
            </draw:text-box>
          </draw:frame>
        </draw:g>
        <draw:g>
          <draw:g>
            <draw:path draw:style-name="gr3" draw:layer="layout" svg:width="2.967cm" svg:height="0.508cm" svg:x="12.613cm" svg:y="2.477cm" svg:viewBox="0 0 2968 509" svg:d="M0 509h2968v-509zM2968 0h-2968v509z">
              <text:p/>
            </draw:path>
            <draw:path draw:style-name="gr4" draw:layer="layout" svg:width="2.967cm" svg:height="0.508cm" svg:x="12.613cm" svg:y="2.477cm" svg:viewBox="0 0 2968 509" svg:d="M0 509h2968v-509M2968 0h-2968v509">
              <text:p/>
            </draw:path>
          </draw:g>
          <draw:frame draw:style-name="gr7" draw:layer="layout" svg:width="2.967cm" svg:height="0.508cm" svg:x="12.613cm" svg:y="2.477cm">
            <draw:text-box>
              <text:p text:style-name="P2"><text:span text:style-name="T1">Thyra::</text:span><text:span text:style-name="T2">LinearOpBase</text:span></text:p>
            </draw:text-box>
          </draw:frame>
        </draw:g>
        <draw:polyline draw:style-name="gr119" draw:layer="layout" svg:width="0.011cm" svg:height="0.649cm" svg:x="14.086cm" svg:y="2.985cm" svg:viewBox="0 0 12 650" draw:points="12,0 12,382 0,382 0,650">
          <text:p/>
        </draw:polyline>
        <draw:polyline draw:style-name="gr120" draw:layer="layout" svg:width="4.927cm" svg:height="3.829cm" svg:x="1.931cm" svg:y="2.985cm" svg:viewBox="0 0 4928 3830" draw:points="4928,0 4928,1663 0,1663 0,3830">
          <text:p/>
        </draw:polyline>
        <draw:g>
          <draw:g>
            <draw:path draw:style-name="gr3" draw:layer="layout" svg:width="3.877cm" svg:height="0.508cm" svg:x="4.911cm" svg:y="13.462cm" svg:viewBox="0 0 3878 509" svg:d="M0 509h3878v-509zM3878 0h-3878v509z">
              <text:p/>
            </draw:path>
            <draw:path draw:style-name="gr4" draw:layer="layout" svg:width="3.877cm" svg:height="0.508cm" svg:x="4.911cm" svg:y="13.462cm" svg:viewBox="0 0 3878 509" svg:d="M0 509h3878v-509M3878 0h-3878v509">
              <text:p/>
            </draw:path>
          </draw:g>
          <draw:frame draw:style-name="gr7" draw:layer="layout" svg:width="3.877cm" svg:height="0.508cm" svg:x="4.911cm" svg:y="13.462cm">
            <draw:text-box>
              <text:p text:style-name="P2"><text:span text:style-name="T1">Thyra::</text:span><text:span text:style-name="T5">EuclideanScalarProd</text:span></text:p>
            </draw:text-box>
          </draw:frame>
        </draw:g>
        <draw:g>
          <draw:g>
            <draw:path draw:style-name="gr3" draw:layer="layout" svg:width="3.783cm" svg:height="0.508cm" svg:x="12.117cm" svg:y="13.462cm" svg:viewBox="0 0 3784 509" svg:d="M0 509h3784v-509zM3784 0h-3784v509z">
              <text:p/>
            </draw:path>
            <draw:path draw:style-name="gr4" draw:layer="layout" svg:width="3.783cm" svg:height="0.508cm" svg:x="12.117cm" svg:y="13.462cm" svg:viewBox="0 0 3784 509" svg:d="M0 509h3784v-509M3784 0h-3784v509">
              <text:p/>
            </draw:path>
          </draw:g>
          <draw:frame draw:style-name="gr7" draw:layer="layout" svg:width="3.783cm" svg:height="0.508cm" svg:x="12.117cm" svg:y="13.462cm">
            <draw:text-box>
              <text:p text:style-name="P2"><text:span text:style-name="T1">Thyra::</text:span><text:span text:style-name="T5">LinearOpScalarProd</text:span></text:p>
            </draw:text-box>
          </draw:frame>
        </draw:g>
        <draw:polyline draw:style-name="gr121" draw:layer="layout" svg:width="3.852cm" svg:height="1.58cm" svg:x="10.156cm" svg:y="11.882cm" svg:viewBox="0 0 3853 1581" draw:points="0,0 0,997 3853,997 3853,1581">
          <text:p/>
        </draw:polyline>
        <draw:polyline draw:style-name="gr122" draw:layer="layout" svg:width="3.307cm" svg:height="1.58cm" svg:x="6.849cm" svg:y="11.882cm" svg:viewBox="0 0 3308 1581" draw:points="3308,0 3308,1047 0,1047 0,1581">
          <text:p/>
        </draw:polyline>
        <draw:polyline draw:style-name="gr123" draw:layer="layout" svg:width="2.626cm" svg:height="1.531cm" svg:x="3.886cm" svg:y="8.417cm" svg:viewBox="0 0 2627 1532" draw:points="0,0 0,803 2627,803 2627,1532">
          <text:p/>
        </draw:polyline>
        <draw:g>
          <draw:frame draw:style-name="gr12" draw:layer="layout" svg:width="0.282cm" svg:height="1.227cm" svg:x="3.424cm" svg:y="8.419cm">
            <draw:text-box>
              <text:p/>
            </draw:text-box>
          </draw:frame>
        </draw:g>
        <draw:g>
          <draw:frame draw:style-name="gr13" draw:layer="layout" svg:width="1.736cm" svg:height="0.621cm" svg:x="6.692cm" svg:y="9.023cm">
            <draw:text-box>
              <text:p text:style-name="P2"><text:span text:style-name="T1">scalarProd</text:span></text:p>
            </draw:text-box>
          </draw:frame>
        </draw:g>
        <draw:polyline draw:style-name="gr124" draw:layer="layout" svg:width="5.247cm" svg:height="10.985cm" svg:x="15.581cm" svg:y="2.731cm" svg:viewBox="0 0 5248 10986" draw:points="318,10986 5248,10986 5248,0 0,0">
          <text:p/>
        </draw:polyline>
        <draw:g>
          <draw:frame draw:style-name="gr12" draw:layer="layout" svg:width="0.282cm" svg:height="1.227cm" svg:x="16.714cm" svg:y="13.593cm">
            <draw:text-box>
              <text:p/>
            </draw:text-box>
          </draw:frame>
        </draw:g>
        <draw:g>
          <draw:frame draw:style-name="gr13" draw:layer="layout" svg:width="0.701cm" svg:height="0.621cm" svg:x="16.395cm" svg:y="2.91cm">
            <draw:text-box>
              <text:p text:style-name="P2"><text:span text:style-name="T1">op</text:span></text:p>
            </draw:text-box>
          </draw:frame>
        </draw:g>
        <draw:polyline draw:style-name="gr125" draw:layer="layout" svg:width="2.045cm" svg:height="1.774cm" svg:x="12.04cm" svg:y="6.244cm" svg:viewBox="0 0 2046 1775" draw:points="2046,0 2046,1775 0,1775">
          <text:p/>
        </draw:polyline>
        <draw:g>
          <draw:frame draw:style-name="gr12" draw:layer="layout" svg:width="0.282cm" svg:height="1.227cm" svg:x="13.624cm" svg:y="6.235cm">
            <draw:text-box>
              <text:p/>
            </draw:text-box>
          </draw:frame>
        </draw:g>
        <draw:g>
          <draw:frame draw:style-name="gr13" draw:layer="layout" svg:width="3.478cm" svg:height="0.621cm" svg:x="12.334cm" svg:y="8.198cm">
            <draw:text-box>
              <text:p text:style-name="P2"><text:span text:style-name="T1">rangeScalarProdVecSpc</text:span></text:p>
            </draw:text-box>
          </draw:frame>
        </draw:g>
        <draw:polyline draw:style-name="gr126" draw:layer="layout" svg:width="4.512cm" svg:height="1.231cm" svg:x="3.886cm" svg:y="5.592cm" svg:viewBox="0 0 4513 1232" draw:points="4513,0 0,0 0,1232">
          <text:p/>
        </draw:polyline>
        <draw:g>
          <draw:frame draw:style-name="gr12" draw:layer="layout" svg:width="0.282cm" svg:height="1.227cm" svg:x="7.764cm" svg:y="4.488cm">
            <draw:text-box>
              <text:p/>
            </draw:text-box>
          </draw:frame>
        </draw:g>
        <draw:g>
          <draw:frame draw:style-name="gr13" draw:layer="layout" svg:width="3.681cm" svg:height="0.621cm" svg:x="4.066cm" svg:y="5.85cm">
            <draw:text-box>
              <text:p text:style-name="P2"><text:span text:style-name="T1">domainScalarProdVecSpc</text:span></text:p>
            </draw:text-box>
          </draw:frame>
        </draw:g>
      </draw:page>
      <draw:page draw:name="SerialVectorSpace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ath draw:style-name="gr3" draw:layer="layout" svg:width="3.438cm" svg:height="0.508cm" svg:x="1.839cm" svg:y="6.096cm" svg:viewBox="0 0 3439 509" svg:d="M0 509h3439v-509zM3439 0h-3439v509z">
              <text:p/>
            </draw:path>
            <draw:path draw:style-name="gr4" draw:layer="layout" svg:width="3.438cm" svg:height="0.508cm" svg:x="1.839cm" svg:y="6.096cm" svg:viewBox="0 0 3439 509" svg:d="M0 509h3439v-509M3439 0h-3439v509">
              <text:p/>
            </draw:path>
          </draw:g>
          <draw:frame draw:style-name="gr7" draw:layer="layout" svg:width="3.438cm" svg:height="0.508cm" svg:x="1.839cm" svg:y="6.096cm">
            <draw:text-box>
              <text:p text:style-name="P2"><text:span text:style-name="T1">Thyra::</text:span><text:span text:style-name="T2">VectorSpaceBase</text:span></text:p>
            </draw:text-box>
          </draw:frame>
        </draw:g>
        <draw:g>
          <draw:g>
            <draw:path draw:style-name="gr3" draw:layer="layout" svg:width="4.254cm" svg:height="0.508cm" svg:x="1.431cm" svg:y="7.874cm" svg:viewBox="0 0 4255 509" svg:d="M0 509h4255v-509zM4255 0h-4255v509z">
              <text:p/>
            </draw:path>
            <draw:path draw:style-name="gr4" draw:layer="layout" svg:width="4.254cm" svg:height="0.508cm" svg:x="1.431cm" svg:y="7.874cm" svg:viewBox="0 0 4255 509" svg:d="M0 509h4255v-509M4255 0h-4255v509">
              <text:p/>
            </draw:path>
          </draw:g>
          <draw:frame draw:style-name="gr7" draw:layer="layout" svg:width="4.254cm" svg:height="0.508cm" svg:x="1.431cm" svg:y="7.874cm">
            <draw:text-box>
              <text:p text:style-name="P2"><text:span text:style-name="T1">Thyra::</text:span><text:span text:style-name="T2">ScalarProdVectorSpace</text:span></text:p>
            </draw:text-box>
          </draw:frame>
        </draw:g>
        <draw:polyline draw:style-name="gr127" draw:layer="layout" svg:width="0cm" svg:height="1.269cm" svg:x="3.558cm" svg:y="6.604cm" svg:viewBox="0 0 0 1270" draw:points="0,0 0,1016 0,1016 0,1270">
          <text:p/>
        </draw:polyline>
        <draw:g>
          <draw:g>
            <draw:path draw:style-name="gr3" draw:layer="layout" svg:width="2.967cm" svg:height="0.508cm" svg:x="16.351cm" svg:y="6.096cm" svg:viewBox="0 0 2968 509" svg:d="M0 509h2968v-509zM2968 0h-2968v509z">
              <text:p/>
            </draw:path>
            <draw:path draw:style-name="gr4" draw:layer="layout" svg:width="2.967cm" svg:height="0.508cm" svg:x="16.351cm" svg:y="6.096cm" svg:viewBox="0 0 2968 509" svg:d="M0 509h2968v-509M2968 0h-2968v509">
              <text:p/>
            </draw:path>
          </draw:g>
          <draw:frame draw:style-name="gr7" draw:layer="layout" svg:width="2.967cm" svg:height="0.508cm" svg:x="16.351cm" svg:y="6.096cm">
            <draw:text-box>
              <text:p text:style-name="P2"><text:span text:style-name="T1">Thyra::</text:span><text:span text:style-name="T2">LinearOpBase</text:span></text:p>
            </draw:text-box>
          </draw:frame>
        </draw:g>
        <draw:g>
          <draw:g>
            <draw:path draw:style-name="gr3" draw:layer="layout" svg:width="4.3cm" svg:height="0.508cm" svg:x="15.685cm" svg:y="7.175cm" svg:viewBox="0 0 4301 509" svg:d="M0 509h4301v-509zM4301 0h-4301v509z">
              <text:p/>
            </draw:path>
            <draw:path draw:style-name="gr4" draw:layer="layout" svg:width="4.3cm" svg:height="0.508cm" svg:x="15.685cm" svg:y="7.175cm" svg:viewBox="0 0 4301 509" svg:d="M0 509h4301v-509M4301 0h-4301v509">
              <text:p/>
            </draw:path>
          </draw:g>
          <draw:frame draw:style-name="gr7" draw:layer="layout" svg:width="4.3cm" svg:height="0.508cm" svg:x="15.685cm" svg:y="7.175cm">
            <draw:text-box>
              <text:p text:style-name="P2"><text:span text:style-name="T1">Thyra::</text:span><text:span text:style-name="T2">EuclideanLinearOpBase</text:span></text:p>
            </draw:text-box>
          </draw:frame>
        </draw:g>
        <draw:line draw:style-name="gr128" draw:layer="layout" svg:x1="16.35cm" svg:y1="6.35cm" svg:x2="15.221cm" svg:y2="6.35cm">
          <text:p/>
        </draw:line>
        <draw:g>
          <draw:g>
            <draw:path draw:style-name="gr3" draw:layer="layout" svg:width="3.265cm" svg:height="0.508cm" svg:x="11.957cm" svg:y="6.096cm" svg:viewBox="0 0 3266 509" svg:d="M0 509h3266v-509zM3266 0h-3266v509z">
              <text:p/>
            </draw:path>
            <draw:path draw:style-name="gr4" draw:layer="layout" svg:width="3.265cm" svg:height="0.508cm" svg:x="11.957cm" svg:y="6.096cm" svg:viewBox="0 0 3266 509" svg:d="M0 509h3266v-509M3266 0h-3266v509">
              <text:p/>
            </draw:path>
          </draw:g>
          <draw:frame draw:style-name="gr7" draw:layer="layout" svg:width="3.265cm" svg:height="0.508cm" svg:x="11.957cm" svg:y="6.096cm">
            <draw:text-box>
              <text:p text:style-name="P2"><text:span text:style-name="T1">Thyra::</text:span><text:span text:style-name="T2">MultiVectorBase</text:span></text:p>
            </draw:text-box>
          </draw:frame>
        </draw:g>
        <draw:line draw:style-name="gr129" draw:layer="layout" svg:x1="17.835cm" svg:y1="6.604cm" svg:x2="17.835cm" svg:y2="7.175cm">
          <text:p/>
        </draw:line>
        <draw:g>
          <draw:g>
            <draw:polygon draw:style-name="gr3" draw:layer="layout" svg:width="6.482cm" svg:height="1.087cm" svg:x="0.317cm" svg:y="10.668cm" svg:viewBox="0 0 6483 1088" draw:points="0,1088 6483,1088 6483,0 0,0">
              <text:p/>
            </draw:polygon>
            <draw:polygon draw:style-name="gr4" draw:layer="layout" svg:width="6.482cm" svg:height="1.087cm" svg:x="0.317cm" svg:y="10.668cm" svg:viewBox="0 0 6483 1088" draw:points="0,1088 6483,1088 6483,0 0,0">
              <text:p/>
            </draw:polygon>
          </draw:g>
          <draw:frame draw:style-name="gr10" draw:layer="layout" svg:width="6.482cm" svg:height="1.165cm" svg:x="0.317cm" svg:y="10.668cm">
            <draw:text-box>
              <text:p text:style-name="P1"><text:span text:style-name="T1">&lt;&lt;overridden&gt;&gt;()</text:span><text:span text:style-name="T1"><text:line-break/></text:span><text:span text:style-name="T1">isInCore() : bool</text:span><text:span text:style-name="T1"><text:line-break/></text:span><text:span text:style-name="T1">isCompatible(in vecSpc : VectorSpaceBase) : bool</text:span></text:p>
            </draw:text-box>
          </draw:frame>
        </draw:g>
        <draw:g>
          <draw:g>
            <draw:path draw:style-name="gr3" draw:layer="layout" svg:width="6.482cm" svg:height="0.508cm" svg:x="0.317cm" svg:y="10.16cm" svg:viewBox="0 0 6483 509" svg:d="M0 509h6483v-509zM6483 0h-6483v509z">
              <text:p/>
            </draw:path>
            <draw:path draw:style-name="gr4" draw:layer="layout" svg:width="6.482cm" svg:height="0.508cm" svg:x="0.317cm" svg:y="10.16cm" svg:viewBox="0 0 6483 509" svg:d="M0 509h6483v-509M6483 0h-6483v509">
              <text:p/>
            </draw:path>
          </draw:g>
          <draw:frame draw:style-name="gr7" draw:layer="layout" svg:width="6.482cm" svg:height="0.508cm" svg:x="0.317cm" svg:y="10.16cm">
            <draw:text-box>
              <text:p text:style-name="P2"><text:span text:style-name="T1">Thyra::SerialVectorSpaceBase</text:span></text:p>
            </draw:text-box>
          </draw:frame>
        </draw:g>
        <draw:g>
          <draw:g>
            <draw:path draw:style-name="gr3" draw:layer="layout" svg:width="2.607cm" svg:height="0.508cm" svg:x="8.37cm" svg:y="6.096cm" svg:viewBox="0 0 2608 509" svg:d="M0 509h2608v-509zM2608 0h-2608v509z">
              <text:p/>
            </draw:path>
            <draw:path draw:style-name="gr4" draw:layer="layout" svg:width="2.607cm" svg:height="0.508cm" svg:x="8.37cm" svg:y="6.096cm" svg:viewBox="0 0 2608 509" svg:d="M0 509h2608v-509M2608 0h-2608v509">
              <text:p/>
            </draw:path>
          </draw:g>
          <draw:frame draw:style-name="gr7" draw:layer="layout" svg:width="2.607cm" svg:height="0.508cm" svg:x="8.37cm" svg:y="6.096cm">
            <draw:text-box>
              <text:p text:style-name="P2"><text:span text:style-name="T1">Thyra::</text:span><text:span text:style-name="T2">VectorBase</text:span></text:p>
            </draw:text-box>
          </draw:frame>
        </draw:g>
        <draw:g>
          <draw:g>
            <draw:polygon draw:style-name="gr3" draw:layer="layout" svg:width="5.101cm" svg:height="4.135cm" svg:x="7.112cm" svg:y="10.506cm" svg:viewBox="0 0 5102 4136" draw:points="0,4136 5102,4136 5102,0 0,0">
              <text:p/>
            </draw:polygon>
            <draw:polygon draw:style-name="gr4" draw:layer="layout" svg:width="5.101cm" svg:height="4.135cm" svg:x="7.112cm" svg:y="10.506cm" svg:viewBox="0 0 5102 4136" draw:points="0,4136 5102,4136 5102,0 0,0">
              <text:p/>
            </draw:polygon>
          </draw:g>
          <draw:frame draw:style-name="gr130" draw:layer="layout" svg:width="5.101cm" svg:height="4.639cm" svg:x="7.112cm" svg:y="10.506cm">
            <draw:text-box>
              <text:p text:style-name="P1"><text:span text:style-name="T1">&lt;&lt;overridden&gt;&gt;()</text:span><text:span text:style-name="T1"><text:line-break/></text:span><text:span text:style-name="T1">applyOp(in ..., out ...)</text:span><text:span text:style-name="T1"><text:line-break/></text:span><text:span text:style-name="T1">getSubVector(in rng, out sub_vec)</text:span><text:span text:style-name="T1"><text:line-break/></text:span><text:span text:style-name="T1">freeSubVector(in sub_vec)</text:span><text:span text:style-name="T1"><text:line-break/></text:span><text:span text:style-name="T1">getSubVector(in rng, out sub_vec)</text:span><text:span text:style-name="T1"><text:line-break/></text:span><text:span text:style-name="T1">commitSubVector(in sub_vec)</text:span><text:span text:style-name="T1"><text:line-break/></text:span><text:span text:style-name="T1">setSubVector(in sub_vec)</text:span><text:span text:style-name="T1"><text:line-break/></text:span><text:span text:style-name="T1">&lt;&lt;pure virtual&gt;&gt;()</text:span><text:span text:style-name="T1"><text:line-break/></text:span><text:span text:style-name="T1">getData(out *values : Scalar, out stride)</text:span><text:span text:style-name="T1"><text:line-break/></text:span><text:span text:style-name="T1">freeData(in *values : Scalar)</text:span><text:span text:style-name="T1"><text:line-break/></text:span><text:span text:style-name="T1">getData(out *values : Scalar, out stride)</text:span><text:span text:style-name="T1"><text:line-break/></text:span><text:span text:style-name="T1">commitData(in *values : Scalar)</text:span></text:p>
            </draw:text-box>
          </draw:frame>
        </draw:g>
        <draw:g>
          <draw:g>
            <draw:path draw:style-name="gr3" draw:layer="layout" svg:width="5.101cm" svg:height="0.508cm" svg:x="7.112cm" svg:y="9.998cm" svg:viewBox="0 0 5102 509" svg:d="M0 509h5102v-509zM5102 0h-5102v509z">
              <text:p/>
            </draw:path>
            <draw:path draw:style-name="gr4" draw:layer="layout" svg:width="5.101cm" svg:height="0.508cm" svg:x="7.112cm" svg:y="9.998cm" svg:viewBox="0 0 5102 509" svg:d="M0 509h5102v-509M5102 0h-5102v509">
              <text:p/>
            </draw:path>
          </draw:g>
          <draw:frame draw:style-name="gr7" draw:layer="layout" svg:width="5.101cm" svg:height="0.508cm" svg:x="7.112cm" svg:y="9.998cm">
            <draw:text-box>
              <text:p text:style-name="P2"><text:span text:style-name="T1">Thyra::SerialVectorBase</text:span></text:p>
            </draw:text-box>
          </draw:frame>
        </draw:g>
        <draw:polyline draw:style-name="gr131" draw:layer="layout" svg:width="0cm" svg:height="1.853cm" svg:x="3.558cm" svg:y="8.382cm" svg:viewBox="0 0 0 1854" draw:points="0,0 0,1854 0,1854 0,1777">
          <text:p/>
        </draw:polyline>
        <draw:line draw:style-name="gr132" draw:layer="layout" svg:x1="11.956cm" svg:y1="6.35cm" svg:x2="10.977cm" svg:y2="6.35cm">
          <text:p/>
        </draw:line>
        <draw:polyline draw:style-name="gr133" draw:layer="layout" svg:width="0.952cm" svg:height="3.598cm" svg:x="13.589cm" svg:y="6.604cm" svg:viewBox="0 0 953 3599" draw:points="0,0 0,2845 953,2845 953,3599">
          <text:p/>
        </draw:polyline>
        <draw:polyline draw:style-name="gr134" draw:layer="layout" svg:width="0.011cm" svg:height="3.394cm" svg:x="9.663cm" svg:y="6.604cm" svg:viewBox="0 0 12 3395" draw:points="12,0 12,476 0,476 0,3395">
          <text:p/>
        </draw:polyline>
        <draw:g>
          <draw:g>
            <draw:polygon draw:style-name="gr3" draw:layer="layout" svg:width="7.705cm" svg:height="4.135cm" svg:x="12.615cm" svg:y="10.71cm" svg:viewBox="0 0 7706 4136" draw:points="0,4136 7706,4136 7706,0 0,0">
              <text:p/>
            </draw:polygon>
            <draw:polygon draw:style-name="gr4" draw:layer="layout" svg:width="7.705cm" svg:height="4.135cm" svg:x="12.615cm" svg:y="10.71cm" svg:viewBox="0 0 7706 4136" draw:points="0,4136 7706,4136 7706,0 0,0">
              <text:p/>
            </draw:polygon>
          </draw:g>
          <draw:frame draw:style-name="gr130" draw:layer="layout" svg:width="7.705cm" svg:height="4.639cm" svg:x="12.615cm" svg:y="10.71cm">
            <draw:text-box>
              <text:p text:style-name="P1"><text:span text:style-name="T1">&lt;&lt;overridden&gt;&gt;()</text:span><text:span text:style-name="T1"><text:line-break/></text:span><text:span text:style-name="T1">applyOp(in ..., out ...)</text:span><text:span text:style-name="T1"><text:line-break/></text:span><text:span text:style-name="T1">euclideanApply(in ..., inout ...)</text:span><text:span text:style-name="T1"><text:line-break/></text:span><text:span text:style-name="T1">getSubMultiVector(in rowRng, in colRng, out sub_multi_vec)</text:span><text:span text:style-name="T1"><text:line-break/></text:span><text:span text:style-name="T1">freeSubMultiVector(in sub_multi_vec)</text:span><text:span text:style-name="T1"><text:line-break/></text:span><text:span text:style-name="T1">getSubMultiVector(in rowRng, in colRng, out sub_multi_vec)</text:span><text:span text:style-name="T1"><text:line-break/></text:span><text:span text:style-name="T1">commitSubMultiVector(in sub_multi_vec)</text:span><text:span text:style-name="T1"><text:line-break/></text:span><text:span text:style-name="T1">&lt;&lt;pure virtual&gt;&gt;()</text:span><text:span text:style-name="T1"><text:line-break/></text:span><text:span text:style-name="T1">getData(out *values : Scalar, out leadingDim)</text:span><text:span text:style-name="T1"><text:line-break/></text:span><text:span text:style-name="T1">freeData(in *values : Scalar)</text:span><text:span text:style-name="T1"><text:line-break/></text:span><text:span text:style-name="T1">getData(out *values : Scalar, out leadingDim)</text:span><text:span text:style-name="T1"><text:line-break/></text:span><text:span text:style-name="T1">commitData(in *values : Scalar)</text:span></text:p>
            </draw:text-box>
          </draw:frame>
        </draw:g>
        <draw:g>
          <draw:g>
            <draw:path draw:style-name="gr3" draw:layer="layout" svg:width="7.705cm" svg:height="0.508cm" svg:x="12.615cm" svg:y="10.202cm" svg:viewBox="0 0 7706 509" svg:d="M0 509h7706v-509zM7706 0h-7706v509z">
              <text:p/>
            </draw:path>
            <draw:path draw:style-name="gr4" draw:layer="layout" svg:width="7.705cm" svg:height="0.508cm" svg:x="12.615cm" svg:y="10.202cm" svg:viewBox="0 0 7706 509" svg:d="M0 509h7706v-509M7706 0h-7706v509">
              <text:p/>
            </draw:path>
          </draw:g>
          <draw:frame draw:style-name="gr7" draw:layer="layout" svg:width="7.705cm" svg:height="0.508cm" svg:x="12.615cm" svg:y="10.202cm">
            <draw:text-box>
              <text:p text:style-name="P2"><text:span text:style-name="T1">Thyra::SerialMultiVectorBase</text:span></text:p>
            </draw:text-box>
          </draw:frame>
        </draw:g>
        <draw:g>
          <draw:g>
            <draw:polygon draw:style-name="gr3" draw:layer="layout" svg:width="2.638cm" svg:height="0.445cm" svg:x="12.221cm" svg:y="17.558cm" svg:viewBox="0 0 2639 446" draw:points="0,446 2639,446 2639,0 0,0">
              <text:p/>
            </draw:polygon>
            <draw:polygon draw:style-name="gr4" draw:layer="layout" svg:width="2.638cm" svg:height="0.445cm" svg:x="12.221cm" svg:y="17.558cm" svg:viewBox="0 0 2639 446" draw:points="0,446 2639,446 2639,0 0,0">
              <text:p/>
            </draw:polygon>
          </draw:g>
          <draw:frame draw:style-name="gr6" draw:layer="layout" svg:width="2.638cm" svg:height="0.445cm" svg:x="12.221cm" svg:y="17.558cm">
            <draw:text-box>
              <text:p text:style-name="P1"><text:span text:style-name="T1">GEMM(in ..., out ...)</text:span></text:p>
            </draw:text-box>
          </draw:frame>
        </draw:g>
        <draw:g>
          <draw:g>
            <draw:path draw:style-name="gr3" draw:layer="layout" svg:width="2.638cm" svg:height="0.508cm" svg:x="12.221cm" svg:y="17.05cm" svg:viewBox="0 0 2639 509" svg:d="M0 509h2639v-509zM2639 0h-2639v509z">
              <text:p/>
            </draw:path>
            <draw:path draw:style-name="gr4" draw:layer="layout" svg:width="2.638cm" svg:height="0.508cm" svg:x="12.221cm" svg:y="17.05cm" svg:viewBox="0 0 2639 509" svg:d="M0 509h2639v-509M2639 0h-2639v509">
              <text:p/>
            </draw:path>
          </draw:g>
          <draw:frame draw:style-name="gr7" draw:layer="layout" svg:width="2.638cm" svg:height="0.508cm" svg:x="12.221cm" svg:y="17.05cm">
            <draw:text-box>
              <text:p text:style-name="P2"><text:span text:style-name="T1">Teuchos::BLAS</text:span></text:p>
            </draw:text-box>
          </draw:frame>
        </draw:g>
        <draw:polyline draw:style-name="gr135" draw:layer="layout" svg:width="2.927cm" svg:height="2.205cm" svg:x="13.54cm" svg:y="14.845cm" svg:viewBox="0 0 2928 2206" draw:points="2928,0 1001,0 1001,646 0,646 0,2206">
          <text:p/>
        </draw:polyline>
        <draw:g>
          <draw:frame draw:style-name="gr12" draw:layer="layout" svg:width="0.282cm" svg:height="1.227cm" svg:x="15.853cm" svg:y="13.741cm">
            <draw:text-box>
              <text:p/>
            </draw:text-box>
          </draw:frame>
        </draw:g>
        <draw:g>
          <draw:frame draw:style-name="gr13" draw:layer="layout" svg:width="0.905cm" svg:height="0.621cm" svg:x="13.72cm" svg:y="16.055cm">
            <draw:text-box>
              <text:p text:style-name="P2"><text:span text:style-name="T1">blas</text:span></text:p>
            </draw:text-box>
          </draw:frame>
        </draw:g>
        <draw:g>
          <draw:g>
            <draw:polygon draw:style-name="gr3" draw:layer="layout" svg:width="4.572cm" svg:height="2.103cm" svg:x="16.002cm" svg:y="16.729cm" svg:viewBox="0 0 4573 2104" draw:points="0,2104 4573,2104 4573,0 0,0">
              <text:p/>
            </draw:polygon>
            <draw:polygon draw:style-name="gr4" draw:layer="layout" svg:width="4.572cm" svg:height="2.103cm" svg:x="16.002cm" svg:y="16.729cm" svg:viewBox="0 0 4573 2104" draw:points="0,2104 4573,2104 4573,0 0,0">
              <text:p/>
            </draw:polygon>
          </draw:g>
          <draw:frame draw:style-name="gr118" draw:layer="layout" svg:width="4.572cm" svg:height="2.323cm" svg:x="16.002cm" svg:y="16.729cm">
            <draw:text-box>
              <text:p text:style-name="P1"><text:span text:style-name="T1">&lt;&lt;overridden&gt;&gt;()</text:span><text:span text:style-name="T1"><text:line-break/></text:span><text:span text:style-name="T1">euclideanApply(in ..., inout ...)</text:span><text:span text:style-name="T1"><text:line-break/></text:span><text:span text:style-name="T4">euclideanApply(in ..., inout ...)</text:span><text:span text:style-name="T4"><text:line-break/></text:span><text:span text:style-name="T1">&lt;&lt;pure virtual&gt;&gt;()</text:span><text:span text:style-name="T1"><text:line-break/></text:span><text:span text:style-name="T1">euclideanApply(in ..., inout ...)</text:span><text:span text:style-name="T1"><text:line-break/></text:span><text:span text:style-name="T4">euclideanApply(in ..., inout ...)</text:span></text:p>
            </draw:text-box>
          </draw:frame>
        </draw:g>
        <draw:g>
          <draw:g>
            <draw:path draw:style-name="gr3" draw:layer="layout" svg:width="4.572cm" svg:height="0.508cm" svg:x="16.002cm" svg:y="16.221cm" svg:viewBox="0 0 4573 509" svg:d="M0 509h4573v-509zM4573 0h-4573v509z">
              <text:p/>
            </draw:path>
            <draw:path draw:style-name="gr4" draw:layer="layout" svg:width="4.572cm" svg:height="0.508cm" svg:x="16.002cm" svg:y="16.221cm" svg:viewBox="0 0 4573 509" svg:d="M0 509h4573v-509M4573 0h-4573v509">
              <text:p/>
            </draw:path>
          </draw:g>
          <draw:frame draw:style-name="gr7" draw:layer="layout" svg:width="4.572cm" svg:height="0.508cm" svg:x="16.002cm" svg:y="16.221cm">
            <draw:text-box>
              <text:p text:style-name="P2"><text:span text:style-name="T1">Thyra::SerialLinearOpBase</text:span></text:p>
            </draw:text-box>
          </draw:frame>
        </draw:g>
        <draw:polyline draw:style-name="gr136" draw:layer="layout" svg:width="2.35cm" svg:height="7.458cm" svg:x="18.288cm" svg:y="8.763cm" svg:viewBox="0 0 2351 7459" draw:points="1046,0 1046,1121 2351,1121 2351,6983 0,6983 0,7459">
          <text:p/>
        </draw:polyline>
        <draw:polyline draw:style-name="gr137" draw:layer="layout" svg:width="2.058cm" svg:height="1.439cm" svg:x="16.336cm" svg:y="8.763cm" svg:viewBox="0 0 2059 1440" draw:points="0,0 0,635 2059,635 2059,1440">
          <text:p/>
        </draw:polyline>
        <draw:g>
          <draw:g>
            <draw:path draw:style-name="gr3" draw:layer="layout" svg:width="5.994cm" svg:height="0.508cm" svg:x="14.837cm" svg:y="8.255cm" svg:viewBox="0 0 5995 509" svg:d="M0 509h5995v-509zM5995 0h-5995v509z">
              <text:p/>
            </draw:path>
            <draw:path draw:style-name="gr4" draw:layer="layout" svg:width="5.994cm" svg:height="0.508cm" svg:x="14.837cm" svg:y="8.255cm" svg:viewBox="0 0 5995 509" svg:d="M0 509h5995v-509M5995 0h-5995v509">
              <text:p/>
            </draw:path>
          </draw:g>
          <draw:frame draw:style-name="gr7" draw:layer="layout" svg:width="5.994cm" svg:height="0.508cm" svg:x="14.837cm" svg:y="8.255cm">
            <draw:text-box>
              <text:p text:style-name="P2"><text:span text:style-name="T1">Thyra::</text:span><text:span text:style-name="T2">SingleScalarEuclideanLinearOpBase</text:span></text:p>
            </draw:text-box>
          </draw:frame>
        </draw:g>
        <draw:line draw:style-name="gr138" draw:layer="layout" svg:x1="17.835cm" svg:y1="7.684cm" svg:x2="17.835cm" svg:y2="8.255cm">
          <text:p/>
        </draw:line>
      </draw:page>
      <draw:page draw:name="MPIVectorSpace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olygon draw:style-name="gr3" draw:layer="layout" svg:width="6.482cm" svg:height="3.119cm" svg:x="0.381cm" svg:y="9.871cm" svg:viewBox="0 0 6483 3120" draw:points="0,3120 6483,3120 6483,0 0,0">
              <text:p/>
            </draw:polygon>
            <draw:polygon draw:style-name="gr4" draw:layer="layout" svg:width="6.482cm" svg:height="3.119cm" svg:x="0.381cm" svg:y="9.871cm" svg:viewBox="0 0 6483 3120" draw:points="0,3120 6483,3120 6483,0 0,0">
              <text:p/>
            </draw:polygon>
          </draw:g>
          <draw:frame draw:style-name="gr139" draw:layer="layout" svg:width="6.482cm" svg:height="3.481cm" svg:x="0.381cm" svg:y="9.871cm">
            <draw:text-box>
              <text:p text:style-name="P1"><text:span text:style-name="T1">&lt;&lt;overridden&gt;&gt;()</text:span><text:span text:style-name="T1"><text:line-break/></text:span><text:span text:style-name="T1">isInCore() : bool</text:span><text:span text:style-name="T1"><text:line-break/></text:span><text:span text:style-name="T1">isCompatible(in vecSpc : VectorSpaceBase) : bool</text:span><text:span text:style-name="T1"><text:line-break/></text:span><text:span text:style-name="T1">&lt;&lt;pure virtual&gt;&gt;()</text:span><text:span text:style-name="T1"><text:line-break/></text:span><text:span text:style-name="T1">getComm() : Comm</text:span><text:span text:style-name="T1"><text:line-break/></text:span><text:span text:style-name="T1">localSubDim() : Index</text:span><text:span text:style-name="T1"><text:line-break/></text:span><text:span text:style-name="T1">&lt;&lt;virtual&gt;&gt;()</text:span><text:span text:style-name="T1"><text:line-break/></text:span><text:span text:style-name="T1">localOffset() : Index</text:span><text:span text:style-name="T1"><text:line-break/></text:span><text:span text:style-name="T1">mapCode() : Index</text:span></text:p>
            </draw:text-box>
          </draw:frame>
        </draw:g>
        <draw:g>
          <draw:g>
            <draw:path draw:style-name="gr3" draw:layer="layout" svg:width="6.482cm" svg:height="0.508cm" svg:x="0.381cm" svg:y="9.363cm" svg:viewBox="0 0 6483 509" svg:d="M0 509h6483v-509zM6483 0h-6483v509z">
              <text:p/>
            </draw:path>
            <draw:path draw:style-name="gr4" draw:layer="layout" svg:width="6.482cm" svg:height="0.508cm" svg:x="0.381cm" svg:y="9.363cm" svg:viewBox="0 0 6483 509" svg:d="M0 509h6483v-509M6483 0h-6483v509">
              <text:p/>
            </draw:path>
          </draw:g>
          <draw:frame draw:style-name="gr7" draw:layer="layout" svg:width="6.482cm" svg:height="0.508cm" svg:x="0.381cm" svg:y="9.363cm">
            <draw:text-box>
              <text:p text:style-name="P2"><text:span text:style-name="T1">Thyra::SpmdVectorSpaceDefaultBase</text:span></text:p>
            </draw:text-box>
          </draw:frame>
        </draw:g>
        <draw:g>
          <draw:g>
            <draw:polygon draw:style-name="gr3" draw:layer="layout" svg:width="5.086cm" svg:height="4.473cm" svg:x="7.258cm" svg:y="9.828cm" svg:viewBox="0 0 5087 4474" draw:points="0,4474 5087,4474 5087,0 0,0">
              <text:p/>
            </draw:polygon>
            <draw:polygon draw:style-name="gr4" draw:layer="layout" svg:width="5.086cm" svg:height="4.473cm" svg:x="7.258cm" svg:y="9.828cm" svg:viewBox="0 0 5087 4474" draw:points="0,4474 5087,4474 5087,0 0,0">
              <text:p/>
            </draw:polygon>
          </draw:g>
          <draw:frame draw:style-name="gr140" draw:layer="layout" svg:width="5.086cm" svg:height="5.025cm" svg:x="7.258cm" svg:y="9.828cm">
            <draw:text-box>
              <text:p text:style-name="P1"><text:span text:style-name="T1">&lt;&lt;overridden&gt;&gt;()</text:span><text:span text:style-name="T1"><text:line-break/></text:span><text:span text:style-name="T1">applyOp(in ..., out ...)</text:span><text:span text:style-name="T1"><text:line-break/></text:span><text:span text:style-name="T1">getSubVector(in rng, out sub_vec)</text:span><text:span text:style-name="T1"><text:line-break/></text:span><text:span text:style-name="T1">freeSubVector(in sub_vec)</text:span><text:span text:style-name="T1"><text:line-break/></text:span><text:span text:style-name="T1">getSubVector(in rng, out sub_vec)</text:span><text:span text:style-name="T1"><text:line-break/></text:span><text:span text:style-name="T1">commitSubVector(in sub_vec)</text:span><text:span text:style-name="T1"><text:line-break/></text:span><text:span text:style-name="T1">setSubVector(in sub_vec)</text:span><text:span text:style-name="T1"><text:line-break/></text:span><text:span text:style-name="T1">&lt;&lt;pure virtual&gt;&gt;()</text:span><text:span text:style-name="T1"><text:line-break/></text:span><text:span text:style-name="T1">spmdSpace() : SpmdVectorSpaceBase</text:span><text:span text:style-name="T1"><text:line-break/></text:span><text:span text:style-name="T1">getLocalData(out ...)</text:span><text:span text:style-name="T1"><text:line-break/></text:span><text:span text:style-name="T1">freeLocalData(in ...)</text:span><text:span text:style-name="T1"><text:line-break/></text:span><text:span text:style-name="T1">getLocalData(out ...)</text:span><text:span text:style-name="T1"><text:line-break/></text:span><text:span text:style-name="T1">commitLocalData(in ...)</text:span></text:p>
            </draw:text-box>
          </draw:frame>
        </draw:g>
        <draw:g>
          <draw:g>
            <draw:path draw:style-name="gr3" draw:layer="layout" svg:width="5.086cm" svg:height="0.508cm" svg:x="7.258cm" svg:y="9.32cm" svg:viewBox="0 0 5087 509" svg:d="M0 509h5087v-509zM5087 0h-5087v509z">
              <text:p/>
            </draw:path>
            <draw:path draw:style-name="gr4" draw:layer="layout" svg:width="5.086cm" svg:height="0.508cm" svg:x="7.258cm" svg:y="9.32cm" svg:viewBox="0 0 5087 509" svg:d="M0 509h5087v-509M5087 0h-5087v509">
              <text:p/>
            </draw:path>
          </draw:g>
          <draw:frame draw:style-name="gr7" draw:layer="layout" svg:width="5.086cm" svg:height="0.508cm" svg:x="7.258cm" svg:y="9.32cm">
            <draw:text-box>
              <text:p text:style-name="P2"><text:span text:style-name="T1">Thyra::</text:span><text:span text:style-name="T2">SpmdVectorBase</text:span></text:p>
            </draw:text-box>
          </draw:frame>
        </draw:g>
        <draw:g>
          <draw:g>
            <draw:polygon draw:style-name="gr3" draw:layer="layout" svg:width="7.705cm" svg:height="4.473cm" svg:x="12.615cm" svg:y="9.962cm" svg:viewBox="0 0 7706 4474" draw:points="0,4474 7706,4474 7706,0 0,0">
              <text:p/>
            </draw:polygon>
            <draw:polygon draw:style-name="gr4" draw:layer="layout" svg:width="7.705cm" svg:height="4.473cm" svg:x="12.615cm" svg:y="9.962cm" svg:viewBox="0 0 7706 4474" draw:points="0,4474 7706,4474 7706,0 0,0">
              <text:p/>
            </draw:polygon>
          </draw:g>
          <draw:frame draw:style-name="gr140" draw:layer="layout" svg:width="7.705cm" svg:height="5.025cm" svg:x="12.615cm" svg:y="9.962cm">
            <draw:text-box>
              <text:p text:style-name="P1"><text:span text:style-name="T1">&lt;&lt;overridden&gt;&gt;()</text:span><text:span text:style-name="T1"><text:line-break/></text:span><text:span text:style-name="T1">applyOp(in ..., out ...)</text:span><text:span text:style-name="T1"><text:line-break/></text:span><text:span text:style-name="T1">euclideanApply(in ..., inout ...)</text:span><text:span text:style-name="T1"><text:line-break/></text:span><text:span text:style-name="T1">getSubMultiVector(in rowRng, in colRng, out sub_multi_vec)</text:span><text:span text:style-name="T1"><text:line-break/></text:span><text:span text:style-name="T1">freeSubMultiVector(in sub_multi_vec)</text:span><text:span text:style-name="T1"><text:line-break/></text:span><text:span text:style-name="T1">getSubMultiVector(in rowRng, in colRng, out sub_multi_vec)</text:span><text:span text:style-name="T1"><text:line-break/></text:span><text:span text:style-name="T1">commitSubMultiVector(in sub_multi_vec)</text:span><text:span text:style-name="T1"><text:line-break/></text:span><text:span text:style-name="T1">&lt;&lt;pure virtual&gt;&gt;()</text:span><text:span text:style-name="T1"><text:line-break/></text:span><text:span text:style-name="T1">spmdSpace() : SpmdVectorSpaceBase</text:span><text:span text:style-name="T1"><text:line-break/></text:span><text:span text:style-name="T1">getLocalData(out ...)</text:span><text:span text:style-name="T1"><text:line-break/></text:span><text:span text:style-name="T1">freeLocalData(in ...)</text:span><text:span text:style-name="T1"><text:line-break/></text:span><text:span text:style-name="T1">getLocalData(out ...)</text:span><text:span text:style-name="T1"><text:line-break/></text:span><text:span text:style-name="T1">commitLocalData(in ...)</text:span></text:p>
            </draw:text-box>
          </draw:frame>
        </draw:g>
        <draw:g>
          <draw:g>
            <draw:path draw:style-name="gr3" draw:layer="layout" svg:width="7.705cm" svg:height="0.508cm" svg:x="12.615cm" svg:y="9.454cm" svg:viewBox="0 0 7706 509" svg:d="M0 509h7706v-509zM7706 0h-7706v509z">
              <text:p/>
            </draw:path>
            <draw:path draw:style-name="gr4" draw:layer="layout" svg:width="7.705cm" svg:height="0.508cm" svg:x="12.615cm" svg:y="9.454cm" svg:viewBox="0 0 7706 509" svg:d="M0 509h7706v-509M7706 0h-7706v509">
              <text:p/>
            </draw:path>
          </draw:g>
          <draw:frame draw:style-name="gr7" draw:layer="layout" svg:width="7.705cm" svg:height="0.508cm" svg:x="12.615cm" svg:y="9.454cm">
            <draw:text-box>
              <text:p text:style-name="P2"><text:span text:style-name="T1">Thyra::SpmdMultiVectorBase</text:span></text:p>
            </draw:text-box>
          </draw:frame>
        </draw:g>
        <draw:g>
          <draw:g>
            <draw:path draw:style-name="gr3" draw:layer="layout" svg:width="3.438cm" svg:height="0.508cm" svg:x="1.695cm" svg:y="5.588cm" svg:viewBox="0 0 3439 509" svg:d="M0 509h3439v-509zM3439 0h-3439v509z">
              <text:p/>
            </draw:path>
            <draw:path draw:style-name="gr4" draw:layer="layout" svg:width="3.438cm" svg:height="0.508cm" svg:x="1.695cm" svg:y="5.588cm" svg:viewBox="0 0 3439 509" svg:d="M0 509h3439v-509M3439 0h-3439v509">
              <text:p/>
            </draw:path>
          </draw:g>
          <draw:frame draw:style-name="gr7" draw:layer="layout" svg:width="3.438cm" svg:height="0.508cm" svg:x="1.695cm" svg:y="5.588cm">
            <draw:text-box>
              <text:p text:style-name="P2"><text:span text:style-name="T1">Thyra::</text:span><text:span text:style-name="T2">VectorSpaceBase</text:span></text:p>
            </draw:text-box>
          </draw:frame>
        </draw:g>
        <draw:g>
          <draw:g>
            <draw:path draw:style-name="gr3" draw:layer="layout" svg:width="3.265cm" svg:height="0.508cm" svg:x="11.05cm" svg:y="5.715cm" svg:viewBox="0 0 3266 509" svg:d="M0 509h3266v-509zM3266 0h-3266v509z">
              <text:p/>
            </draw:path>
            <draw:path draw:style-name="gr4" draw:layer="layout" svg:width="3.265cm" svg:height="0.508cm" svg:x="11.05cm" svg:y="5.715cm" svg:viewBox="0 0 3266 509" svg:d="M0 509h3266v-509M3266 0h-3266v509">
              <text:p/>
            </draw:path>
          </draw:g>
          <draw:frame draw:style-name="gr7" draw:layer="layout" svg:width="3.265cm" svg:height="0.508cm" svg:x="11.05cm" svg:y="5.715cm">
            <draw:text-box>
              <text:p text:style-name="P2"><text:span text:style-name="T1">Thyra::</text:span><text:span text:style-name="T2">MultiVectorBase</text:span></text:p>
            </draw:text-box>
          </draw:frame>
        </draw:g>
        <draw:g>
          <draw:g>
            <draw:path draw:style-name="gr3" draw:layer="layout" svg:width="2.607cm" svg:height="0.508cm" svg:x="7.24cm" svg:y="5.715cm" svg:viewBox="0 0 2608 509" svg:d="M0 509h2608v-509zM2608 0h-2608v509z">
              <text:p/>
            </draw:path>
            <draw:path draw:style-name="gr4" draw:layer="layout" svg:width="2.607cm" svg:height="0.508cm" svg:x="7.24cm" svg:y="5.715cm" svg:viewBox="0 0 2608 509" svg:d="M0 509h2608v-509M2608 0h-2608v509">
              <text:p/>
            </draw:path>
          </draw:g>
          <draw:frame draw:style-name="gr7" draw:layer="layout" svg:width="2.607cm" svg:height="0.508cm" svg:x="7.24cm" svg:y="5.715cm">
            <draw:text-box>
              <text:p text:style-name="P2"><text:span text:style-name="T1">Thyra::</text:span><text:span text:style-name="T2">VectorBase</text:span></text:p>
            </draw:text-box>
          </draw:frame>
        </draw:g>
        <draw:g>
          <draw:g>
            <draw:path draw:style-name="gr3" draw:layer="layout" svg:width="2.967cm" svg:height="0.508cm" svg:x="15.833cm" svg:y="5.715cm" svg:viewBox="0 0 2968 509" svg:d="M0 509h2968v-509zM2968 0h-2968v509z">
              <text:p/>
            </draw:path>
            <draw:path draw:style-name="gr4" draw:layer="layout" svg:width="2.967cm" svg:height="0.508cm" svg:x="15.833cm" svg:y="5.715cm" svg:viewBox="0 0 2968 509" svg:d="M0 509h2968v-509M2968 0h-2968v509">
              <text:p/>
            </draw:path>
          </draw:g>
          <draw:frame draw:style-name="gr7" draw:layer="layout" svg:width="2.967cm" svg:height="0.508cm" svg:x="15.833cm" svg:y="5.715cm">
            <draw:text-box>
              <text:p text:style-name="P2"><text:span text:style-name="T1">Thyra::</text:span><text:span text:style-name="T2">LinearOpBase</text:span></text:p>
            </draw:text-box>
          </draw:frame>
        </draw:g>
        <draw:g>
          <draw:g>
            <draw:path draw:style-name="gr3" draw:layer="layout" svg:width="4.3cm" svg:height="0.508cm" svg:x="15.154cm" svg:y="6.985cm" svg:viewBox="0 0 4301 509" svg:d="M0 509h4301v-509zM4301 0h-4301v509z">
              <text:p/>
            </draw:path>
            <draw:path draw:style-name="gr4" draw:layer="layout" svg:width="4.3cm" svg:height="0.508cm" svg:x="15.154cm" svg:y="6.985cm" svg:viewBox="0 0 4301 509" svg:d="M0 509h4301v-509M4301 0h-4301v509">
              <text:p/>
            </draw:path>
          </draw:g>
          <draw:frame draw:style-name="gr7" draw:layer="layout" svg:width="4.3cm" svg:height="0.508cm" svg:x="15.154cm" svg:y="6.985cm">
            <draw:text-box>
              <text:p text:style-name="P2"><text:span text:style-name="T1">Thyra::</text:span><text:span text:style-name="T2">EuclideanLinearOpBase</text:span></text:p>
            </draw:text-box>
          </draw:frame>
        </draw:g>
        <draw:g>
          <draw:g>
            <draw:path draw:style-name="gr3" draw:layer="layout" svg:width="4.254cm" svg:height="0.508cm" svg:x="1.287cm" svg:y="7.43cm" svg:viewBox="0 0 4255 509" svg:d="M0 509h4255v-509zM4255 0h-4255v509z">
              <text:p/>
            </draw:path>
            <draw:path draw:style-name="gr4" draw:layer="layout" svg:width="4.254cm" svg:height="0.508cm" svg:x="1.287cm" svg:y="7.43cm" svg:viewBox="0 0 4255 509" svg:d="M0 509h4255v-509M4255 0h-4255v509">
              <text:p/>
            </draw:path>
          </draw:g>
          <draw:frame draw:style-name="gr7" draw:layer="layout" svg:width="4.254cm" svg:height="0.508cm" svg:x="1.287cm" svg:y="7.43cm">
            <draw:text-box>
              <text:p text:style-name="P2"><text:span text:style-name="T1">Thyra::</text:span><text:span text:style-name="T2">ScalarProdVectorSpace</text:span></text:p>
            </draw:text-box>
          </draw:frame>
        </draw:g>
        <draw:polyline draw:style-name="gr141" draw:layer="layout" svg:width="0cm" svg:height="1.332cm" svg:x="3.414cm" svg:y="6.096cm" svg:viewBox="0 0 0 1333" draw:points="0,0 0,609 0,609 0,1333">
          <text:p/>
        </draw:polyline>
        <draw:line draw:style-name="gr142" draw:layer="layout" svg:x1="11.049cm" svg:y1="5.969cm" svg:x2="9.846cm" svg:y2="5.969cm">
          <text:p/>
        </draw:line>
        <draw:line draw:style-name="gr143" draw:layer="layout" svg:x1="15.832cm" svg:y1="5.969cm" svg:x2="14.146cm" svg:y2="5.969cm">
          <text:p/>
        </draw:line>
        <draw:polyline draw:style-name="gr144" draw:layer="layout" svg:width="0.012cm" svg:height="0.762cm" svg:x="17.304cm" svg:y="6.223cm" svg:viewBox="0 0 13 763" draw:points="13,0 13,381 0,381 0,763">
          <text:p/>
        </draw:polyline>
        <draw:polyline draw:style-name="gr145" draw:layer="layout" svg:width="0.238cm" svg:height="1.961cm" svg:x="16.229cm" svg:y="7.493cm" svg:viewBox="0 0 239 1962" draw:points="0,0 0,965 239,965 239,1962">
          <text:p/>
        </draw:polyline>
        <draw:polyline draw:style-name="gr146" draw:layer="layout" svg:width="1.258cm" svg:height="3.097cm" svg:x="8.543cm" svg:y="6.223cm" svg:viewBox="0 0 1259 3098" draw:points="0,0 0,1829 1259,1829 1259,3098">
          <text:p/>
        </draw:polyline>
        <draw:polyline draw:style-name="gr147" draw:layer="layout" svg:width="1.902cm" svg:height="3.231cm" svg:x="12.639cm" svg:y="6.223cm" svg:viewBox="0 0 1903 3232" draw:points="0,0 0,1549 1903,1549 1903,3232">
          <text:p/>
        </draw:polyline>
        <draw:polyline draw:style-name="gr148" draw:layer="layout" svg:width="0.208cm" svg:height="1.425cm" svg:x="3.414cm" svg:y="7.938cm" svg:viewBox="0 0 209 1426" draw:points="0,0 0,520 209,520 209,1426">
          <text:p/>
        </draw:polyline>
        <draw:g>
          <draw:g>
            <draw:polygon draw:style-name="gr3" draw:layer="layout" svg:width="2.638cm" svg:height="0.445cm" svg:x="11.938cm" svg:y="16.753cm" svg:viewBox="0 0 2639 446" draw:points="0,446 2639,446 2639,0 0,0">
              <text:p/>
            </draw:polygon>
            <draw:polygon draw:style-name="gr4" draw:layer="layout" svg:width="2.638cm" svg:height="0.445cm" svg:x="11.938cm" svg:y="16.753cm" svg:viewBox="0 0 2639 446" draw:points="0,446 2639,446 2639,0 0,0">
              <text:p/>
            </draw:polygon>
          </draw:g>
          <draw:frame draw:style-name="gr6" draw:layer="layout" svg:width="2.638cm" svg:height="0.445cm" svg:x="11.938cm" svg:y="16.753cm">
            <draw:text-box>
              <text:p text:style-name="P1"><text:span text:style-name="T1">GEMM(in ..., out ...)</text:span></text:p>
            </draw:text-box>
          </draw:frame>
        </draw:g>
        <draw:g>
          <draw:g>
            <draw:path draw:style-name="gr3" draw:layer="layout" svg:width="2.638cm" svg:height="0.508cm" svg:x="11.938cm" svg:y="16.245cm" svg:viewBox="0 0 2639 509" svg:d="M0 509h2639v-509zM2639 0h-2639v509z">
              <text:p/>
            </draw:path>
            <draw:path draw:style-name="gr4" draw:layer="layout" svg:width="2.638cm" svg:height="0.508cm" svg:x="11.938cm" svg:y="16.245cm" svg:viewBox="0 0 2639 509" svg:d="M0 509h2639v-509M2639 0h-2639v509">
              <text:p/>
            </draw:path>
          </draw:g>
          <draw:frame draw:style-name="gr7" draw:layer="layout" svg:width="2.638cm" svg:height="0.508cm" svg:x="11.938cm" svg:y="16.245cm">
            <draw:text-box>
              <text:p text:style-name="P2"><text:span text:style-name="T1">Teuchos::BLAS</text:span></text:p>
            </draw:text-box>
          </draw:frame>
        </draw:g>
        <draw:polyline draw:style-name="gr149" draw:layer="layout" svg:width="1.284cm" svg:height="1.81cm" svg:x="13.257cm" svg:y="14.436cm" svg:viewBox="0 0 1285 1811" draw:points="1285,0 1285,830 0,830 0,1811">
          <text:p/>
        </draw:polyline>
        <draw:g>
          <draw:frame draw:style-name="gr12" draw:layer="layout" svg:width="0.282cm" svg:height="1.227cm" svg:x="14.079cm" svg:y="14.404cm">
            <draw:text-box>
              <text:p/>
            </draw:text-box>
          </draw:frame>
        </draw:g>
        <draw:g>
          <draw:frame draw:style-name="gr13" draw:layer="layout" svg:width="0.905cm" svg:height="0.621cm" svg:x="13.436cm" svg:y="15.328cm">
            <draw:text-box>
              <text:p text:style-name="P2"><text:span text:style-name="T1">blas</text:span></text:p>
            </draw:text-box>
          </draw:frame>
        </draw:g>
        <draw:g>
          <draw:g>
            <draw:polygon draw:style-name="gr3" draw:layer="layout" svg:width="4.572cm" svg:height="1.764cm" svg:x="15.719cm" svg:y="16.256cm" svg:viewBox="0 0 4573 1765" draw:points="0,1765 4573,1765 4573,0 0,0">
              <text:p/>
            </draw:polygon>
            <draw:polygon draw:style-name="gr4" draw:layer="layout" svg:width="4.572cm" svg:height="1.764cm" svg:x="15.719cm" svg:y="16.256cm" svg:viewBox="0 0 4573 1765" draw:points="0,1765 4573,1765 4573,0 0,0">
              <text:p/>
            </draw:polygon>
          </draw:g>
          <draw:frame draw:style-name="gr150" draw:layer="layout" svg:width="4.572cm" svg:height="1.937cm" svg:x="15.719cm" svg:y="16.256cm">
            <draw:text-box>
              <text:p text:style-name="P1"><text:span text:style-name="T1">&lt;&lt;overridden&gt;&gt;()</text:span><text:span text:style-name="T1"><text:line-break/></text:span><text:span text:style-name="T1">euclideanApply(in ..., inout ...)</text:span><text:span text:style-name="T1"><text:line-break/></text:span><text:span text:style-name="T1">&lt;&lt;pure virtual&gt;&gt;()</text:span><text:span text:style-name="T1"><text:line-break/></text:span><text:span text:style-name="T1">euclideanApply(in ..., inout ...)</text:span><text:span text:style-name="T1"><text:line-break/></text:span><text:span text:style-name="T4">euclideanApply(in ..., inout ...)</text:span></text:p>
            </draw:text-box>
          </draw:frame>
        </draw:g>
        <draw:g>
          <draw:g>
            <draw:path draw:style-name="gr3" draw:layer="layout" svg:width="4.572cm" svg:height="0.508cm" svg:x="15.719cm" svg:y="15.748cm" svg:viewBox="0 0 4573 509" svg:d="M0 509h4573v-509zM4573 0h-4573v509z">
              <text:p/>
            </draw:path>
            <draw:path draw:style-name="gr4" draw:layer="layout" svg:width="4.572cm" svg:height="0.508cm" svg:x="15.719cm" svg:y="15.748cm" svg:viewBox="0 0 4573 509" svg:d="M0 509h4573v-509M4573 0h-4573v509">
              <text:p/>
            </draw:path>
          </draw:g>
          <draw:frame draw:style-name="gr7" draw:layer="layout" svg:width="4.572cm" svg:height="0.508cm" svg:x="15.719cm" svg:y="15.748cm">
            <draw:text-box>
              <text:p text:style-name="P2"><text:span text:style-name="T1">Thyra::MPILinearOpBase</text:span></text:p>
            </draw:text-box>
          </draw:frame>
        </draw:g>
        <draw:polyline draw:style-name="gr151" draw:layer="layout" svg:width="2.849cm" svg:height="8.255cm" svg:x="18.005cm" svg:y="7.493cm" svg:viewBox="0 0 2850 8256" draw:points="374,0 374,939 2850,939 2850,7652 0,7652 0,8256">
          <text:p/>
        </draw:polyline>
        <draw:g>
          <draw:g>
            <draw:path draw:style-name="gr3" draw:layer="layout" svg:width="4.222cm" svg:height="0.508cm" svg:x="3.87cm" svg:y="6.604cm" svg:viewBox="0 0 4223 509" svg:d="M0 509h4223v-509zM4223 0h-4223v509z">
              <text:p/>
            </draw:path>
            <draw:path draw:style-name="gr4" draw:layer="layout" svg:width="4.222cm" svg:height="0.508cm" svg:x="3.87cm" svg:y="6.604cm" svg:viewBox="0 0 4223 509" svg:d="M0 509h4223v-509M4223 0h-4223v509">
              <text:p/>
            </draw:path>
          </draw:g>
          <draw:frame draw:style-name="gr7" draw:layer="layout" svg:width="4.222cm" svg:height="0.508cm" svg:x="3.87cm" svg:y="6.604cm">
            <draw:text-box>
              <text:p text:style-name="P2"><text:span text:style-name="T1">Thyra::</text:span><text:span text:style-name="T2">SpmdVectorSpaceBase</text:span></text:p>
            </draw:text-box>
          </draw:frame>
        </draw:g>
        <draw:polyline draw:style-name="gr152" draw:layer="layout" svg:width="2.36cm" svg:height="2.251cm" svg:x="3.622cm" svg:y="7.112cm" svg:viewBox="0 0 2361 2252" draw:points="2361,0 2361,1626 0,1626 0,2252">
          <text:p/>
        </draw:polyline>
        <draw:polyline draw:style-name="gr153" draw:layer="layout" svg:width="0.848cm" svg:height="0.762cm" svg:x="5.133cm" svg:y="5.842cm" svg:viewBox="0 0 849 763" draw:points="0,0 849,0 849,763">
          <text:p/>
        </draw:polyline>
      </draw:page>
      <draw:page draw:name="MPIVectorSpaceStd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olygon draw:style-name="gr3" draw:layer="layout" svg:width="5.901cm" svg:height="0.748cm" svg:x="0.508cm" svg:y="16.651cm" svg:viewBox="0 0 5902 749" draw:points="0,749 5902,749 5902,0 0,0">
              <text:p/>
            </draw:polygon>
            <draw:polygon draw:style-name="gr4" draw:layer="layout" svg:width="5.901cm" svg:height="0.748cm" svg:x="0.508cm" svg:y="16.651cm" svg:viewBox="0 0 5902 749" draw:points="0,749 5902,749 5902,0 0,0">
              <text:p/>
            </draw:polygon>
          </draw:g>
          <draw:frame draw:style-name="gr9" draw:layer="layout" svg:width="5.901cm" svg:height="0.779cm" svg:x="0.508cm" svg:y="16.651cm">
            <draw:text-box>
              <text:p text:style-name="P1"><text:span text:style-name="T1">&lt;&lt;overridden&gt;&gt;()</text:span><text:span text:style-name="T1"><text:line-break/></text:span><text:span text:style-name="T1">createVecSpc(in dim : int) : VectorSpaceBase</text:span></text:p>
            </draw:text-box>
          </draw:frame>
        </draw:g>
        <draw:g>
          <draw:g>
            <draw:path draw:style-name="gr3" draw:layer="layout" svg:width="5.901cm" svg:height="0.508cm" svg:x="0.508cm" svg:y="16.143cm" svg:viewBox="0 0 5902 509" svg:d="M0 509h5902v-509zM5902 0h-5902v509z">
              <text:p/>
            </draw:path>
            <draw:path draw:style-name="gr4" draw:layer="layout" svg:width="5.901cm" svg:height="0.508cm" svg:x="0.508cm" svg:y="16.143cm" svg:viewBox="0 0 5902 509" svg:d="M0 509h5902v-509M5902 0h-5902v509">
              <text:p/>
            </draw:path>
          </draw:g>
          <draw:frame draw:style-name="gr7" draw:layer="layout" svg:width="5.901cm" svg:height="0.508cm" svg:x="0.508cm" svg:y="16.143cm">
            <draw:text-box>
              <text:p text:style-name="P2"><text:span text:style-name="T1">Thyra::DefaultSpmdVectorSpaceFactory</text:span></text:p>
            </draw:text-box>
          </draw:frame>
        </draw:g>
        <draw:g>
          <draw:polyline draw:style-name="gr154" draw:layer="layout" svg:width="2.165cm" svg:height="1.488cm" svg:x="3.458cm" svg:y="14.655cm" svg:viewBox="0 0 2166 1489" draw:points="0,1489 0,1013 2166,1013 2166,0">
            <text:p/>
          </draw:polyline>
          <draw:frame draw:style-name="gr13" draw:layer="layout" svg:width="1.485cm" svg:height="0.621cm" svg:x="3.747cm" svg:y="14.792cm">
            <draw:text-box>
              <text:p text:style-name="P2"><text:span text:style-name="T1">«create»</text:span></text:p>
            </draw:text-box>
          </draw:frame>
        </draw:g>
        <draw:polyline draw:style-name="gr155" draw:layer="layout" svg:width="0.975cm" svg:height="1.016cm" svg:x="13.084cm" svg:y="10.922cm" svg:viewBox="0 0 976 1017" draw:points="976,0 976,476 0,476 0,1017">
          <text:p/>
        </draw:polyline>
        <draw:polyline draw:style-name="gr156" draw:layer="layout" svg:width="0.26cm" svg:height="1.016cm" svg:x="18.793cm" svg:y="10.922cm" svg:viewBox="0 0 261 1017" draw:points="261,0 261,476 0,476 0,1017">
          <text:p/>
        </draw:polyline>
        <draw:g>
          <draw:polyline draw:style-name="gr157" draw:layer="layout" svg:width="4.737cm" svg:height="1.652cm" svg:x="8.346cm" svg:y="14.655cm" svg:viewBox="0 0 4738 1653" draw:points="0,0 0,1653 4738,1653 4738,642">
            <text:p/>
          </draw:polyline>
          <draw:frame draw:style-name="gr13" draw:layer="layout" svg:width="1.485cm" svg:height="0.621cm" svg:x="9.861cm" svg:y="15.432cm">
            <draw:text-box>
              <text:p text:style-name="P2"><text:span text:style-name="T1">«create»</text:span></text:p>
            </draw:text-box>
          </draw:frame>
        </draw:g>
        <draw:g>
          <draw:polyline draw:style-name="gr158" draw:layer="layout" svg:width="11.808cm" svg:height="2.871cm" svg:x="6.985cm" svg:y="14.655cm" svg:viewBox="0 0 11809 2872" draw:points="0,0 0,2872 11809,2872 11809,1659">
            <text:p/>
          </draw:polyline>
          <draw:frame draw:style-name="gr13" draw:layer="layout" svg:width="1.485cm" svg:height="0.621cm" svg:x="11.868cm" svg:y="16.651cm">
            <draw:text-box>
              <text:p text:style-name="P2"><text:span text:style-name="T1">«create»</text:span></text:p>
            </draw:text-box>
          </draw:frame>
        </draw:g>
        <draw:g>
          <draw:g>
            <draw:polygon draw:style-name="gr3" draw:layer="layout" svg:width="5.446cm" svg:height="1.764cm" svg:x="4.262cm" svg:y="12.891cm" svg:viewBox="0 0 5447 1765" draw:points="0,1765 5447,1765 5447,0 0,0">
              <text:p/>
            </draw:polygon>
            <draw:polygon draw:style-name="gr4" draw:layer="layout" svg:width="5.446cm" svg:height="1.764cm" svg:x="4.262cm" svg:y="12.891cm" svg:viewBox="0 0 5447 1765" draw:points="0,1765 5447,1765 5447,0 0,0">
              <text:p/>
            </draw:polygon>
          </draw:g>
          <draw:frame draw:style-name="gr150" draw:layer="layout" svg:width="5.446cm" svg:height="1.937cm" svg:x="4.262cm" svg:y="12.891cm">
            <draw:text-box>
              <text:p text:style-name="P1"><text:span text:style-name="T1">&lt;&lt;overridden&gt;&gt;()</text:span><text:span text:style-name="T1"><text:line-break/></text:span><text:span text:style-name="T1">getComm() : Comm</text:span><text:span text:style-name="T1"><text:line-break/></text:span><text:span text:style-name="T1">localSubDim() : Index</text:span><text:span text:style-name="T1"><text:line-break/></text:span><text:span text:style-name="T1">createMember() : VectorBase</text:span><text:span text:style-name="T1"><text:line-break/></text:span><text:span text:style-name="T1">createMembers(in : int) : MultiVectorBase</text:span></text:p>
            </draw:text-box>
          </draw:frame>
        </draw:g>
        <draw:g>
          <draw:g>
            <draw:polygon draw:style-name="gr3" draw:layer="layout" svg:width="5.446cm" svg:height="0.445cm" svg:x="4.262cm" svg:y="12.446cm" svg:viewBox="0 0 5447 446" draw:points="0,446 5447,446 5447,0 0,0">
              <text:p/>
            </draw:polygon>
            <draw:polygon draw:style-name="gr4" draw:layer="layout" svg:width="5.446cm" svg:height="0.445cm" svg:x="4.262cm" svg:y="12.446cm" svg:viewBox="0 0 5447 446" draw:points="0,446 5447,446 5447,0 0,0">
              <text:p/>
            </draw:polygon>
          </draw:g>
          <draw:frame draw:style-name="gr6" draw:layer="layout" svg:width="5.446cm" svg:height="0.445cm" svg:x="4.262cm" svg:y="12.446cm">
            <draw:text-box>
              <text:p text:style-name="P1"><text:span text:style-name="T1">localSubDim_ : Index</text:span></text:p>
            </draw:text-box>
          </draw:frame>
        </draw:g>
        <draw:g>
          <draw:g>
            <draw:path draw:style-name="gr3" draw:layer="layout" svg:width="5.446cm" svg:height="0.508cm" svg:x="4.262cm" svg:y="11.938cm" svg:viewBox="0 0 5447 509" svg:d="M0 509h5447v-509zM5447 0h-5447v509z">
              <text:p/>
            </draw:path>
            <draw:path draw:style-name="gr4" draw:layer="layout" svg:width="5.446cm" svg:height="0.508cm" svg:x="4.262cm" svg:y="11.938cm" svg:viewBox="0 0 5447 509" svg:d="M0 509h5447v-509M5447 0h-5447v509">
              <text:p/>
            </draw:path>
          </draw:g>
          <draw:frame draw:style-name="gr7" draw:layer="layout" svg:width="5.446cm" svg:height="0.508cm" svg:x="4.262cm" svg:y="11.938cm">
            <draw:text-box>
              <text:p text:style-name="P2"><text:span text:style-name="T1">Thyra::</text:span><text:span text:style-name="T5">DefaultSpmdVectorSpace</text:span></text:p>
            </draw:text-box>
          </draw:frame>
        </draw:g>
        <draw:g>
          <draw:g>
            <draw:polygon draw:style-name="gr3" draw:layer="layout" svg:width="5.086cm" svg:height="2.103cm" svg:x="10.541cm" svg:y="13.194cm" svg:viewBox="0 0 5087 2104" draw:points="0,2104 5087,2104 5087,0 0,0">
              <text:p/>
            </draw:polygon>
            <draw:polygon draw:style-name="gr4" draw:layer="layout" svg:width="5.086cm" svg:height="2.103cm" svg:x="10.541cm" svg:y="13.194cm" svg:viewBox="0 0 5087 2104" draw:points="0,2104 5087,2104 5087,0 0,0">
              <text:p/>
            </draw:polygon>
          </draw:g>
          <draw:frame draw:style-name="gr118" draw:layer="layout" svg:width="5.086cm" svg:height="2.323cm" svg:x="10.541cm" svg:y="13.194cm">
            <draw:text-box>
              <text:p text:style-name="P1"><text:span text:style-name="T1">&lt;&lt;overridden&gt;&gt;()</text:span><text:span text:style-name="T1"><text:line-break/></text:span><text:span text:style-name="T1">spmdSpace() : SpmdVectorSpaceBase</text:span><text:span text:style-name="T1"><text:line-break/></text:span><text:span text:style-name="T1">getLocalData(out ...)</text:span><text:span text:style-name="T1"><text:line-break/></text:span><text:span text:style-name="T1">freeLocalData(in ...)</text:span><text:span text:style-name="T1"><text:line-break/></text:span><text:span text:style-name="T1">getLocalData(out ...)</text:span><text:span text:style-name="T1"><text:line-break/></text:span><text:span text:style-name="T1">commitLocalData(in ...)</text:span></text:p>
            </draw:text-box>
          </draw:frame>
        </draw:g>
        <draw:g>
          <draw:g>
            <draw:polygon draw:style-name="gr3" draw:layer="layout" svg:width="5.086cm" svg:height="0.748cm" svg:x="10.541cm" svg:y="12.446cm" svg:viewBox="0 0 5087 749" draw:points="0,749 5087,749 5087,0 0,0">
              <text:p/>
            </draw:polygon>
            <draw:polygon draw:style-name="gr4" draw:layer="layout" svg:width="5.086cm" svg:height="0.748cm" svg:x="10.541cm" svg:y="12.446cm" svg:viewBox="0 0 5087 749" draw:points="0,749 5087,749 5087,0 0,0">
              <text:p/>
            </draw:polygon>
          </draw:g>
          <draw:frame draw:style-name="gr9" draw:layer="layout" svg:width="5.086cm" svg:height="0.779cm" svg:x="10.541cm" svg:y="12.446cm">
            <draw:text-box>
              <text:p text:style-name="P1"><text:span text:style-name="T1">localValues_[] : Scalar</text:span><text:span text:style-name="T1"><text:line-break/></text:span><text:span text:style-name="T1">stride_ : Index</text:span></text:p>
            </draw:text-box>
          </draw:frame>
        </draw:g>
        <draw:g>
          <draw:g>
            <draw:path draw:style-name="gr3" draw:layer="layout" svg:width="5.086cm" svg:height="0.508cm" svg:x="10.541cm" svg:y="11.938cm" svg:viewBox="0 0 5087 509" svg:d="M0 509h5087v-509zM5087 0h-5087v509z">
              <text:p/>
            </draw:path>
            <draw:path draw:style-name="gr4" draw:layer="layout" svg:width="5.086cm" svg:height="0.508cm" svg:x="10.541cm" svg:y="11.938cm" svg:viewBox="0 0 5087 509" svg:d="M0 509h5087v-509M5087 0h-5087v509">
              <text:p/>
            </draw:path>
          </draw:g>
          <draw:frame draw:style-name="gr7" draw:layer="layout" svg:width="5.086cm" svg:height="0.508cm" svg:x="10.541cm" svg:y="11.938cm">
            <draw:text-box>
              <text:p text:style-name="P2"><text:span text:style-name="T1">Thyra::</text:span><text:span text:style-name="T5">DefaultSpmdVector</text:span></text:p>
            </draw:text-box>
          </draw:frame>
        </draw:g>
        <draw:g>
          <draw:g>
            <draw:polygon draw:style-name="gr3" draw:layer="layout" svg:width="5.086cm" svg:height="3.119cm" svg:x="16.25cm" svg:y="13.194cm" svg:viewBox="0 0 5087 3120" draw:points="0,3120 5087,3120 5087,0 0,0">
              <text:p/>
            </draw:polygon>
            <draw:polygon draw:style-name="gr4" draw:layer="layout" svg:width="5.086cm" svg:height="3.119cm" svg:x="16.25cm" svg:y="13.194cm" svg:viewBox="0 0 5087 3120" draw:points="0,3120 5087,3120 5087,0 0,0">
              <text:p/>
            </draw:polygon>
          </draw:g>
          <draw:frame draw:style-name="gr139" draw:layer="layout" svg:width="5.086cm" svg:height="3.481cm" svg:x="16.25cm" svg:y="13.194cm">
            <draw:text-box>
              <text:p text:style-name="P1"><text:span text:style-name="T1">&lt;&lt;overridden&gt;&gt;()</text:span><text:span text:style-name="T1"><text:line-break/></text:span><text:span text:style-name="T1">subView(in col_rng) : MultiVectorBase</text:span><text:span text:style-name="T1"><text:line-break/></text:span><text:span text:style-name="T1">subView(in cols[]) : MultiVectorBase</text:span><text:span text:style-name="T1"><text:line-break/></text:span><text:span text:style-name="T1">&lt;&lt;overridden&gt;&gt;()</text:span><text:span text:style-name="T1"><text:line-break/></text:span><text:span text:style-name="T1">spmdSpace() : SpmdVectorSpaceBase</text:span><text:span text:style-name="T1"><text:line-break/></text:span><text:span text:style-name="T1">getLocalData(out ...)</text:span><text:span text:style-name="T1"><text:line-break/></text:span><text:span text:style-name="T1">freeLocalData(in ...)</text:span><text:span text:style-name="T1"><text:line-break/></text:span><text:span text:style-name="T1">getLocalData(out ...)</text:span><text:span text:style-name="T1"><text:line-break/></text:span><text:span text:style-name="T1">commitLocalData(in ...)</text:span></text:p>
            </draw:text-box>
          </draw:frame>
        </draw:g>
        <draw:g>
          <draw:g>
            <draw:polygon draw:style-name="gr3" draw:layer="layout" svg:width="5.086cm" svg:height="0.748cm" svg:x="16.25cm" svg:y="12.446cm" svg:viewBox="0 0 5087 749" draw:points="0,749 5087,749 5087,0 0,0">
              <text:p/>
            </draw:polygon>
            <draw:polygon draw:style-name="gr4" draw:layer="layout" svg:width="5.086cm" svg:height="0.748cm" svg:x="16.25cm" svg:y="12.446cm" svg:viewBox="0 0 5087 749" draw:points="0,749 5087,749 5087,0 0,0">
              <text:p/>
            </draw:polygon>
          </draw:g>
          <draw:frame draw:style-name="gr9" draw:layer="layout" svg:width="5.086cm" svg:height="0.779cm" svg:x="16.25cm" svg:y="12.446cm">
            <draw:text-box>
              <text:p text:style-name="P1"><text:span text:style-name="T1">localValues[] : Scalar</text:span><text:span text:style-name="T1"><text:line-break/></text:span><text:span text:style-name="T1">leadingDim_ : Index</text:span></text:p>
            </draw:text-box>
          </draw:frame>
        </draw:g>
        <draw:g>
          <draw:g>
            <draw:path draw:style-name="gr3" draw:layer="layout" svg:width="5.086cm" svg:height="0.508cm" svg:x="16.25cm" svg:y="11.938cm" svg:viewBox="0 0 5087 509" svg:d="M0 509h5087v-509zM5087 0h-5087v509z">
              <text:p/>
            </draw:path>
            <draw:path draw:style-name="gr4" draw:layer="layout" svg:width="5.086cm" svg:height="0.508cm" svg:x="16.25cm" svg:y="11.938cm" svg:viewBox="0 0 5087 509" svg:d="M0 509h5087v-509M5087 0h-5087v509">
              <text:p/>
            </draw:path>
          </draw:g>
          <draw:frame draw:style-name="gr7" draw:layer="layout" svg:width="5.086cm" svg:height="0.508cm" svg:x="16.25cm" svg:y="11.938cm">
            <draw:text-box>
              <text:p text:style-name="P2"><text:span text:style-name="T1">Thyra::DefaultSpmdMultiVector</text:span></text:p>
            </draw:text-box>
          </draw:frame>
        </draw:g>
        <draw:g>
          <draw:g>
            <draw:path draw:style-name="gr3" draw:layer="layout" svg:width="4.049cm" svg:height="0.508cm" svg:x="17.028cm" svg:y="10.414cm" svg:viewBox="0 0 4050 509" svg:d="M0 509h4050v-509zM4050 0h-4050v509z">
              <text:p/>
            </draw:path>
            <draw:path draw:style-name="gr4" draw:layer="layout" svg:width="4.049cm" svg:height="0.508cm" svg:x="17.028cm" svg:y="10.414cm" svg:viewBox="0 0 4050 509" svg:d="M0 509h4050v-509M4050 0h-4050v509">
              <text:p/>
            </draw:path>
          </draw:g>
          <draw:frame draw:style-name="gr7" draw:layer="layout" svg:width="4.049cm" svg:height="0.508cm" svg:x="17.028cm" svg:y="10.414cm">
            <draw:text-box>
              <text:p text:style-name="P2"><text:span text:style-name="T1">Thyra::</text:span><text:span text:style-name="T2">SpmdMultiVectorBase</text:span></text:p>
            </draw:text-box>
          </draw:frame>
        </draw:g>
        <draw:g>
          <draw:g>
            <draw:path draw:style-name="gr3" draw:layer="layout" svg:width="3.391cm" svg:height="0.508cm" svg:x="12.363cm" svg:y="10.414cm" svg:viewBox="0 0 3392 509" svg:d="M0 509h3392v-509zM3392 0h-3392v509z">
              <text:p/>
            </draw:path>
            <draw:path draw:style-name="gr4" draw:layer="layout" svg:width="3.391cm" svg:height="0.508cm" svg:x="12.363cm" svg:y="10.414cm" svg:viewBox="0 0 3392 509" svg:d="M0 509h3392v-509M3392 0h-3392v509">
              <text:p/>
            </draw:path>
          </draw:g>
          <draw:frame draw:style-name="gr7" draw:layer="layout" svg:width="3.391cm" svg:height="0.508cm" svg:x="12.363cm" svg:y="10.414cm">
            <draw:text-box>
              <text:p text:style-name="P2"><text:span text:style-name="T1">Thyra::</text:span><text:span text:style-name="T2">SpmdVectorBase</text:span></text:p>
            </draw:text-box>
          </draw:frame>
        </draw:g>
        <draw:g>
          <draw:g>
            <draw:path draw:style-name="gr3" draw:layer="layout" svg:width="5.179cm" svg:height="0.508cm" svg:x="6.174cm" svg:y="10.37cm" svg:viewBox="0 0 5180 509" svg:d="M0 509h5180v-509zM5180 0h-5180v509z">
              <text:p/>
            </draw:path>
            <draw:path draw:style-name="gr4" draw:layer="layout" svg:width="5.179cm" svg:height="0.508cm" svg:x="6.174cm" svg:y="10.37cm" svg:viewBox="0 0 5180 509" svg:d="M0 509h5180v-509M5180 0h-5180v509">
              <text:p/>
            </draw:path>
          </draw:g>
          <draw:frame draw:style-name="gr7" draw:layer="layout" svg:width="5.179cm" svg:height="0.508cm" svg:x="6.174cm" svg:y="10.37cm">
            <draw:text-box>
              <text:p text:style-name="P2"><text:span text:style-name="T1">Thyra::</text:span><text:span text:style-name="T2">SpmdVectorSpaceDefaultBase</text:span></text:p>
            </draw:text-box>
          </draw:frame>
        </draw:g>
        <draw:g>
          <draw:g>
            <draw:path draw:style-name="gr3" draw:layer="layout" svg:width="4.458cm" svg:height="0.508cm" svg:x="0.722cm" svg:y="10.414cm" svg:viewBox="0 0 4459 509" svg:d="M0 509h4459v-509zM4459 0h-4459v509z">
              <text:p/>
            </draw:path>
            <draw:path draw:style-name="gr4" draw:layer="layout" svg:width="4.458cm" svg:height="0.508cm" svg:x="0.722cm" svg:y="10.414cm" svg:viewBox="0 0 4459 509" svg:d="M0 509h4459v-509M4459 0h-4459v509">
              <text:p/>
            </draw:path>
          </draw:g>
          <draw:frame draw:style-name="gr7" draw:layer="layout" svg:width="4.458cm" svg:height="0.508cm" svg:x="0.722cm" svg:y="10.414cm">
            <draw:text-box>
              <text:p text:style-name="P2"><text:span text:style-name="T1">Thyra::</text:span><text:span text:style-name="T2">VectorSpaceFactoryBase</text:span></text:p>
            </draw:text-box>
          </draw:frame>
        </draw:g>
        <draw:polyline draw:style-name="gr159" draw:layer="layout" svg:width="1.778cm" svg:height="1.06cm" svg:x="6.985cm" svg:y="10.878cm" svg:viewBox="0 0 1779 1061" draw:points="1779,0 1779,476 0,476 0,1061">
          <text:p/>
        </draw:polyline>
        <draw:polyline draw:style-name="gr160" draw:layer="layout" svg:width="0.967cm" svg:height="5.221cm" svg:x="1.983cm" svg:y="10.922cm" svg:viewBox="0 0 968 5222" draw:points="968,0 968,476 0,476 0,5222">
          <text:p/>
        </draw:polyline>
      </draw:page>
      <draw:page draw:name="SerialVectorSpaceStd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polyline draw:style-name="gr161" draw:layer="layout" svg:width="3.159cm" svg:height="2.239cm" svg:x="5.158cm" svg:y="6.243cm" svg:viewBox="0 0 3160 2240" draw:points="0,0 0,2240 3160,2240 3160,1117">
            <text:p/>
          </draw:polyline>
          <draw:frame draw:style-name="gr13" draw:layer="layout" svg:width="1.485cm" svg:height="0.621cm" svg:x="5.921cm" svg:y="7.606cm">
            <draw:text-box>
              <text:p text:style-name="P2"><text:span text:style-name="T1">«create»</text:span></text:p>
            </draw:text-box>
          </draw:frame>
        </draw:g>
        <draw:g>
          <draw:polyline draw:style-name="gr162" draw:layer="layout" svg:width="3.332cm" svg:height="1.506cm" svg:x="11.236cm" svg:y="7.359cm" svg:viewBox="0 0 3333 1507" draw:points="0,0 0,1507 3333,1507 3333,643">
            <text:p/>
          </draw:polyline>
          <draw:frame draw:style-name="gr13" draw:layer="layout" svg:width="1.485cm" svg:height="0.621cm" svg:x="12.081cm" svg:y="7.99cm">
            <draw:text-box>
              <text:p text:style-name="P2"><text:span text:style-name="T1">«create»</text:span></text:p>
            </draw:text-box>
          </draw:frame>
        </draw:g>
        <draw:g>
          <draw:polyline draw:style-name="gr163" draw:layer="layout" svg:width="9.577cm" svg:height="2.979cm" svg:x="9.777cm" svg:y="7.359cm" svg:viewBox="0 0 9578 2980" draw:points="0,0 0,2980 9578,2980 9578,642">
            <text:p/>
          </draw:polyline>
          <draw:frame draw:style-name="gr13" draw:layer="layout" svg:width="1.485cm" svg:height="0.621cm" svg:x="13.597cm" svg:y="9.463cm">
            <draw:text-box>
              <text:p text:style-name="P2"><text:span text:style-name="T1">«create»</text:span></text:p>
            </draw:text-box>
          </draw:frame>
        </draw:g>
        <draw:line draw:style-name="gr164" draw:layer="layout" svg:x1="3.683cm" svg:y1="3.503cm" svg:x2="3.683cm" svg:y2="4.986cm">
          <text:p/>
        </draw:line>
        <draw:polyline draw:style-name="gr165" draw:layer="layout" svg:width="0cm" svg:height="1.477cm" svg:x="9.777cm" svg:y="3.503cm" svg:viewBox="0 0 0 1478" draw:points="0,0 0,739 0,739 0,1478">
          <text:p/>
        </draw:polyline>
        <draw:g>
          <draw:g>
            <draw:polygon draw:style-name="gr3" draw:layer="layout" svg:width="3.155cm" svg:height="1.764cm" svg:x="12.99cm" svg:y="6.237cm" svg:viewBox="0 0 3156 1765" draw:points="0,1765 3156,1765 3156,0 0,0">
              <text:p/>
            </draw:polygon>
            <draw:polygon draw:style-name="gr4" draw:layer="layout" svg:width="3.155cm" svg:height="1.764cm" svg:x="12.99cm" svg:y="6.237cm" svg:viewBox="0 0 3156 1765" draw:points="0,1765 3156,1765 3156,0 0,0">
              <text:p/>
            </draw:polygon>
          </draw:g>
          <draw:frame draw:style-name="gr150" draw:layer="layout" svg:width="3.155cm" svg:height="1.937cm" svg:x="12.99cm" svg:y="6.237cm">
            <draw:text-box>
              <text:p text:style-name="P1"><text:span text:style-name="T1">&lt;&lt;overridden&gt;&gt;()</text:span><text:span text:style-name="T1"><text:line-break/></text:span><text:span text:style-name="T1">getData(out ...)</text:span><text:span text:style-name="T1"><text:line-break/></text:span><text:span text:style-name="T1">freeData(in ...)</text:span><text:span text:style-name="T1"><text:line-break/></text:span><text:span text:style-name="T1">getData(out ...)</text:span><text:span text:style-name="T1"><text:line-break/></text:span><text:span text:style-name="T1">commitData(in ...)</text:span></text:p>
            </draw:text-box>
          </draw:frame>
        </draw:g>
        <draw:g>
          <draw:g>
            <draw:polygon draw:style-name="gr3" draw:layer="layout" svg:width="3.155cm" svg:height="0.748cm" svg:x="12.99cm" svg:y="5.489cm" svg:viewBox="0 0 3156 749" draw:points="0,749 3156,749 3156,0 0,0">
              <text:p/>
            </draw:polygon>
            <draw:polygon draw:style-name="gr4" draw:layer="layout" svg:width="3.155cm" svg:height="0.748cm" svg:x="12.99cm" svg:y="5.489cm" svg:viewBox="0 0 3156 749" draw:points="0,749 3156,749 3156,0 0,0">
              <text:p/>
            </draw:polygon>
          </draw:g>
          <draw:frame draw:style-name="gr9" draw:layer="layout" svg:width="3.155cm" svg:height="0.779cm" svg:x="12.99cm" svg:y="5.489cm">
            <draw:text-box>
              <text:p text:style-name="P1"><text:span text:style-name="T1">values_[] : Scalar</text:span><text:span text:style-name="T1"><text:line-break/></text:span><text:span text:style-name="T1">stride_ : Index</text:span></text:p>
            </draw:text-box>
          </draw:frame>
        </draw:g>
        <draw:g>
          <draw:g>
            <draw:path draw:style-name="gr3" draw:layer="layout" svg:width="3.155cm" svg:height="0.508cm" svg:x="12.99cm" svg:y="4.981cm" svg:viewBox="0 0 3156 509" svg:d="M0 509h3156v-509zM3156 0h-3156v509z">
              <text:p/>
            </draw:path>
            <draw:path draw:style-name="gr4" draw:layer="layout" svg:width="3.155cm" svg:height="0.508cm" svg:x="12.99cm" svg:y="4.981cm" svg:viewBox="0 0 3156 509" svg:d="M0 509h3156v-509M3156 0h-3156v509">
              <text:p/>
            </draw:path>
          </draw:g>
          <draw:frame draw:style-name="gr7" draw:layer="layout" svg:width="3.155cm" svg:height="0.508cm" svg:x="12.99cm" svg:y="4.981cm">
            <draw:text-box>
              <text:p text:style-name="P2"><text:span text:style-name="T1">Thyra::</text:span><text:span text:style-name="T5">SerialVectorStd</text:span></text:p>
            </draw:text-box>
          </draw:frame>
        </draw:g>
        <draw:g>
          <draw:g>
            <draw:polygon draw:style-name="gr3" draw:layer="layout" svg:width="3.814cm" svg:height="1.764cm" svg:x="16.493cm" svg:y="6.237cm" svg:viewBox="0 0 3815 1765" draw:points="0,1765 3815,1765 3815,0 0,0">
              <text:p/>
            </draw:polygon>
            <draw:polygon draw:style-name="gr4" draw:layer="layout" svg:width="3.814cm" svg:height="1.764cm" svg:x="16.493cm" svg:y="6.237cm" svg:viewBox="0 0 3815 1765" draw:points="0,1765 3815,1765 3815,0 0,0">
              <text:p/>
            </draw:polygon>
          </draw:g>
          <draw:frame draw:style-name="gr150" draw:layer="layout" svg:width="3.814cm" svg:height="1.937cm" svg:x="16.493cm" svg:y="6.237cm">
            <draw:text-box>
              <text:p text:style-name="P1"><text:span text:style-name="T1">&lt;&lt;overridden&gt;&gt;()</text:span><text:span text:style-name="T1"><text:line-break/></text:span><text:span text:style-name="T1">getData(out ...)</text:span><text:span text:style-name="T1"><text:line-break/></text:span><text:span text:style-name="T1">freeData(in ...)</text:span><text:span text:style-name="T1"><text:line-break/></text:span><text:span text:style-name="T1">getData(out ...)</text:span><text:span text:style-name="T1"><text:line-break/></text:span><text:span text:style-name="T1">commitData(in ...)</text:span></text:p>
            </draw:text-box>
          </draw:frame>
        </draw:g>
        <draw:g>
          <draw:g>
            <draw:polygon draw:style-name="gr3" draw:layer="layout" svg:width="3.814cm" svg:height="0.748cm" svg:x="16.493cm" svg:y="5.489cm" svg:viewBox="0 0 3815 749" draw:points="0,749 3815,749 3815,0 0,0">
              <text:p/>
            </draw:polygon>
            <draw:polygon draw:style-name="gr4" draw:layer="layout" svg:width="3.814cm" svg:height="0.748cm" svg:x="16.493cm" svg:y="5.489cm" svg:viewBox="0 0 3815 749" draw:points="0,749 3815,749 3815,0 0,0">
              <text:p/>
            </draw:polygon>
          </draw:g>
          <draw:frame draw:style-name="gr9" draw:layer="layout" svg:width="3.814cm" svg:height="0.779cm" svg:x="16.493cm" svg:y="5.489cm">
            <draw:text-box>
              <text:p text:style-name="P1"><text:span text:style-name="T1">values_[] : Scalar</text:span><text:span text:style-name="T1"><text:line-break/></text:span><text:span text:style-name="T1">leadingDim : Index</text:span></text:p>
            </draw:text-box>
          </draw:frame>
        </draw:g>
        <draw:g>
          <draw:g>
            <draw:path draw:style-name="gr3" draw:layer="layout" svg:width="3.814cm" svg:height="0.508cm" svg:x="16.493cm" svg:y="4.981cm" svg:viewBox="0 0 3815 509" svg:d="M0 509h3815v-509zM3815 0h-3815v509z">
              <text:p/>
            </draw:path>
            <draw:path draw:style-name="gr4" draw:layer="layout" svg:width="3.814cm" svg:height="0.508cm" svg:x="16.493cm" svg:y="4.981cm" svg:viewBox="0 0 3815 509" svg:d="M0 509h3815v-509M3815 0h-3815v509">
              <text:p/>
            </draw:path>
          </draw:g>
          <draw:frame draw:style-name="gr7" draw:layer="layout" svg:width="3.814cm" svg:height="0.508cm" svg:x="16.493cm" svg:y="4.981cm">
            <draw:text-box>
              <text:p text:style-name="P2"><text:span text:style-name="T1">Thyra::</text:span><text:span text:style-name="T5">SerialMultiVectorStd</text:span></text:p>
            </draw:text-box>
          </draw:frame>
        </draw:g>
        <draw:g>
          <draw:g>
            <draw:polygon draw:style-name="gr3" draw:layer="layout" svg:width="5.838cm" svg:height="1.425cm" svg:x="6.858cm" svg:y="5.933cm" svg:viewBox="0 0 5839 1426" draw:points="0,1426 5839,1426 5839,0 0,0">
              <text:p/>
            </draw:polygon>
            <draw:polygon draw:style-name="gr4" draw:layer="layout" svg:width="5.838cm" svg:height="1.425cm" svg:x="6.858cm" svg:y="5.933cm" svg:viewBox="0 0 5839 1426" draw:points="0,1426 5839,1426 5839,0 0,0">
              <text:p/>
            </draw:polygon>
          </draw:g>
          <draw:frame draw:style-name="gr5" draw:layer="layout" svg:width="5.838cm" svg:height="1.551cm" svg:x="6.858cm" svg:y="5.933cm">
            <draw:text-box>
              <text:p text:style-name="P1"><text:span text:style-name="T1">&lt;&lt;overridden&gt;&gt;()</text:span><text:span text:style-name="T1"><text:line-break/></text:span><text:span text:style-name="T1">dim() : Index</text:span><text:span text:style-name="T1"><text:line-break/></text:span><text:span text:style-name="T1">createMember() : VectorBase</text:span><text:span text:style-name="T1"><text:line-break/></text:span><text:span text:style-name="T1">createMembers(in : Index) : MultiVectorBase</text:span></text:p>
            </draw:text-box>
          </draw:frame>
        </draw:g>
        <draw:g>
          <draw:g>
            <draw:polygon draw:style-name="gr3" draw:layer="layout" svg:width="5.838cm" svg:height="0.445cm" svg:x="6.858cm" svg:y="5.489cm" svg:viewBox="0 0 5839 446" draw:points="0,446 5839,446 5839,0 0,0">
              <text:p/>
            </draw:polygon>
            <draw:polygon draw:style-name="gr4" draw:layer="layout" svg:width="5.838cm" svg:height="0.445cm" svg:x="6.858cm" svg:y="5.489cm" svg:viewBox="0 0 5839 446" draw:points="0,446 5839,446 5839,0 0,0">
              <text:p/>
            </draw:polygon>
          </draw:g>
          <draw:frame draw:style-name="gr6" draw:layer="layout" svg:width="5.838cm" svg:height="0.445cm" svg:x="6.858cm" svg:y="5.489cm">
            <draw:text-box>
              <text:p text:style-name="P1"><text:span text:style-name="T1">dim_ : Index</text:span></text:p>
            </draw:text-box>
          </draw:frame>
        </draw:g>
        <draw:g>
          <draw:g>
            <draw:path draw:style-name="gr3" draw:layer="layout" svg:width="5.838cm" svg:height="0.508cm" svg:x="6.858cm" svg:y="4.981cm" svg:viewBox="0 0 5839 509" svg:d="M0 509h5839v-509zM5839 0h-5839v509z">
              <text:p/>
            </draw:path>
            <draw:path draw:style-name="gr4" draw:layer="layout" svg:width="5.838cm" svg:height="0.508cm" svg:x="6.858cm" svg:y="4.981cm" svg:viewBox="0 0 5839 509" svg:d="M0 509h5839v-509M5839 0h-5839v509">
              <text:p/>
            </draw:path>
          </draw:g>
          <draw:frame draw:style-name="gr7" draw:layer="layout" svg:width="5.838cm" svg:height="0.508cm" svg:x="6.858cm" svg:y="4.981cm">
            <draw:text-box>
              <text:p text:style-name="P2"><text:span text:style-name="T1">Thyra::SerialVectorSpaceStd</text:span></text:p>
            </draw:text-box>
          </draw:frame>
        </draw:g>
        <draw:g>
          <draw:g>
            <draw:polygon draw:style-name="gr3" draw:layer="layout" svg:width="5.901cm" svg:height="0.748cm" svg:x="0.733cm" svg:y="5.495cm" svg:viewBox="0 0 5902 749" draw:points="0,749 5902,749 5902,0 0,0">
              <text:p/>
            </draw:polygon>
            <draw:polygon draw:style-name="gr4" draw:layer="layout" svg:width="5.901cm" svg:height="0.748cm" svg:x="0.733cm" svg:y="5.495cm" svg:viewBox="0 0 5902 749" draw:points="0,749 5902,749 5902,0 0,0">
              <text:p/>
            </draw:polygon>
          </draw:g>
          <draw:frame draw:style-name="gr9" draw:layer="layout" svg:width="5.901cm" svg:height="0.779cm" svg:x="0.733cm" svg:y="5.495cm">
            <draw:text-box>
              <text:p text:style-name="P1"><text:span text:style-name="T1">&lt;&lt;overridden&gt;&gt;()</text:span><text:span text:style-name="T1"><text:line-break/></text:span><text:span text:style-name="T1">createVecSpc(in dim : int) : VectorSpaceBase</text:span></text:p>
            </draw:text-box>
          </draw:frame>
        </draw:g>
        <draw:g>
          <draw:g>
            <draw:path draw:style-name="gr3" draw:layer="layout" svg:width="5.901cm" svg:height="0.508cm" svg:x="0.733cm" svg:y="4.987cm" svg:viewBox="0 0 5902 509" svg:d="M0 509h5902v-509zM5902 0h-5902v509z">
              <text:p/>
            </draw:path>
            <draw:path draw:style-name="gr4" draw:layer="layout" svg:width="5.901cm" svg:height="0.508cm" svg:x="0.733cm" svg:y="4.987cm" svg:viewBox="0 0 5902 509" svg:d="M0 509h5902v-509M5902 0h-5902v509">
              <text:p/>
            </draw:path>
          </draw:g>
          <draw:frame draw:style-name="gr7" draw:layer="layout" svg:width="5.901cm" svg:height="0.508cm" svg:x="0.733cm" svg:y="4.987cm">
            <draw:text-box>
              <text:p text:style-name="P2"><text:span text:style-name="T1">Thyra::SerialVectorSpaceFactoryStd</text:span></text:p>
            </draw:text-box>
          </draw:frame>
        </draw:g>
        <draw:g>
          <draw:g>
            <draw:path draw:style-name="gr3" draw:layer="layout" svg:width="4.458cm" svg:height="0.508cm" svg:x="1.454cm" svg:y="2.995cm" svg:viewBox="0 0 4459 509" svg:d="M0 509h4459v-509zM4459 0h-4459v509z">
              <text:p/>
            </draw:path>
            <draw:path draw:style-name="gr4" draw:layer="layout" svg:width="4.458cm" svg:height="0.508cm" svg:x="1.454cm" svg:y="2.995cm" svg:viewBox="0 0 4459 509" svg:d="M0 509h4459v-509M4459 0h-4459v509">
              <text:p/>
            </draw:path>
          </draw:g>
          <draw:frame draw:style-name="gr7" draw:layer="layout" svg:width="4.458cm" svg:height="0.508cm" svg:x="1.454cm" svg:y="2.995cm">
            <draw:text-box>
              <text:p text:style-name="P2"><text:span text:style-name="T1">Thyra::</text:span><text:span text:style-name="T2">VectorSpaceFactoryBase</text:span></text:p>
            </draw:text-box>
          </draw:frame>
        </draw:g>
        <draw:g>
          <draw:g>
            <draw:path draw:style-name="gr3" draw:layer="layout" svg:width="4.034cm" svg:height="0.508cm" svg:x="16.383cm" svg:y="2.995cm" svg:viewBox="0 0 4035 509" svg:d="M0 509h4035v-509zM4035 0h-4035v509z">
              <text:p/>
            </draw:path>
            <draw:path draw:style-name="gr4" draw:layer="layout" svg:width="4.034cm" svg:height="0.508cm" svg:x="16.383cm" svg:y="2.995cm" svg:viewBox="0 0 4035 509" svg:d="M0 509h4035v-509M4035 0h-4035v509">
              <text:p/>
            </draw:path>
          </draw:g>
          <draw:frame draw:style-name="gr7" draw:layer="layout" svg:width="4.034cm" svg:height="0.508cm" svg:x="16.383cm" svg:y="2.995cm">
            <draw:text-box>
              <text:p text:style-name="P2"><text:span text:style-name="T1">Thyra::</text:span><text:span text:style-name="T2">SerialMultiVectorBase</text:span></text:p>
            </draw:text-box>
          </draw:frame>
        </draw:g>
        <draw:g>
          <draw:g>
            <draw:path draw:style-name="gr3" draw:layer="layout" svg:width="3.376cm" svg:height="0.508cm" svg:x="12.88cm" svg:y="2.995cm" svg:viewBox="0 0 3377 509" svg:d="M0 509h3377v-509zM3377 0h-3377v509z">
              <text:p/>
            </draw:path>
            <draw:path draw:style-name="gr4" draw:layer="layout" svg:width="3.376cm" svg:height="0.508cm" svg:x="12.88cm" svg:y="2.995cm" svg:viewBox="0 0 3377 509" svg:d="M0 509h3377v-509M3377 0h-3377v509">
              <text:p/>
            </draw:path>
          </draw:g>
          <draw:frame draw:style-name="gr7" draw:layer="layout" svg:width="3.376cm" svg:height="0.508cm" svg:x="12.88cm" svg:y="2.995cm">
            <draw:text-box>
              <text:p text:style-name="P2"><text:span text:style-name="T1">Thyra::</text:span><text:span text:style-name="T2">SerialVectorBase</text:span></text:p>
            </draw:text-box>
          </draw:frame>
        </draw:g>
        <draw:g>
          <draw:g>
            <draw:path draw:style-name="gr3" draw:layer="layout" svg:width="4.207cm" svg:height="0.508cm" svg:x="7.673cm" svg:y="2.995cm" svg:viewBox="0 0 4208 509" svg:d="M0 509h4208v-509zM4208 0h-4208v509z">
              <text:p/>
            </draw:path>
            <draw:path draw:style-name="gr4" draw:layer="layout" svg:width="4.207cm" svg:height="0.508cm" svg:x="7.673cm" svg:y="2.995cm" svg:viewBox="0 0 4208 509" svg:d="M0 509h4208v-509M4208 0h-4208v509">
              <text:p/>
            </draw:path>
          </draw:g>
          <draw:frame draw:style-name="gr7" draw:layer="layout" svg:width="4.207cm" svg:height="0.508cm" svg:x="7.673cm" svg:y="2.995cm">
            <draw:text-box>
              <text:p text:style-name="P2"><text:span text:style-name="T1">Thyra::</text:span><text:span text:style-name="T2">SerialVectorSpaceBase</text:span></text:p>
            </draw:text-box>
          </draw:frame>
        </draw:g>
        <draw:line draw:style-name="gr166" draw:layer="layout" svg:x1="14.568cm" svg:y1="3.503cm" svg:x2="14.568cm" svg:y2="4.981cm">
          <text:p/>
        </draw:line>
        <draw:polyline draw:style-name="gr167" draw:layer="layout" svg:width="0cm" svg:height="1.477cm" svg:x="18.4cm" svg:y="3.503cm" svg:viewBox="0 0 0 1478" draw:points="0,0 0,0 0,0 0,1478">
          <text:p/>
        </draw:polyline>
      </draw:page>
      <draw:page draw:name="LinearSolvers" draw:style-name="dp1" draw:master-page-name="Default">
        <draw:frame draw:style-name="gr8" draw:layer="layout" svg:width="10.118cm" svg:height="1.806cm" svg:x="0cm" svg:y="-1.806cm">
          <draw:text-box>
            <text:p text:style-name="P2"><text:span text:style-name="T3">Static Structure</text:span></text:p>
          </draw:text-box>
        </draw:frame>
        <draw:g>
          <draw:g>
            <draw:polygon draw:style-name="gr3" draw:layer="layout" svg:width="7.124cm" svg:height="0.445cm" svg:x="6.045cm" svg:y="8.548cm" svg:viewBox="0 0 7125 446" draw:points="0,446 7125,446 7125,0 0,0">
              <text:p/>
            </draw:polygon>
            <draw:polygon draw:style-name="gr4" draw:layer="layout" svg:width="7.124cm" svg:height="0.445cm" svg:x="6.045cm" svg:y="8.548cm" svg:viewBox="0 0 7125 446" draw:points="0,446 7125,446 7125,0 0,0">
              <text:p/>
            </draw:polygon>
          </draw:g>
          <draw:frame draw:style-name="gr6" draw:layer="layout" svg:width="7.124cm" svg:height="0.445cm" svg:x="6.045cm" svg:y="8.548cm">
            <draw:text-box>
              <text:p text:style-name="P1"><text:span text:style-name="T1">solve(in B : MultiVectorBase, inout X : MultiVectorBase)</text:span></text:p>
            </draw:text-box>
          </draw:frame>
        </draw:g>
        <draw:g>
          <draw:g>
            <draw:path draw:style-name="gr3" draw:layer="layout" svg:width="7.124cm" svg:height="0.508cm" svg:x="6.045cm" svg:y="8.04cm" svg:viewBox="0 0 7125 509" svg:d="M0 509h7125v-509zM7125 0h-7125v509z">
              <text:p/>
            </draw:path>
            <draw:path draw:style-name="gr4" draw:layer="layout" svg:width="7.124cm" svg:height="0.508cm" svg:x="6.045cm" svg:y="8.04cm" svg:viewBox="0 0 7125 509" svg:d="M0 509h7125v-509M7125 0h-7125v509">
              <text:p/>
            </draw:path>
          </draw:g>
          <draw:frame draw:style-name="gr7" draw:layer="layout" svg:width="7.124cm" svg:height="0.508cm" svg:x="6.045cm" svg:y="8.04cm">
            <draw:text-box>
              <text:p text:style-name="P2"><text:span text:style-name="T2">LinearSolv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30" svg:d="M10 0l-10 30h20z"/>
    <draw:marker draw:name="EndMarker_5f_10" draw:display-name="EndMarker_10" svg:viewBox="0 0 20 30" svg:d="M10 0l-10 30h20z"/>
    <draw:marker draw:name="EndMarker_5f_11" draw:display-name="EndMarker_11" svg:viewBox="0 0 20 30" svg:d="M10 0l-10 30h20z"/>
    <draw:marker draw:name="EndMarker_5f_12" draw:display-name="EndMarker_12" svg:viewBox="-4 -4 28 18" svg:d="M10-4l-14 14 4 4 10-10 10 10 4-4z"/>
    <draw:marker draw:name="EndMarker_5f_13" draw:display-name="EndMarker_13" svg:viewBox="-4 -4 28 18" svg:d="M10-4l-14 14 4 4 10-10 10 10 4-4z"/>
    <draw:marker draw:name="EndMarker_5f_14" draw:display-name="EndMarker_14" svg:viewBox="0 0 20 30" svg:d="M10 0l-10 30h20z"/>
    <draw:marker draw:name="EndMarker_5f_15" draw:display-name="EndMarker_15" svg:viewBox="0 0 20 30" svg:d="M10 0l-10 30h20z"/>
    <draw:marker draw:name="EndMarker_5f_16" draw:display-name="EndMarker_16" svg:viewBox="0 0 20 30" svg:d="M10 0l-10 30h20z"/>
    <draw:marker draw:name="EndMarker_5f_17" draw:display-name="EndMarker_17" svg:viewBox="0 0 20 30" svg:d="M10 0l-10 30h20z"/>
    <draw:marker draw:name="EndMarker_5f_18" draw:display-name="EndMarker_18" svg:viewBox="0 0 20 30" svg:d="M10 0l-10 30h20z"/>
    <draw:marker draw:name="EndMarker_5f_19" draw:display-name="EndMarker_19" svg:viewBox="0 0 20 30" svg:d="M10 0l-10 30h20z"/>
    <draw:marker draw:name="EndMarker_5f_2" draw:display-name="EndMarker_2" svg:viewBox="-4 -4 28 18" svg:d="M10-4l-14 14 4 4 10-10 10 10 4-4z"/>
    <draw:marker draw:name="EndMarker_5f_20" draw:display-name="EndMarker_20" svg:viewBox="0 0 20 30" svg:d="M10 0l-10 30h20z"/>
    <draw:marker draw:name="EndMarker_5f_21" draw:display-name="EndMarker_21" svg:viewBox="0 0 20 30" svg:d="M10 0l-10 30h20z"/>
    <draw:marker draw:name="EndMarker_5f_22" draw:display-name="EndMarker_22" svg:viewBox="0 0 20 30" svg:d="M10 0l-10 30h20z"/>
    <draw:marker draw:name="EndMarker_5f_23" draw:display-name="EndMarker_23" svg:viewBox="0 0 20 30" svg:d="M10 0l-10 30h20z"/>
    <draw:marker draw:name="EndMarker_5f_24" draw:display-name="EndMarker_24" svg:viewBox="0 0 20 30" svg:d="M10 0l-10 30h20z"/>
    <draw:marker draw:name="EndMarker_5f_25" draw:display-name="EndMarker_25" svg:viewBox="-4 -4 28 18" svg:d="M10-4l-14 14 4 4 10-10 10 10 4-4z"/>
    <draw:marker draw:name="EndMarker_5f_26" draw:display-name="EndMarker_26" svg:viewBox="0 0 20 30" svg:d="M10 0l-10 30h20z"/>
    <draw:marker draw:name="EndMarker_5f_27" draw:display-name="EndMarker_27" svg:viewBox="0 0 20 30" svg:d="M10 0l-10 30h20z"/>
    <draw:marker draw:name="EndMarker_5f_28" draw:display-name="EndMarker_28" svg:viewBox="0 0 20 30" svg:d="M10 0l-10 30h20z"/>
    <draw:marker draw:name="EndMarker_5f_29" draw:display-name="EndMarker_29" svg:viewBox="0 0 20 30" svg:d="M10 0l-10 30h20z"/>
    <draw:marker draw:name="EndMarker_5f_3" draw:display-name="EndMarker_3" svg:viewBox="-4 -4 28 18" svg:d="M10-4l-14 14 4 4 10-10 10 10 4-4z"/>
    <draw:marker draw:name="EndMarker_5f_30" draw:display-name="EndMarker_30" svg:viewBox="0 0 20 30" svg:d="M10 0l-10 30h20z"/>
    <draw:marker draw:name="EndMarker_5f_31" draw:display-name="EndMarker_31" svg:viewBox="0 0 20 30" svg:d="M10 0l-10 30h20z"/>
    <draw:marker draw:name="EndMarker_5f_32" draw:display-name="EndMarker_32" svg:viewBox="0 0 20 30" svg:d="M10 0l-10 30h20z"/>
    <draw:marker draw:name="EndMarker_5f_33" draw:display-name="EndMarker_33" svg:viewBox="0 0 20 30" svg:d="M10 0l-10 30h20z"/>
    <draw:marker draw:name="EndMarker_5f_34" draw:display-name="EndMarker_34" svg:viewBox="0 0 20 30" svg:d="M10 0l-10 30h20z"/>
    <draw:marker draw:name="EndMarker_5f_35" draw:display-name="EndMarker_35" svg:viewBox="-4 -8 28 31" svg:d="M10-8l-14 28 6 3 8-16 8 16 6-3z"/>
    <draw:marker draw:name="EndMarker_5f_36" draw:display-name="EndMarker_36" svg:viewBox="-4 -8 28 31" svg:d="M10-8l-14 28 6 3 8-16 8 16 6-3z"/>
    <draw:marker draw:name="EndMarker_5f_37" draw:display-name="EndMarker_37" svg:viewBox="-4 -8 28 31" svg:d="M10-8l-14 28 6 3 8-16 8 16 6-3z"/>
    <draw:marker draw:name="EndMarker_5f_38" draw:display-name="EndMarker_38" svg:viewBox="-4 -8 28 31" svg:d="M10-8l-14 28 6 3 8-16 8 16 6-3z"/>
    <draw:marker draw:name="EndMarker_5f_39" draw:display-name="EndMarker_39" svg:viewBox="-4 -8 28 31" svg:d="M10-8l-14 28 6 3 8-16 8 16 6-3z"/>
    <draw:marker draw:name="EndMarker_5f_4" draw:display-name="EndMarker_4" svg:viewBox="0 0 20 30" svg:d="M10 0l-10 30h20z"/>
    <draw:marker draw:name="EndMarker_5f_40" draw:display-name="EndMarker_40" svg:viewBox="-4 -8 28 31" svg:d="M10-8l-14 28 6 3 8-16 8 16 6-3z"/>
    <draw:marker draw:name="EndMarker_5f_41" draw:display-name="EndMarker_41" svg:viewBox="-4 -4 28 18" svg:d="M10-4l-14 14 4 4 10-10 10 10 4-4z"/>
    <draw:marker draw:name="EndMarker_5f_42" draw:display-name="EndMarker_42" svg:viewBox="-4 -4 28 18" svg:d="M10-4l-14 14 4 4 10-10 10 10 4-4z"/>
    <draw:marker draw:name="EndMarker_5f_43" draw:display-name="EndMarker_43" svg:viewBox="-4 -4 28 18" svg:d="M10-4l-14 14 4 4 10-10 10 10 4-4z"/>
    <draw:marker draw:name="EndMarker_5f_44" draw:display-name="EndMarker_44" svg:viewBox="0 0 20 30" svg:d="M10 0l-10 30h20z"/>
    <draw:marker draw:name="EndMarker_5f_45" draw:display-name="EndMarker_45" svg:viewBox="0 0 20 30" svg:d="M10 0l-10 30h20z"/>
    <draw:marker draw:name="EndMarker_5f_46" draw:display-name="EndMarker_46" svg:viewBox="-4 -4 28 18" svg:d="M10-4l-14 14 4 4 10-10 10 10 4-4z"/>
    <draw:marker draw:name="EndMarker_5f_47" draw:display-name="EndMarker_47" svg:viewBox="-4 -4 28 18" svg:d="M10-4l-14 14 4 4 10-10 10 10 4-4z"/>
    <draw:marker draw:name="EndMarker_5f_48" draw:display-name="EndMarker_48" svg:viewBox="-4 -4 28 18" svg:d="M10-4l-14 14 4 4 10-10 10 10 4-4z"/>
    <draw:marker draw:name="EndMarker_5f_49" draw:display-name="EndMarker_49" svg:viewBox="-4 -4 28 18" svg:d="M10-4l-14 14 4 4 10-10 10 10 4-4z"/>
    <draw:marker draw:name="EndMarker_5f_5" draw:display-name="EndMarker_5" svg:viewBox="-4 -4 28 18" svg:d="M10-4l-14 14 4 4 10-10 10 10 4-4z"/>
    <draw:marker draw:name="EndMarker_5f_50" draw:display-name="EndMarker_50" svg:viewBox="0 0 20 10" svg:d="M10 0l-10 10h20z"/>
    <draw:marker draw:name="EndMarker_5f_51" draw:display-name="EndMarker_51" svg:viewBox="0 0 20 10" svg:d="M10 0l-10 10h20z"/>
    <draw:marker draw:name="EndMarker_5f_52" draw:display-name="EndMarker_52" svg:viewBox="0 0 20 10" svg:d="M10 0l-10 10h20z"/>
    <draw:marker draw:name="EndMarker_5f_53" draw:display-name="EndMarker_53" svg:viewBox="0 0 20 10" svg:d="M10 0l-10 10h20z"/>
    <draw:marker draw:name="EndMarker_5f_54" draw:display-name="EndMarker_54" svg:viewBox="0 0 20 20" svg:d="M10 0l-10 20h20z"/>
    <draw:marker draw:name="EndMarker_5f_55" draw:display-name="EndMarker_55" svg:viewBox="0 0 20 10" svg:d="M10 0l-10 10h20z"/>
    <draw:marker draw:name="EndMarker_5f_56" draw:display-name="EndMarker_56" svg:viewBox="0 0 20 20" svg:d="M10 0l-10 20h20z"/>
    <draw:marker draw:name="EndMarker_5f_57" draw:display-name="EndMarker_57" svg:viewBox="0 0 20 10" svg:d="M10 0l-10 10h20z"/>
    <draw:marker draw:name="EndMarker_5f_58" draw:display-name="EndMarker_58" svg:viewBox="0 0 20 10" svg:d="M10 0l-10 10h20z"/>
    <draw:marker draw:name="EndMarker_5f_59" draw:display-name="EndMarker_59" svg:viewBox="0 0 20 10" svg:d="M10 0l-10 10h20z"/>
    <draw:marker draw:name="EndMarker_5f_6" draw:display-name="EndMarker_6" svg:viewBox="-4 -4 28 18" svg:d="M10-4l-14 14 4 4 10-10 10 10 4-4z"/>
    <draw:marker draw:name="EndMarker_5f_60" draw:display-name="EndMarker_60" svg:viewBox="0 0 20 10" svg:d="M10 0l-10 10h20z"/>
    <draw:marker draw:name="EndMarker_5f_61" draw:display-name="EndMarker_61" svg:viewBox="0 0 20 10" svg:d="M10 0l-10 10h20z"/>
    <draw:marker draw:name="EndMarker_5f_62" draw:display-name="EndMarker_62" svg:viewBox="0 0 20 10" svg:d="M10 0l-10 10h20z"/>
    <draw:marker draw:name="EndMarker_5f_63" draw:display-name="EndMarker_63" svg:viewBox="0 0 20 10" svg:d="M10 0l-10 10h20z"/>
    <draw:marker draw:name="EndMarker_5f_64" draw:display-name="EndMarker_64" svg:viewBox="0 0 20 20" svg:d="M10 0l-10 20h20z"/>
    <draw:marker draw:name="EndMarker_5f_65" draw:display-name="EndMarker_65" svg:viewBox="0 0 20 10" svg:d="M10 0l-10 10h20z"/>
    <draw:marker draw:name="EndMarker_5f_66" draw:display-name="EndMarker_66" svg:viewBox="-4 -4 28 18" svg:d="M10-4l-14 14 4 4 10-10 10 10 4-4z"/>
    <draw:marker draw:name="EndMarker_5f_67" draw:display-name="EndMarker_67" svg:viewBox="-4 -4 28 18" svg:d="M10-4l-14 14 4 4 10-10 10 10 4-4z"/>
    <draw:marker draw:name="EndMarker_5f_68" draw:display-name="EndMarker_68" svg:viewBox="-4 -4 28 18" svg:d="M10-4l-14 14 4 4 10-10 10 10 4-4z"/>
    <draw:marker draw:name="EndMarker_5f_69" draw:display-name="EndMarker_69" svg:viewBox="0 0 20 30" svg:d="M10 0l-10 30h20z"/>
    <draw:marker draw:name="EndMarker_5f_7" draw:display-name="EndMarker_7" svg:viewBox="0 0 20 30" svg:d="M10 0l-10 30h20z"/>
    <draw:marker draw:name="EndMarker_5f_70" draw:display-name="EndMarker_70" svg:viewBox="0 0 20 30" svg:d="M10 0l-10 30h20z"/>
    <draw:marker draw:name="EndMarker_5f_71" draw:display-name="EndMarker_71" svg:viewBox="0 0 20 30" svg:d="M10 0l-10 30h20z"/>
    <draw:marker draw:name="EndMarker_5f_72" draw:display-name="EndMarker_72" svg:viewBox="0 0 20 30" svg:d="M10 0l-10 30h20z"/>
    <draw:marker draw:name="EndMarker_5f_73" draw:display-name="EndMarker_73" svg:viewBox="0 0 20 30" svg:d="M10 0l-10 30h20z"/>
    <draw:marker draw:name="EndMarker_5f_74" draw:display-name="EndMarker_74" svg:viewBox="0 0 20 30" svg:d="M10 0l-10 30h20z"/>
    <draw:marker draw:name="EndMarker_5f_75" draw:display-name="EndMarker_75" svg:viewBox="-4 -4 28 18" svg:d="M10-4l-14 14 4 4 10-10 10 10 4-4z"/>
    <draw:marker draw:name="EndMarker_5f_76" draw:display-name="EndMarker_76" svg:viewBox="-4 -4 28 18" svg:d="M10-4l-14 14 4 4 10-10 10 10 4-4z"/>
    <draw:marker draw:name="EndMarker_5f_77" draw:display-name="EndMarker_77" svg:viewBox="-4 -4 28 18" svg:d="M10-4l-14 14 4 4 10-10 10 10 4-4z"/>
    <draw:marker draw:name="EndMarker_5f_78" draw:display-name="EndMarker_78" svg:viewBox="-4 -4 28 18" svg:d="M10-4l-14 14 4 4 10-10 10 10 4-4z"/>
    <draw:marker draw:name="EndMarker_5f_79" draw:display-name="EndMarker_79" svg:viewBox="-4 -4 28 18" svg:d="M10-4l-14 14 4 4 10-10 10 10 4-4z"/>
    <draw:marker draw:name="EndMarker_5f_8" draw:display-name="EndMarker_8" svg:viewBox="-4 -4 28 18" svg:d="M10-4l-14 14 4 4 10-10 10 10 4-4z"/>
    <draw:marker draw:name="EndMarker_5f_80" draw:display-name="EndMarker_80" svg:viewBox="-4 -4 28 18" svg:d="M10-4l-14 14 4 4 10-10 10 10 4-4z"/>
    <draw:marker draw:name="EndMarker_5f_9" draw:display-name="EndMarker_9" svg:viewBox="0 0 20 30" svg:d="M10 0l-10 30h20z"/>
    <draw:marker draw:name="StartMarker_5f_1" draw:display-name="StartMarker_1" svg:viewBox="0 0 20 30" svg:d="M10 0l-10 30h20z"/>
    <draw:marker draw:name="StartMarker_5f_10" draw:display-name="StartMarker_10" svg:viewBox="0 0 20 10" svg:d="M10 0l-10 10h20z"/>
    <draw:marker draw:name="StartMarker_5f_11" draw:display-name="StartMarker_11" svg:viewBox="0 0 20 10" svg:d="M10 0l-10 10h20z"/>
    <draw:marker draw:name="StartMarker_5f_12" draw:display-name="StartMarker_12" svg:viewBox="0 0 20 10" svg:d="M10 0l-10 10h20z"/>
    <draw:marker draw:name="StartMarker_5f_13" draw:display-name="StartMarker_13" svg:viewBox="0 0 20 10" svg:d="M10 0l-10 10h20z"/>
    <draw:marker draw:name="StartMarker_5f_14" draw:display-name="StartMarker_14" svg:viewBox="0 0 20 10" svg:d="M10 0l-10 10h20z"/>
    <draw:marker draw:name="StartMarker_5f_15" draw:display-name="StartMarker_15" svg:viewBox="0 0 20 30" svg:d="M10 0l-10 30h20z"/>
    <draw:marker draw:name="StartMarker_5f_16" draw:display-name="StartMarker_16" svg:viewBox="0 0 20 30" svg:d="M10 0l-10 30h20z"/>
    <draw:marker draw:name="StartMarker_5f_17" draw:display-name="StartMarker_17" svg:viewBox="0 0 20 30" svg:d="M10 0l-10 30h20z"/>
    <draw:marker draw:name="StartMarker_5f_18" draw:display-name="StartMarker_18" svg:viewBox="0 0 20 30" svg:d="M10 0l-10 30h20z"/>
    <draw:marker draw:name="StartMarker_5f_19" draw:display-name="StartMarker_19" svg:viewBox="0 0 20 30" svg:d="M10 0l-10 30h20z"/>
    <draw:marker draw:name="StartMarker_5f_2" draw:display-name="StartMarker_2" svg:viewBox="0 0 20 30" svg:d="M10 0l-10 30h20z"/>
    <draw:marker draw:name="StartMarker_5f_20" draw:display-name="StartMarker_20" svg:viewBox="0 0 20 30" svg:d="M10 0l-10 30h20z"/>
    <draw:marker draw:name="StartMarker_5f_21" draw:display-name="StartMarker_21" svg:viewBox="0 0 20 30" svg:d="M10 0l-10 30h20z"/>
    <draw:marker draw:name="StartMarker_5f_22" draw:display-name="StartMarker_22" svg:viewBox="0 0 20 30" svg:d="M10 0l-10 30h20z"/>
    <draw:marker draw:name="StartMarker_5f_23" draw:display-name="StartMarker_23" svg:viewBox="0 0 20 30" svg:d="M10 0l-10 30h20z"/>
    <draw:marker draw:name="StartMarker_5f_24" draw:display-name="StartMarker_24" svg:viewBox="0 0 20 30" svg:d="M10 0l-10 30h20z"/>
    <draw:marker draw:name="StartMarker_5f_25" draw:display-name="StartMarker_25" svg:viewBox="0 0 20 30" svg:d="M10 0l-10 30h20z"/>
    <draw:marker draw:name="StartMarker_5f_26" draw:display-name="StartMarker_26" svg:viewBox="0 0 20 30" svg:d="M10 0l-10 30h20z"/>
    <draw:marker draw:name="StartMarker_5f_27" draw:display-name="StartMarker_27" svg:viewBox="0 0 20 30" svg:d="M10 0l-10 30h20z"/>
    <draw:marker draw:name="StartMarker_5f_28" draw:display-name="StartMarker_28" svg:viewBox="0 0 20 30" svg:d="M10 0l-10 30h20z"/>
    <draw:marker draw:name="StartMarker_5f_29" draw:display-name="StartMarker_29" svg:viewBox="0 0 20 30" svg:d="M10 0l-10 30h20z"/>
    <draw:marker draw:name="StartMarker_5f_3" draw:display-name="StartMarker_3" svg:viewBox="0 0 20 30" svg:d="M10 0l-10 30h20z"/>
    <draw:marker draw:name="StartMarker_5f_30" draw:display-name="StartMarker_30" svg:viewBox="0 0 20 30" svg:d="M10 0l-10 30h20z"/>
    <draw:marker draw:name="StartMarker_5f_31" draw:display-name="StartMarker_31" svg:viewBox="0 0 20 30" svg:d="M10 0l-10 30h20z"/>
    <draw:marker draw:name="StartMarker_5f_32" draw:display-name="StartMarker_32" svg:viewBox="0 0 20 30" svg:d="M10 0l-10 30h20z"/>
    <draw:marker draw:name="StartMarker_5f_33" draw:display-name="StartMarker_33" svg:viewBox="0 0 20 30" svg:d="M10 0l-10 30h20z"/>
    <draw:marker draw:name="StartMarker_5f_34" draw:display-name="StartMarker_34" svg:viewBox="0 0 20 30" svg:d="M10 0l-10 30h20z"/>
    <draw:marker draw:name="StartMarker_5f_35" draw:display-name="StartMarker_35" svg:viewBox="0 0 20 30" svg:d="M10 0l-10 30h20z"/>
    <draw:marker draw:name="StartMarker_5f_36" draw:display-name="StartMarker_36" svg:viewBox="0 0 20 30" svg:d="M10 0l-10 30h20z"/>
    <draw:marker draw:name="StartMarker_5f_37" draw:display-name="StartMarker_37" svg:viewBox="0 0 20 30" svg:d="M10 0l-10 30h20z"/>
    <draw:marker draw:name="StartMarker_5f_38" draw:display-name="StartMarker_38" svg:viewBox="0 0 20 30" svg:d="M10 0l-10 30h20z"/>
    <draw:marker draw:name="StartMarker_5f_39" draw:display-name="StartMarker_39" svg:viewBox="0 0 20 30" svg:d="M10 0l-10 30h20z"/>
    <draw:marker draw:name="StartMarker_5f_4" draw:display-name="StartMarker_4" svg:viewBox="0 0 20 30" svg:d="M10 0l-10 30h20z"/>
    <draw:marker draw:name="StartMarker_5f_40" draw:display-name="StartMarker_40" svg:viewBox="0 0 20 30" svg:d="M10 0l-10 30h20z"/>
    <draw:marker draw:name="StartMarker_5f_41" draw:display-name="StartMarker_41" svg:viewBox="0 0 20 30" svg:d="M10 0l-10 30h20z"/>
    <draw:marker draw:name="StartMarker_5f_42" draw:display-name="StartMarker_42" svg:viewBox="0 0 20 30" svg:d="M10 0l-10 30h20z"/>
    <draw:marker draw:name="StartMarker_5f_43" draw:display-name="StartMarker_43" svg:viewBox="0 0 20 30" svg:d="M10 0l-10 30h20z"/>
    <draw:marker draw:name="StartMarker_5f_44" draw:display-name="StartMarker_44" svg:viewBox="0 0 20 30" svg:d="M10 0l-10 30h20z"/>
    <draw:marker draw:name="StartMarker_5f_45" draw:display-name="StartMarker_45" svg:viewBox="0 0 20 30" svg:d="M10 0l-10 30h20z"/>
    <draw:marker draw:name="StartMarker_5f_46" draw:display-name="StartMarker_46" svg:viewBox="0 0 20 30" svg:d="M10 0l-10 30h20z"/>
    <draw:marker draw:name="StartMarker_5f_47" draw:display-name="StartMarker_47" svg:viewBox="0 0 20 30" svg:d="M10 0l-10 30h20z"/>
    <draw:marker draw:name="StartMarker_5f_48" draw:display-name="StartMarker_48" svg:viewBox="0 0 20 30" svg:d="M10 0l-10 30h20z"/>
    <draw:marker draw:name="StartMarker_5f_49" draw:display-name="StartMarker_49" svg:viewBox="0 0 20 30" svg:d="M10 0l-10 30h20z"/>
    <draw:marker draw:name="StartMarker_5f_5" draw:display-name="StartMarker_5" svg:viewBox="0 0 20 30" svg:d="M10 0l-10 30h20z"/>
    <draw:marker draw:name="StartMarker_5f_50" draw:display-name="StartMarker_50" svg:viewBox="0 0 20 30" svg:d="M10 0l-10 30h20z"/>
    <draw:marker draw:name="StartMarker_5f_6" draw:display-name="StartMarker_6" svg:viewBox="0 0 20 30" svg:d="M10 0l-10 30h20z"/>
    <draw:marker draw:name="StartMarker_5f_7" draw:display-name="StartMarker_7" svg:viewBox="0 0 20 30" svg:d="M10 0l-10 30h20z"/>
    <draw:marker draw:name="StartMarker_5f_8" draw:display-name="StartMarker_8" svg:viewBox="0 0 20 30" svg:d="M10 0l-10 30h20z"/>
    <draw:marker draw:name="StartMarker_5f_9" draw:display-name="StartMarker_9" svg:viewBox="0 0 20 30" svg:d="M10 0l-10 30h20z"/>
    <draw:stroke-dash draw:name="Dash_5f_1" draw:display-name="Dash_1" draw:style="rect" draw:dots1="1" draw:dots1-length="200%" draw:dots2="1" draw:dots2-length="200%" draw:distance="200%"/>
    <draw:stroke-dash draw:name="Dash_5f_10" draw:display-name="Dash_10" draw:style="rect" draw:dots1="1" draw:dots1-length="200%" draw:dots2="1" draw:dots2-length="200%" draw:distance="200%"/>
    <draw:stroke-dash draw:name="Dash_5f_11" draw:display-name="Dash_11" draw:style="rect" draw:dots1="1" draw:dots1-length="600%" draw:dots2="1" draw:dots2-length="600%" draw:distance="300%"/>
    <draw:stroke-dash draw:name="Dash_5f_12" draw:display-name="Dash_12" draw:style="rect" draw:dots1="1" draw:dots1-length="200%" draw:dots2="1" draw:dots2-length="200%" draw:distance="200%"/>
    <draw:stroke-dash draw:name="Dash_5f_13" draw:display-name="Dash_13" draw:style="rect" draw:dots1="1" draw:dots1-length="600%" draw:dots2="1" draw:dots2-length="600%" draw:distance="300%"/>
    <draw:stroke-dash draw:name="Dash_5f_14" draw:display-name="Dash_14" draw:style="rect" draw:dots1="1" draw:dots1-length="600%" draw:dots2="1" draw:dots2-length="600%" draw:distance="300%"/>
    <draw:stroke-dash draw:name="Dash_5f_15" draw:display-name="Dash_15" draw:style="rect" draw:dots1="1" draw:dots1-length="600%" draw:dots2="1" draw:dots2-length="600%" draw:distance="300%"/>
    <draw:stroke-dash draw:name="Dash_5f_16" draw:display-name="Dash_16" draw:style="rect" draw:dots1="1" draw:dots1-length="600%" draw:dots2="1" draw:dots2-length="600%" draw:distance="300%"/>
    <draw:stroke-dash draw:name="Dash_5f_17" draw:display-name="Dash_17" draw:style="rect" draw:dots1="1" draw:dots1-length="600%" draw:dots2="1" draw:dots2-length="600%" draw:distance="300%"/>
    <draw:stroke-dash draw:name="Dash_5f_18" draw:display-name="Dash_18" draw:style="rect" draw:dots1="1" draw:dots1-length="600%" draw:dots2="1" draw:dots2-length="600%" draw:distance="300%"/>
    <draw:stroke-dash draw:name="Dash_5f_19" draw:display-name="Dash_19" draw:style="rect" draw:dots1="1" draw:dots1-length="600%" draw:dots2="1" draw:dots2-length="600%" draw:distance="300%"/>
    <draw:stroke-dash draw:name="Dash_5f_2" draw:display-name="Dash_2" draw:style="rect" draw:dots1="1" draw:dots1-length="200%" draw:dots2="1" draw:dots2-length="200%" draw:distance="200%"/>
    <draw:stroke-dash draw:name="Dash_5f_20" draw:display-name="Dash_20" draw:style="rect" draw:dots1="1" draw:dots1-length="600%" draw:dots2="1" draw:dots2-length="600%" draw:distance="300%"/>
    <draw:stroke-dash draw:name="Dash_5f_21" draw:display-name="Dash_21" draw:style="rect" draw:dots1="1" draw:dots1-length="600%" draw:dots2="1" draw:dots2-length="600%" draw:distance="300%"/>
    <draw:stroke-dash draw:name="Dash_5f_22" draw:display-name="Dash_22" draw:style="rect" draw:dots1="1" draw:dots1-length="600%" draw:dots2="1" draw:dots2-length="600%" draw:distance="300%"/>
    <draw:stroke-dash draw:name="Dash_5f_23" draw:display-name="Dash_23" draw:style="rect" draw:dots1="1" draw:dots1-length="600%" draw:dots2="1" draw:dots2-length="600%" draw:distance="300%"/>
    <draw:stroke-dash draw:name="Dash_5f_24" draw:display-name="Dash_24" draw:style="rect" draw:dots1="1" draw:dots1-length="600%" draw:dots2="1" draw:dots2-length="600%" draw:distance="300%"/>
    <draw:stroke-dash draw:name="Dash_5f_25" draw:display-name="Dash_25" draw:style="rect" draw:dots1="1" draw:dots1-length="600%" draw:dots2="1" draw:dots2-length="600%" draw:distance="300%"/>
    <draw:stroke-dash draw:name="Dash_5f_26" draw:display-name="Dash_26" draw:style="rect" draw:dots1="1" draw:dots1-length="600%" draw:dots2="1" draw:dots2-length="600%" draw:distance="300%"/>
    <draw:stroke-dash draw:name="Dash_5f_27" draw:display-name="Dash_27" draw:style="rect" draw:dots1="1" draw:dots1-length="600%" draw:dots2="1" draw:dots2-length="600%" draw:distance="300%"/>
    <draw:stroke-dash draw:name="Dash_5f_28" draw:display-name="Dash_28" draw:style="rect" draw:dots1="1" draw:dots1-length="600%" draw:dots2="1" draw:dots2-length="600%" draw:distance="300%"/>
    <draw:stroke-dash draw:name="Dash_5f_29" draw:display-name="Dash_29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30" draw:display-name="Dash_30" draw:style="rect" draw:dots1="1" draw:dots1-length="600%" draw:dots2="1" draw:dots2-length="600%" draw:distance="300%"/>
    <draw:stroke-dash draw:name="Dash_5f_31" draw:display-name="Dash_31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draw:stroke-dash draw:name="Dash_5f_6" draw:display-name="Dash_6" draw:style="rect" draw:dots1="1" draw:dots1-length="600%" draw:dots2="1" draw:dots2-length="600%" draw:distance="300%"/>
    <draw:stroke-dash draw:name="Dash_5f_7" draw:display-name="Dash_7" draw:style="rect" draw:dots1="1" draw:dots1-length="600%" draw:dots2="1" draw:dots2-length="600%" draw:distance="300%"/>
    <draw:stroke-dash draw:name="Dash_5f_8" draw:display-name="Dash_8" draw:style="rect" draw:dots1="1" draw:dots1-length="600%" draw:dots2="1" draw:dots2-length="600%" draw:distance="300%"/>
    <draw:stroke-dash draw:name="Dash_5f_9" draw:display-name="Dash_9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  <style:master-page style:name="Default_20_3" style:display-name="Default 3" style:page-layout-name="PM0" draw:style-name="Mdp1"/>
    <style:master-page style:name="Default_20_4" style:display-name="Default 4" style:page-layout-name="PM0" draw:style-name="Mdp1"/>
    <style:master-page style:name="Default_20_5" style:display-name="Default 5" style:page-layout-name="PM0" draw:style-name="Mdp1"/>
    <style:master-page style:name="Default_20_6" style:display-name="Default 6" style:page-layout-name="PM0" draw:style-name="Mdp1"/>
    <style:master-page style:name="Default_20_7" style:display-name="Default 7" style:page-layout-name="PM0" draw:style-name="Mdp1"/>
    <style:master-page style:name="Default_20_8" style:display-name="Default 8" style:page-layout-name="PM0" draw:style-name="Mdp1"/>
    <style:master-page style:name="Default_20_9" style:display-name="Default 9" style:page-layout-name="PM0" draw:style-name="Mdp1"/>
    <style:master-page style:name="Default_20_10" style:display-name="Default 10" style:page-layout-name="PM0" draw:style-name="Mdp1"/>
    <style:master-page style:name="Default_20_11" style:display-name="Default 11" style:page-layout-name="PM0" draw:style-name="Mdp1"/>
    <style:master-page style:name="Default_20_12" style:display-name="Default 12" style:page-layout-name="PM0" draw:style-name="Mdp1"/>
    <style:master-page style:name="Default_20_13" style:display-name="Default 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3"/>
    <meta:generator>LibreOffice/4.2.4.2$Linux_X86_64 LibreOffice_project/420m0$Build-2</meta:generator>
  </office:meta>
</office:document-meta>
</file>